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16.56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6.07mm"/>
    </style:style>
    <style:style style:name="co4" style:family="table-column">
      <style:table-column-properties fo:break-before="auto" style:column-width="7.2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label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3" table:number-columns-repeated="3" table:default-cell-style-name="ce1"/>
        <table:table-column table:style-name="co2" table:number-columns-repeated="19" table:default-cell-style-name="ce1"/>
        <table:table-column table:style-name="co3" table:number-columns-repeated="25" table:default-cell-style-name="ce1"/>
        <table:table-column table:style-name="co4" table:default-cell-style-name="ce1"/>
        <table:table-column table:style-name="co5" table:default-cell-style-name="Default"/>
        <table:table-row table:style-name="ro1">
          <table:table-cell office:value-type="string" calcext:value-type="string">
            <text:p>final</text:p>
          </table:table-cell>
          <table:table-cell table:style-name="Default" table:number-columns-repeated="50"/>
          <table:table-cell/>
        </table:table-row>
        <table:table-row table:style-name="ro1">
          <table:table-cell/>
          <table:table-cell table:number-columns-repeated="26" table:style-name="Default" office:value-type="float" office:value="1" calcext:value-type="float">
            <text:p>1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"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9" table:style-name="Default" office:value-type="float" office:value="-1" calcext:value-type="float">
            <text:p>-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5" table:style-name="Default" office:value-type="float" office:value="1" calcext:value-type="float">
            <text:p>1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19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-1" calcext:value-type="float">
            <text:p>-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6" table:style-name="Default" office:value-type="float" office:value="1" calcext:value-type="float">
            <text:p>1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1" table:style-name="Default" office:value-type="float" office:value="-1" calcext:value-type="float">
            <text:p>-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5" table:style-name="Default" office:value-type="float" office:value="1" calcext:value-type="float">
            <text:p>1</text:p>
          </table:table-cell>
          <table:table-cell table:number-columns-repeated="23" table:style-name="Default" office:value-type="float" office:value="-1" calcext:value-type="float">
            <text:p>-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6" table:style-name="Default" office:value-type="float" office:value="1" calcext:value-type="float">
            <text:p>1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0" table:style-name="Default" office:value-type="float" office:value="-1" calcext:value-type="float">
            <text:p>-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5" table:style-name="Default" office:value-type="float" office:value="1" calcext:value-type="float">
            <text:p>1</text:p>
          </table:table-cell>
          <table:table-cell table:number-columns-repeated="23" table:style-name="Default" office:value-type="float" office:value="-1" calcext:value-type="float">
            <text:p>-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21" table:style-name="Default" office:value-type="float" office:value="1" calcext:value-type="float">
            <text:p>1</text:p>
          </table:table-cell>
          <table:table-cell table:number-columns-repeated="11"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1" table:style-name="Default" office:value-type="float" office:value="-1" calcext:value-type="float">
            <text:p>-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5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9"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-1" calcext:value-type="float">
            <text:p>-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number-columns-repeated="20" table:style-name="Default" office:value-type="float" office:value="1" calcext:value-type="float">
            <text:p>1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9"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1"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6" table:style-name="Default" office:value-type="float" office:value="1" calcext:value-type="float">
            <text:p>1</text:p>
          </table:table-cell>
          <table:table-cell table:number-columns-repeated="22"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" calcext:value-type="float">
            <text:p>-1</text:p>
          </table:table-cell>
          <table:table-cell/>
        </table:table-row>
        <table:table-row table:style-name="ro1">
          <table:table-cell/>
          <table:table-cell table:number-columns-repeated="25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0" table:style-name="Default" office:value-type="float" office:value="-1" calcext:value-type="float">
            <text:p>-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Default" office:value-type="float" office:value="-1" calcext:value-type="float">
            <text:p>-1</text:p>
          </table:table-cell>
          <table:table-cell table:number-columns-repeated="25" table:style-name="Default" office:value-type="float" office:value="1" calcext:value-type="float">
            <text:p>1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8"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-1" calcext:value-type="float">
            <text:p>-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nerosion</text:p>
          </table:table-cell>
          <table:table-cell table:style-name="Default" table:number-columns-repeated="50"/>
          <table:table-cell/>
        </table:table-row>
        <table:table-row table:style-name="ro1">
          <table:table-cell/>
          <table:table-cell table:number-columns-repeated="26" table:style-name="Default" office:value-type="float" office:value="1" calcext:value-type="float">
            <text:p>1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0" table:style-name="Default" office:value-type="float" office:value="-1" calcext:value-type="float">
            <text:p>-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5" table:style-name="Default" office:value-type="float" office:value="1" calcext:value-type="float">
            <text:p>1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19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-1" calcext:value-type="float">
            <text:p>-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6" table:style-name="Default" office:value-type="float" office:value="1" calcext:value-type="float">
            <text:p>1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1" table:style-name="Default" office:value-type="float" office:value="-1" calcext:value-type="float">
            <text:p>-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5" table:style-name="Default" office:value-type="float" office:value="1" calcext:value-type="float">
            <text:p>1</text:p>
          </table:table-cell>
          <table:table-cell table:number-columns-repeated="23" table:style-name="Default" office:value-type="float" office:value="-1" calcext:value-type="float">
            <text:p>-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6" table:style-name="Default" office:value-type="float" office:value="1" calcext:value-type="float">
            <text:p>1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0" table:style-name="Default" office:value-type="float" office:value="-1" calcext:value-type="float">
            <text:p>-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5" table:style-name="Default" office:value-type="float" office:value="1" calcext:value-type="float">
            <text:p>1</text:p>
          </table:table-cell>
          <table:table-cell table:number-columns-repeated="23" table:style-name="Default" office:value-type="float" office:value="-1" calcext:value-type="float">
            <text:p>-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21" table:style-name="Default" office:value-type="float" office:value="1" calcext:value-type="float">
            <text:p>1</text:p>
          </table:table-cell>
          <table:table-cell table:number-columns-repeated="11"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1" table:style-name="Default" office:value-type="float" office:value="-1" calcext:value-type="float">
            <text:p>-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5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9"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-1" calcext:value-type="float">
            <text:p>-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4" table:style-name="Default" office:value-type="float" office:value="1" calcext:value-type="float">
            <text:p>1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21" table:style-name="Default" office:value-type="float" office:value="1" calcext:value-type="float">
            <text:p>1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9"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" table:style-name="Default" office:value-type="float" office:value="-1" calcext:value-type="float">
            <text:p>-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5" table:style-name="Default" office:value-type="float" office:value="1" calcext:value-type="float">
            <text:p>1</text:p>
          </table:table-cell>
          <table:table-cell table:number-columns-repeated="23" table:style-name="Default" office:value-type="float" office:value="-1" calcext:value-type="float">
            <text:p>-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5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0" table:style-name="Default" office:value-type="float" office:value="-1" calcext:value-type="float">
            <text:p>-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23" table:style-name="Default" office:value-type="float" office:value="1" calcext:value-type="float">
            <text:p>1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5"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table:style-name="Default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erosion</text:p>
          </table:table-cell>
          <table:table-cell table:style-name="Default" table:number-columns-repeated="50"/>
          <table:table-cell/>
        </table:table-row>
        <table:table-row table:style-name="ro1">
          <table:table-cell/>
          <table:table-cell table:number-columns-repeated="5" table:style-name="Default" office:value-type="float" office:value="1" calcext:value-type="float">
            <text:p>1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19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6" table:style-name="Default" office:value-type="float" office:value="-1" calcext:value-type="float">
            <text:p>-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6" table:style-name="Default" office:value-type="float" office:value="1" calcext:value-type="float">
            <text:p>1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8" table:style-name="Default" office:value-type="float" office:value="-1" calcext:value-type="float">
            <text:p>-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6"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-1" calcext:value-type="float">
            <text:p>-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6" table:style-name="Default" office:value-type="float" office:value="1" calcext:value-type="float">
            <text:p>1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-1" calcext:value-type="float">
            <text:p>-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5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9"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-1" calcext:value-type="float">
            <text:p>-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5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0" table:style-name="Default" office:value-type="float" office:value="-1" calcext:value-type="float">
            <text:p>-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5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8" table:style-name="Default" office:value-type="float" office:value="-1" calcext:value-type="float">
            <text:p>-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-1" calcext:value-type="float">
            <text:p>-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6" table:style-name="Default" office:value-type="float" office:value="1" calcext:value-type="float">
            <text:p>1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8" table:style-name="Default" office:value-type="float" office:value="-1" calcext:value-type="float">
            <text:p>-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6"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-1" calcext:value-type="float">
            <text:p>-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6" table:style-name="Default" office:value-type="float" office:value="1" calcext:value-type="float">
            <text:p>1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-1" calcext:value-type="float">
            <text:p>-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6" table:style-name="Default" office:value-type="float" office:value="1" calcext:value-type="float">
            <text:p>1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10" table:style-name="Default" office:value-type="float" office:value="-1" calcext:value-type="float">
            <text:p>-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10" table:style-name="Default" office:value-type="float" office:value="1" calcext:value-type="float">
            <text:p>1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14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6"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-1" calcext:value-type="float">
            <text:p>-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5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8" table:style-name="Default" office:value-type="float" office:value="-1" calcext:value-type="float">
            <text:p>-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6"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-1" calcext:value-type="float">
            <text:p>-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5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8"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-1" calcext:value-type="float">
            <text:p>-1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==ue</text:p>
          </table:table-cell>
          <table:table-cell table:style-name="Default" table:number-columns-repeated="50"/>
          <table:table-cell/>
        </table:table-row>
        <table:table-row table:style-name="ro1">
          <table:table-cell/>
          <table:table-cell table:formula="of:=[.B2]=[.B15]" office:value-type="boolean" office:boolean-value="true" calcext:value-type="boolean">
            <text:p>真</text:p>
          </table:table-cell>
          <table:table-cell table:formula="of:=[.C2]=[.C15]" office:value-type="boolean" office:boolean-value="true" calcext:value-type="boolean">
            <text:p>真</text:p>
          </table:table-cell>
          <table:table-cell table:formula="of:=[.D2]=[.D15]" office:value-type="boolean" office:boolean-value="true" calcext:value-type="boolean">
            <text:p>真</text:p>
          </table:table-cell>
          <table:table-cell table:formula="of:=[.E2]=[.E15]" office:value-type="boolean" office:boolean-value="true" calcext:value-type="boolean">
            <text:p>真</text:p>
          </table:table-cell>
          <table:table-cell table:formula="of:=[.F2]=[.F15]" office:value-type="boolean" office:boolean-value="true" calcext:value-type="boolean">
            <text:p>真</text:p>
          </table:table-cell>
          <table:table-cell table:formula="of:=[.G2]=[.G15]" office:value-type="boolean" office:boolean-value="true" calcext:value-type="boolean">
            <text:p>真</text:p>
          </table:table-cell>
          <table:table-cell table:formula="of:=[.H2]=[.H15]" office:value-type="boolean" office:boolean-value="true" calcext:value-type="boolean">
            <text:p>真</text:p>
          </table:table-cell>
          <table:table-cell table:formula="of:=[.I2]=[.I15]" office:value-type="boolean" office:boolean-value="true" calcext:value-type="boolean">
            <text:p>真</text:p>
          </table:table-cell>
          <table:table-cell table:formula="of:=[.J2]=[.J15]" office:value-type="boolean" office:boolean-value="true" calcext:value-type="boolean">
            <text:p>真</text:p>
          </table:table-cell>
          <table:table-cell table:formula="of:=[.K2]=[.K15]" office:value-type="boolean" office:boolean-value="true" calcext:value-type="boolean">
            <text:p>真</text:p>
          </table:table-cell>
          <table:table-cell table:formula="of:=[.L2]=[.L15]" office:value-type="boolean" office:boolean-value="true" calcext:value-type="boolean">
            <text:p>真</text:p>
          </table:table-cell>
          <table:table-cell table:formula="of:=[.M2]=[.M15]" office:value-type="boolean" office:boolean-value="true" calcext:value-type="boolean">
            <text:p>真</text:p>
          </table:table-cell>
          <table:table-cell table:formula="of:=[.N2]=[.N15]" office:value-type="boolean" office:boolean-value="true" calcext:value-type="boolean">
            <text:p>真</text:p>
          </table:table-cell>
          <table:table-cell table:formula="of:=[.O2]=[.O15]" office:value-type="boolean" office:boolean-value="true" calcext:value-type="boolean">
            <text:p>真</text:p>
          </table:table-cell>
          <table:table-cell table:formula="of:=[.P2]=[.P15]" office:value-type="boolean" office:boolean-value="true" calcext:value-type="boolean">
            <text:p>真</text:p>
          </table:table-cell>
          <table:table-cell table:formula="of:=[.Q2]=[.Q15]" office:value-type="boolean" office:boolean-value="true" calcext:value-type="boolean">
            <text:p>真</text:p>
          </table:table-cell>
          <table:table-cell table:formula="of:=[.R2]=[.R15]" office:value-type="boolean" office:boolean-value="true" calcext:value-type="boolean">
            <text:p>真</text:p>
          </table:table-cell>
          <table:table-cell table:formula="of:=[.S2]=[.S15]" office:value-type="boolean" office:boolean-value="true" calcext:value-type="boolean">
            <text:p>真</text:p>
          </table:table-cell>
          <table:table-cell table:formula="of:=[.T2]=[.T15]" office:value-type="boolean" office:boolean-value="true" calcext:value-type="boolean">
            <text:p>真</text:p>
          </table:table-cell>
          <table:table-cell table:formula="of:=[.U2]=[.U15]" office:value-type="boolean" office:boolean-value="true" calcext:value-type="boolean">
            <text:p>真</text:p>
          </table:table-cell>
          <table:table-cell table:formula="of:=[.V2]=[.V15]" office:value-type="boolean" office:boolean-value="true" calcext:value-type="boolean">
            <text:p>真</text:p>
          </table:table-cell>
          <table:table-cell table:formula="of:=[.W2]=[.W15]" office:value-type="boolean" office:boolean-value="true" calcext:value-type="boolean">
            <text:p>真</text:p>
          </table:table-cell>
          <table:table-cell table:formula="of:=[.X2]=[.X15]" office:value-type="boolean" office:boolean-value="true" calcext:value-type="boolean">
            <text:p>真</text:p>
          </table:table-cell>
          <table:table-cell table:formula="of:=[.Y2]=[.Y15]" office:value-type="boolean" office:boolean-value="true" calcext:value-type="boolean">
            <text:p>真</text:p>
          </table:table-cell>
          <table:table-cell table:formula="of:=[.Z2]=[.Z15]" office:value-type="boolean" office:boolean-value="true" calcext:value-type="boolean">
            <text:p>真</text:p>
          </table:table-cell>
          <table:table-cell table:formula="of:=[.AA2]=[.AA15]" office:value-type="boolean" office:boolean-value="true" calcext:value-type="boolean">
            <text:p>真</text:p>
          </table:table-cell>
          <table:table-cell table:formula="of:=[.AB2]=[.AB15]" office:value-type="boolean" office:boolean-value="true" calcext:value-type="boolean">
            <text:p>真</text:p>
          </table:table-cell>
          <table:table-cell table:formula="of:=[.AC2]=[.AC15]" office:value-type="boolean" office:boolean-value="true" calcext:value-type="boolean">
            <text:p>真</text:p>
          </table:table-cell>
          <table:table-cell table:formula="of:=[.AD2]=[.AD15]" office:value-type="boolean" office:boolean-value="true" calcext:value-type="boolean">
            <text:p>真</text:p>
          </table:table-cell>
          <table:table-cell table:formula="of:=[.AE2]=[.AE15]" office:value-type="boolean" office:boolean-value="true" calcext:value-type="boolean">
            <text:p>真</text:p>
          </table:table-cell>
          <table:table-cell table:formula="of:=[.AF2]=[.AF15]" office:value-type="boolean" office:boolean-value="true" calcext:value-type="boolean">
            <text:p>真</text:p>
          </table:table-cell>
          <table:table-cell table:formula="of:=[.AG2]=[.AG15]" office:value-type="boolean" office:boolean-value="true" calcext:value-type="boolean">
            <text:p>真</text:p>
          </table:table-cell>
          <table:table-cell table:formula="of:=[.AH2]=[.AH15]" office:value-type="boolean" office:boolean-value="true" calcext:value-type="boolean">
            <text:p>真</text:p>
          </table:table-cell>
          <table:table-cell table:formula="of:=[.AI2]=[.AI15]" office:value-type="boolean" office:boolean-value="true" calcext:value-type="boolean">
            <text:p>真</text:p>
          </table:table-cell>
          <table:table-cell table:formula="of:=[.AJ2]=[.AJ15]" office:value-type="boolean" office:boolean-value="true" calcext:value-type="boolean">
            <text:p>真</text:p>
          </table:table-cell>
          <table:table-cell table:formula="of:=[.AK2]=[.AK15]" office:value-type="boolean" office:boolean-value="true" calcext:value-type="boolean">
            <text:p>真</text:p>
          </table:table-cell>
          <table:table-cell table:formula="of:=[.AL2]=[.AL15]" office:value-type="boolean" office:boolean-value="true" calcext:value-type="boolean">
            <text:p>真</text:p>
          </table:table-cell>
          <table:table-cell table:formula="of:=[.AM2]=[.AM15]" office:value-type="boolean" office:boolean-value="true" calcext:value-type="boolean">
            <text:p>真</text:p>
          </table:table-cell>
          <table:table-cell table:formula="of:=[.AN2]=[.AN15]" office:value-type="boolean" office:boolean-value="false" calcext:value-type="boolean">
            <text:p>假</text:p>
          </table:table-cell>
          <table:table-cell table:formula="of:=[.AO2]=[.AO15]" office:value-type="boolean" office:boolean-value="true" calcext:value-type="boolean">
            <text:p>真</text:p>
          </table:table-cell>
          <table:table-cell table:formula="of:=[.AP2]=[.AP15]" office:value-type="boolean" office:boolean-value="true" calcext:value-type="boolean">
            <text:p>真</text:p>
          </table:table-cell>
          <table:table-cell table:formula="of:=[.AQ2]=[.AQ15]" office:value-type="boolean" office:boolean-value="true" calcext:value-type="boolean">
            <text:p>真</text:p>
          </table:table-cell>
          <table:table-cell table:formula="of:=[.AR2]=[.AR15]" office:value-type="boolean" office:boolean-value="true" calcext:value-type="boolean">
            <text:p>真</text:p>
          </table:table-cell>
          <table:table-cell table:formula="of:=[.AS2]=[.AS15]" office:value-type="boolean" office:boolean-value="true" calcext:value-type="boolean">
            <text:p>真</text:p>
          </table:table-cell>
          <table:table-cell table:formula="of:=[.AT2]=[.AT15]" office:value-type="boolean" office:boolean-value="true" calcext:value-type="boolean">
            <text:p>真</text:p>
          </table:table-cell>
          <table:table-cell table:formula="of:=[.AU2]=[.AU15]" office:value-type="boolean" office:boolean-value="true" calcext:value-type="boolean">
            <text:p>真</text:p>
          </table:table-cell>
          <table:table-cell table:formula="of:=[.AV2]=[.AV15]" office:value-type="boolean" office:boolean-value="true" calcext:value-type="boolean">
            <text:p>真</text:p>
          </table:table-cell>
          <table:table-cell table:formula="of:=[.AW2]=[.AW15]" office:value-type="boolean" office:boolean-value="true" calcext:value-type="boolean">
            <text:p>真</text:p>
          </table:table-cell>
          <table:table-cell table:formula="of:=[.AX2]=[.AX15]" office:value-type="boolean" office:boolean-value="true" calcext:value-type="boolean">
            <text:p>真</text:p>
          </table:table-cell>
          <table:table-cell table:formula="of:=[.AY2]=[.AY15]" office:value-type="boolean" office:boolean-value="true" calcext:value-type="boolean">
            <text:p>真</text:p>
          </table:table-cell>
          <table:table-cell/>
        </table:table-row>
        <table:table-row table:style-name="ro1">
          <table:table-cell/>
          <table:table-cell table:formula="of:=[.B3]=[.B16]" office:value-type="boolean" office:boolean-value="true" calcext:value-type="boolean">
            <text:p>真</text:p>
          </table:table-cell>
          <table:table-cell table:formula="of:=[.C3]=[.C16]" office:value-type="boolean" office:boolean-value="true" calcext:value-type="boolean">
            <text:p>真</text:p>
          </table:table-cell>
          <table:table-cell table:formula="of:=[.D3]=[.D16]" office:value-type="boolean" office:boolean-value="true" calcext:value-type="boolean">
            <text:p>真</text:p>
          </table:table-cell>
          <table:table-cell table:formula="of:=[.E3]=[.E16]" office:value-type="boolean" office:boolean-value="true" calcext:value-type="boolean">
            <text:p>真</text:p>
          </table:table-cell>
          <table:table-cell table:formula="of:=[.F3]=[.F16]" office:value-type="boolean" office:boolean-value="true" calcext:value-type="boolean">
            <text:p>真</text:p>
          </table:table-cell>
          <table:table-cell table:formula="of:=[.G3]=[.G16]" office:value-type="boolean" office:boolean-value="true" calcext:value-type="boolean">
            <text:p>真</text:p>
          </table:table-cell>
          <table:table-cell table:formula="of:=[.H3]=[.H16]" office:value-type="boolean" office:boolean-value="true" calcext:value-type="boolean">
            <text:p>真</text:p>
          </table:table-cell>
          <table:table-cell table:formula="of:=[.I3]=[.I16]" office:value-type="boolean" office:boolean-value="true" calcext:value-type="boolean">
            <text:p>真</text:p>
          </table:table-cell>
          <table:table-cell table:formula="of:=[.J3]=[.J16]" office:value-type="boolean" office:boolean-value="true" calcext:value-type="boolean">
            <text:p>真</text:p>
          </table:table-cell>
          <table:table-cell table:formula="of:=[.K3]=[.K16]" office:value-type="boolean" office:boolean-value="true" calcext:value-type="boolean">
            <text:p>真</text:p>
          </table:table-cell>
          <table:table-cell table:formula="of:=[.L3]=[.L16]" office:value-type="boolean" office:boolean-value="true" calcext:value-type="boolean">
            <text:p>真</text:p>
          </table:table-cell>
          <table:table-cell table:formula="of:=[.M3]=[.M16]" office:value-type="boolean" office:boolean-value="true" calcext:value-type="boolean">
            <text:p>真</text:p>
          </table:table-cell>
          <table:table-cell table:formula="of:=[.N3]=[.N16]" office:value-type="boolean" office:boolean-value="true" calcext:value-type="boolean">
            <text:p>真</text:p>
          </table:table-cell>
          <table:table-cell table:formula="of:=[.O3]=[.O16]" office:value-type="boolean" office:boolean-value="true" calcext:value-type="boolean">
            <text:p>真</text:p>
          </table:table-cell>
          <table:table-cell table:formula="of:=[.P3]=[.P16]" office:value-type="boolean" office:boolean-value="true" calcext:value-type="boolean">
            <text:p>真</text:p>
          </table:table-cell>
          <table:table-cell table:formula="of:=[.Q3]=[.Q16]" office:value-type="boolean" office:boolean-value="true" calcext:value-type="boolean">
            <text:p>真</text:p>
          </table:table-cell>
          <table:table-cell table:formula="of:=[.R3]=[.R16]" office:value-type="boolean" office:boolean-value="true" calcext:value-type="boolean">
            <text:p>真</text:p>
          </table:table-cell>
          <table:table-cell table:formula="of:=[.S3]=[.S16]" office:value-type="boolean" office:boolean-value="true" calcext:value-type="boolean">
            <text:p>真</text:p>
          </table:table-cell>
          <table:table-cell table:formula="of:=[.T3]=[.T16]" office:value-type="boolean" office:boolean-value="true" calcext:value-type="boolean">
            <text:p>真</text:p>
          </table:table-cell>
          <table:table-cell table:formula="of:=[.U3]=[.U16]" office:value-type="boolean" office:boolean-value="true" calcext:value-type="boolean">
            <text:p>真</text:p>
          </table:table-cell>
          <table:table-cell table:formula="of:=[.V3]=[.V16]" office:value-type="boolean" office:boolean-value="true" calcext:value-type="boolean">
            <text:p>真</text:p>
          </table:table-cell>
          <table:table-cell table:formula="of:=[.W3]=[.W16]" office:value-type="boolean" office:boolean-value="true" calcext:value-type="boolean">
            <text:p>真</text:p>
          </table:table-cell>
          <table:table-cell table:formula="of:=[.X3]=[.X16]" office:value-type="boolean" office:boolean-value="true" calcext:value-type="boolean">
            <text:p>真</text:p>
          </table:table-cell>
          <table:table-cell table:formula="of:=[.Y3]=[.Y16]" office:value-type="boolean" office:boolean-value="true" calcext:value-type="boolean">
            <text:p>真</text:p>
          </table:table-cell>
          <table:table-cell table:formula="of:=[.Z3]=[.Z16]" office:value-type="boolean" office:boolean-value="true" calcext:value-type="boolean">
            <text:p>真</text:p>
          </table:table-cell>
          <table:table-cell table:formula="of:=[.AA3]=[.AA16]" office:value-type="boolean" office:boolean-value="true" calcext:value-type="boolean">
            <text:p>真</text:p>
          </table:table-cell>
          <table:table-cell table:formula="of:=[.AB3]=[.AB16]" office:value-type="boolean" office:boolean-value="true" calcext:value-type="boolean">
            <text:p>真</text:p>
          </table:table-cell>
          <table:table-cell table:formula="of:=[.AC3]=[.AC16]" office:value-type="boolean" office:boolean-value="true" calcext:value-type="boolean">
            <text:p>真</text:p>
          </table:table-cell>
          <table:table-cell table:formula="of:=[.AD3]=[.AD16]" office:value-type="boolean" office:boolean-value="true" calcext:value-type="boolean">
            <text:p>真</text:p>
          </table:table-cell>
          <table:table-cell table:formula="of:=[.AE3]=[.AE16]" office:value-type="boolean" office:boolean-value="true" calcext:value-type="boolean">
            <text:p>真</text:p>
          </table:table-cell>
          <table:table-cell table:formula="of:=[.AF3]=[.AF16]" office:value-type="boolean" office:boolean-value="true" calcext:value-type="boolean">
            <text:p>真</text:p>
          </table:table-cell>
          <table:table-cell table:formula="of:=[.AG3]=[.AG16]" office:value-type="boolean" office:boolean-value="true" calcext:value-type="boolean">
            <text:p>真</text:p>
          </table:table-cell>
          <table:table-cell table:formula="of:=[.AH3]=[.AH16]" office:value-type="boolean" office:boolean-value="true" calcext:value-type="boolean">
            <text:p>真</text:p>
          </table:table-cell>
          <table:table-cell table:formula="of:=[.AI3]=[.AI16]" office:value-type="boolean" office:boolean-value="true" calcext:value-type="boolean">
            <text:p>真</text:p>
          </table:table-cell>
          <table:table-cell table:formula="of:=[.AJ3]=[.AJ16]" office:value-type="boolean" office:boolean-value="true" calcext:value-type="boolean">
            <text:p>真</text:p>
          </table:table-cell>
          <table:table-cell table:formula="of:=[.AK3]=[.AK16]" office:value-type="boolean" office:boolean-value="true" calcext:value-type="boolean">
            <text:p>真</text:p>
          </table:table-cell>
          <table:table-cell table:formula="of:=[.AL3]=[.AL16]" office:value-type="boolean" office:boolean-value="true" calcext:value-type="boolean">
            <text:p>真</text:p>
          </table:table-cell>
          <table:table-cell table:formula="of:=[.AM3]=[.AM16]" office:value-type="boolean" office:boolean-value="true" calcext:value-type="boolean">
            <text:p>真</text:p>
          </table:table-cell>
          <table:table-cell table:formula="of:=[.AN3]=[.AN16]" office:value-type="boolean" office:boolean-value="true" calcext:value-type="boolean">
            <text:p>真</text:p>
          </table:table-cell>
          <table:table-cell table:formula="of:=[.AO3]=[.AO16]" office:value-type="boolean" office:boolean-value="true" calcext:value-type="boolean">
            <text:p>真</text:p>
          </table:table-cell>
          <table:table-cell table:formula="of:=[.AP3]=[.AP16]" office:value-type="boolean" office:boolean-value="true" calcext:value-type="boolean">
            <text:p>真</text:p>
          </table:table-cell>
          <table:table-cell table:formula="of:=[.AQ3]=[.AQ16]" office:value-type="boolean" office:boolean-value="true" calcext:value-type="boolean">
            <text:p>真</text:p>
          </table:table-cell>
          <table:table-cell table:formula="of:=[.AR3]=[.AR16]" office:value-type="boolean" office:boolean-value="true" calcext:value-type="boolean">
            <text:p>真</text:p>
          </table:table-cell>
          <table:table-cell table:formula="of:=[.AS3]=[.AS16]" office:value-type="boolean" office:boolean-value="true" calcext:value-type="boolean">
            <text:p>真</text:p>
          </table:table-cell>
          <table:table-cell table:formula="of:=[.AT3]=[.AT16]" office:value-type="boolean" office:boolean-value="true" calcext:value-type="boolean">
            <text:p>真</text:p>
          </table:table-cell>
          <table:table-cell table:formula="of:=[.AU3]=[.AU16]" office:value-type="boolean" office:boolean-value="true" calcext:value-type="boolean">
            <text:p>真</text:p>
          </table:table-cell>
          <table:table-cell table:formula="of:=[.AV3]=[.AV16]" office:value-type="boolean" office:boolean-value="true" calcext:value-type="boolean">
            <text:p>真</text:p>
          </table:table-cell>
          <table:table-cell table:formula="of:=[.AW3]=[.AW16]" office:value-type="boolean" office:boolean-value="true" calcext:value-type="boolean">
            <text:p>真</text:p>
          </table:table-cell>
          <table:table-cell table:formula="of:=[.AX3]=[.AX16]" office:value-type="boolean" office:boolean-value="true" calcext:value-type="boolean">
            <text:p>真</text:p>
          </table:table-cell>
          <table:table-cell table:formula="of:=[.AY3]=[.AY16]" office:value-type="boolean" office:boolean-value="true" calcext:value-type="boolean">
            <text:p>真</text:p>
          </table:table-cell>
          <table:table-cell/>
        </table:table-row>
        <table:table-row table:style-name="ro1">
          <table:table-cell/>
          <table:table-cell table:formula="of:=[.B4]=[.B17]" office:value-type="boolean" office:boolean-value="true" calcext:value-type="boolean">
            <text:p>真</text:p>
          </table:table-cell>
          <table:table-cell table:formula="of:=[.C4]=[.C17]" office:value-type="boolean" office:boolean-value="true" calcext:value-type="boolean">
            <text:p>真</text:p>
          </table:table-cell>
          <table:table-cell table:formula="of:=[.D4]=[.D17]" office:value-type="boolean" office:boolean-value="true" calcext:value-type="boolean">
            <text:p>真</text:p>
          </table:table-cell>
          <table:table-cell table:formula="of:=[.E4]=[.E17]" office:value-type="boolean" office:boolean-value="true" calcext:value-type="boolean">
            <text:p>真</text:p>
          </table:table-cell>
          <table:table-cell table:formula="of:=[.F4]=[.F17]" office:value-type="boolean" office:boolean-value="true" calcext:value-type="boolean">
            <text:p>真</text:p>
          </table:table-cell>
          <table:table-cell table:formula="of:=[.G4]=[.G17]" office:value-type="boolean" office:boolean-value="true" calcext:value-type="boolean">
            <text:p>真</text:p>
          </table:table-cell>
          <table:table-cell table:formula="of:=[.H4]=[.H17]" office:value-type="boolean" office:boolean-value="true" calcext:value-type="boolean">
            <text:p>真</text:p>
          </table:table-cell>
          <table:table-cell table:formula="of:=[.I4]=[.I17]" office:value-type="boolean" office:boolean-value="true" calcext:value-type="boolean">
            <text:p>真</text:p>
          </table:table-cell>
          <table:table-cell table:formula="of:=[.J4]=[.J17]" office:value-type="boolean" office:boolean-value="true" calcext:value-type="boolean">
            <text:p>真</text:p>
          </table:table-cell>
          <table:table-cell table:formula="of:=[.K4]=[.K17]" office:value-type="boolean" office:boolean-value="true" calcext:value-type="boolean">
            <text:p>真</text:p>
          </table:table-cell>
          <table:table-cell table:formula="of:=[.L4]=[.L17]" office:value-type="boolean" office:boolean-value="true" calcext:value-type="boolean">
            <text:p>真</text:p>
          </table:table-cell>
          <table:table-cell table:formula="of:=[.M4]=[.M17]" office:value-type="boolean" office:boolean-value="true" calcext:value-type="boolean">
            <text:p>真</text:p>
          </table:table-cell>
          <table:table-cell table:formula="of:=[.N4]=[.N17]" office:value-type="boolean" office:boolean-value="true" calcext:value-type="boolean">
            <text:p>真</text:p>
          </table:table-cell>
          <table:table-cell table:formula="of:=[.O4]=[.O17]" office:value-type="boolean" office:boolean-value="true" calcext:value-type="boolean">
            <text:p>真</text:p>
          </table:table-cell>
          <table:table-cell table:formula="of:=[.P4]=[.P17]" office:value-type="boolean" office:boolean-value="true" calcext:value-type="boolean">
            <text:p>真</text:p>
          </table:table-cell>
          <table:table-cell table:formula="of:=[.Q4]=[.Q17]" office:value-type="boolean" office:boolean-value="true" calcext:value-type="boolean">
            <text:p>真</text:p>
          </table:table-cell>
          <table:table-cell table:formula="of:=[.R4]=[.R17]" office:value-type="boolean" office:boolean-value="true" calcext:value-type="boolean">
            <text:p>真</text:p>
          </table:table-cell>
          <table:table-cell table:formula="of:=[.S4]=[.S17]" office:value-type="boolean" office:boolean-value="true" calcext:value-type="boolean">
            <text:p>真</text:p>
          </table:table-cell>
          <table:table-cell table:formula="of:=[.T4]=[.T17]" office:value-type="boolean" office:boolean-value="true" calcext:value-type="boolean">
            <text:p>真</text:p>
          </table:table-cell>
          <table:table-cell table:formula="of:=[.U4]=[.U17]" office:value-type="boolean" office:boolean-value="true" calcext:value-type="boolean">
            <text:p>真</text:p>
          </table:table-cell>
          <table:table-cell table:formula="of:=[.V4]=[.V17]" office:value-type="boolean" office:boolean-value="true" calcext:value-type="boolean">
            <text:p>真</text:p>
          </table:table-cell>
          <table:table-cell table:formula="of:=[.W4]=[.W17]" office:value-type="boolean" office:boolean-value="true" calcext:value-type="boolean">
            <text:p>真</text:p>
          </table:table-cell>
          <table:table-cell table:formula="of:=[.X4]=[.X17]" office:value-type="boolean" office:boolean-value="true" calcext:value-type="boolean">
            <text:p>真</text:p>
          </table:table-cell>
          <table:table-cell table:formula="of:=[.Y4]=[.Y17]" office:value-type="boolean" office:boolean-value="true" calcext:value-type="boolean">
            <text:p>真</text:p>
          </table:table-cell>
          <table:table-cell table:formula="of:=[.Z4]=[.Z17]" office:value-type="boolean" office:boolean-value="true" calcext:value-type="boolean">
            <text:p>真</text:p>
          </table:table-cell>
          <table:table-cell table:formula="of:=[.AA4]=[.AA17]" office:value-type="boolean" office:boolean-value="true" calcext:value-type="boolean">
            <text:p>真</text:p>
          </table:table-cell>
          <table:table-cell table:formula="of:=[.AB4]=[.AB17]" office:value-type="boolean" office:boolean-value="true" calcext:value-type="boolean">
            <text:p>真</text:p>
          </table:table-cell>
          <table:table-cell table:formula="of:=[.AC4]=[.AC17]" office:value-type="boolean" office:boolean-value="true" calcext:value-type="boolean">
            <text:p>真</text:p>
          </table:table-cell>
          <table:table-cell table:formula="of:=[.AD4]=[.AD17]" office:value-type="boolean" office:boolean-value="true" calcext:value-type="boolean">
            <text:p>真</text:p>
          </table:table-cell>
          <table:table-cell table:formula="of:=[.AE4]=[.AE17]" office:value-type="boolean" office:boolean-value="true" calcext:value-type="boolean">
            <text:p>真</text:p>
          </table:table-cell>
          <table:table-cell table:formula="of:=[.AF4]=[.AF17]" office:value-type="boolean" office:boolean-value="true" calcext:value-type="boolean">
            <text:p>真</text:p>
          </table:table-cell>
          <table:table-cell table:formula="of:=[.AG4]=[.AG17]" office:value-type="boolean" office:boolean-value="true" calcext:value-type="boolean">
            <text:p>真</text:p>
          </table:table-cell>
          <table:table-cell table:formula="of:=[.AH4]=[.AH17]" office:value-type="boolean" office:boolean-value="true" calcext:value-type="boolean">
            <text:p>真</text:p>
          </table:table-cell>
          <table:table-cell table:formula="of:=[.AI4]=[.AI17]" office:value-type="boolean" office:boolean-value="true" calcext:value-type="boolean">
            <text:p>真</text:p>
          </table:table-cell>
          <table:table-cell table:formula="of:=[.AJ4]=[.AJ17]" office:value-type="boolean" office:boolean-value="true" calcext:value-type="boolean">
            <text:p>真</text:p>
          </table:table-cell>
          <table:table-cell table:formula="of:=[.AK4]=[.AK17]" office:value-type="boolean" office:boolean-value="true" calcext:value-type="boolean">
            <text:p>真</text:p>
          </table:table-cell>
          <table:table-cell table:formula="of:=[.AL4]=[.AL17]" office:value-type="boolean" office:boolean-value="true" calcext:value-type="boolean">
            <text:p>真</text:p>
          </table:table-cell>
          <table:table-cell table:formula="of:=[.AM4]=[.AM17]" office:value-type="boolean" office:boolean-value="true" calcext:value-type="boolean">
            <text:p>真</text:p>
          </table:table-cell>
          <table:table-cell table:formula="of:=[.AN4]=[.AN17]" office:value-type="boolean" office:boolean-value="true" calcext:value-type="boolean">
            <text:p>真</text:p>
          </table:table-cell>
          <table:table-cell table:formula="of:=[.AO4]=[.AO17]" office:value-type="boolean" office:boolean-value="true" calcext:value-type="boolean">
            <text:p>真</text:p>
          </table:table-cell>
          <table:table-cell table:formula="of:=[.AP4]=[.AP17]" office:value-type="boolean" office:boolean-value="true" calcext:value-type="boolean">
            <text:p>真</text:p>
          </table:table-cell>
          <table:table-cell table:formula="of:=[.AQ4]=[.AQ17]" office:value-type="boolean" office:boolean-value="true" calcext:value-type="boolean">
            <text:p>真</text:p>
          </table:table-cell>
          <table:table-cell table:formula="of:=[.AR4]=[.AR17]" office:value-type="boolean" office:boolean-value="true" calcext:value-type="boolean">
            <text:p>真</text:p>
          </table:table-cell>
          <table:table-cell table:formula="of:=[.AS4]=[.AS17]" office:value-type="boolean" office:boolean-value="true" calcext:value-type="boolean">
            <text:p>真</text:p>
          </table:table-cell>
          <table:table-cell table:formula="of:=[.AT4]=[.AT17]" office:value-type="boolean" office:boolean-value="true" calcext:value-type="boolean">
            <text:p>真</text:p>
          </table:table-cell>
          <table:table-cell table:formula="of:=[.AU4]=[.AU17]" office:value-type="boolean" office:boolean-value="true" calcext:value-type="boolean">
            <text:p>真</text:p>
          </table:table-cell>
          <table:table-cell table:formula="of:=[.AV4]=[.AV17]" office:value-type="boolean" office:boolean-value="true" calcext:value-type="boolean">
            <text:p>真</text:p>
          </table:table-cell>
          <table:table-cell table:formula="of:=[.AW4]=[.AW17]" office:value-type="boolean" office:boolean-value="true" calcext:value-type="boolean">
            <text:p>真</text:p>
          </table:table-cell>
          <table:table-cell table:formula="of:=[.AX4]=[.AX17]" office:value-type="boolean" office:boolean-value="true" calcext:value-type="boolean">
            <text:p>真</text:p>
          </table:table-cell>
          <table:table-cell table:formula="of:=[.AY4]=[.AY17]" office:value-type="boolean" office:boolean-value="true" calcext:value-type="boolean">
            <text:p>真</text:p>
          </table:table-cell>
          <table:table-cell/>
        </table:table-row>
        <table:table-row table:style-name="ro1">
          <table:table-cell/>
          <table:table-cell table:formula="of:=[.B5]=[.B18]" office:value-type="boolean" office:boolean-value="true" calcext:value-type="boolean">
            <text:p>真</text:p>
          </table:table-cell>
          <table:table-cell table:formula="of:=[.C5]=[.C18]" office:value-type="boolean" office:boolean-value="true" calcext:value-type="boolean">
            <text:p>真</text:p>
          </table:table-cell>
          <table:table-cell table:formula="of:=[.D5]=[.D18]" office:value-type="boolean" office:boolean-value="true" calcext:value-type="boolean">
            <text:p>真</text:p>
          </table:table-cell>
          <table:table-cell table:formula="of:=[.E5]=[.E18]" office:value-type="boolean" office:boolean-value="true" calcext:value-type="boolean">
            <text:p>真</text:p>
          </table:table-cell>
          <table:table-cell table:formula="of:=[.F5]=[.F18]" office:value-type="boolean" office:boolean-value="true" calcext:value-type="boolean">
            <text:p>真</text:p>
          </table:table-cell>
          <table:table-cell table:formula="of:=[.G5]=[.G18]" office:value-type="boolean" office:boolean-value="true" calcext:value-type="boolean">
            <text:p>真</text:p>
          </table:table-cell>
          <table:table-cell table:formula="of:=[.H5]=[.H18]" office:value-type="boolean" office:boolean-value="true" calcext:value-type="boolean">
            <text:p>真</text:p>
          </table:table-cell>
          <table:table-cell table:formula="of:=[.I5]=[.I18]" office:value-type="boolean" office:boolean-value="true" calcext:value-type="boolean">
            <text:p>真</text:p>
          </table:table-cell>
          <table:table-cell table:formula="of:=[.J5]=[.J18]" office:value-type="boolean" office:boolean-value="true" calcext:value-type="boolean">
            <text:p>真</text:p>
          </table:table-cell>
          <table:table-cell table:formula="of:=[.K5]=[.K18]" office:value-type="boolean" office:boolean-value="true" calcext:value-type="boolean">
            <text:p>真</text:p>
          </table:table-cell>
          <table:table-cell table:formula="of:=[.L5]=[.L18]" office:value-type="boolean" office:boolean-value="true" calcext:value-type="boolean">
            <text:p>真</text:p>
          </table:table-cell>
          <table:table-cell table:formula="of:=[.M5]=[.M18]" office:value-type="boolean" office:boolean-value="true" calcext:value-type="boolean">
            <text:p>真</text:p>
          </table:table-cell>
          <table:table-cell table:formula="of:=[.N5]=[.N18]" office:value-type="boolean" office:boolean-value="true" calcext:value-type="boolean">
            <text:p>真</text:p>
          </table:table-cell>
          <table:table-cell table:formula="of:=[.O5]=[.O18]" office:value-type="boolean" office:boolean-value="true" calcext:value-type="boolean">
            <text:p>真</text:p>
          </table:table-cell>
          <table:table-cell table:formula="of:=[.P5]=[.P18]" office:value-type="boolean" office:boolean-value="true" calcext:value-type="boolean">
            <text:p>真</text:p>
          </table:table-cell>
          <table:table-cell table:formula="of:=[.Q5]=[.Q18]" office:value-type="boolean" office:boolean-value="true" calcext:value-type="boolean">
            <text:p>真</text:p>
          </table:table-cell>
          <table:table-cell table:formula="of:=[.R5]=[.R18]" office:value-type="boolean" office:boolean-value="true" calcext:value-type="boolean">
            <text:p>真</text:p>
          </table:table-cell>
          <table:table-cell table:formula="of:=[.S5]=[.S18]" office:value-type="boolean" office:boolean-value="true" calcext:value-type="boolean">
            <text:p>真</text:p>
          </table:table-cell>
          <table:table-cell table:formula="of:=[.T5]=[.T18]" office:value-type="boolean" office:boolean-value="true" calcext:value-type="boolean">
            <text:p>真</text:p>
          </table:table-cell>
          <table:table-cell table:formula="of:=[.U5]=[.U18]" office:value-type="boolean" office:boolean-value="true" calcext:value-type="boolean">
            <text:p>真</text:p>
          </table:table-cell>
          <table:table-cell table:formula="of:=[.V5]=[.V18]" office:value-type="boolean" office:boolean-value="true" calcext:value-type="boolean">
            <text:p>真</text:p>
          </table:table-cell>
          <table:table-cell table:formula="of:=[.W5]=[.W18]" office:value-type="boolean" office:boolean-value="true" calcext:value-type="boolean">
            <text:p>真</text:p>
          </table:table-cell>
          <table:table-cell table:formula="of:=[.X5]=[.X18]" office:value-type="boolean" office:boolean-value="true" calcext:value-type="boolean">
            <text:p>真</text:p>
          </table:table-cell>
          <table:table-cell table:formula="of:=[.Y5]=[.Y18]" office:value-type="boolean" office:boolean-value="true" calcext:value-type="boolean">
            <text:p>真</text:p>
          </table:table-cell>
          <table:table-cell table:formula="of:=[.Z5]=[.Z18]" office:value-type="boolean" office:boolean-value="true" calcext:value-type="boolean">
            <text:p>真</text:p>
          </table:table-cell>
          <table:table-cell table:formula="of:=[.AA5]=[.AA18]" office:value-type="boolean" office:boolean-value="true" calcext:value-type="boolean">
            <text:p>真</text:p>
          </table:table-cell>
          <table:table-cell table:formula="of:=[.AB5]=[.AB18]" office:value-type="boolean" office:boolean-value="true" calcext:value-type="boolean">
            <text:p>真</text:p>
          </table:table-cell>
          <table:table-cell table:formula="of:=[.AC5]=[.AC18]" office:value-type="boolean" office:boolean-value="true" calcext:value-type="boolean">
            <text:p>真</text:p>
          </table:table-cell>
          <table:table-cell table:formula="of:=[.AD5]=[.AD18]" office:value-type="boolean" office:boolean-value="true" calcext:value-type="boolean">
            <text:p>真</text:p>
          </table:table-cell>
          <table:table-cell table:formula="of:=[.AE5]=[.AE18]" office:value-type="boolean" office:boolean-value="true" calcext:value-type="boolean">
            <text:p>真</text:p>
          </table:table-cell>
          <table:table-cell table:formula="of:=[.AF5]=[.AF18]" office:value-type="boolean" office:boolean-value="true" calcext:value-type="boolean">
            <text:p>真</text:p>
          </table:table-cell>
          <table:table-cell table:formula="of:=[.AG5]=[.AG18]" office:value-type="boolean" office:boolean-value="true" calcext:value-type="boolean">
            <text:p>真</text:p>
          </table:table-cell>
          <table:table-cell table:formula="of:=[.AH5]=[.AH18]" office:value-type="boolean" office:boolean-value="true" calcext:value-type="boolean">
            <text:p>真</text:p>
          </table:table-cell>
          <table:table-cell table:formula="of:=[.AI5]=[.AI18]" office:value-type="boolean" office:boolean-value="true" calcext:value-type="boolean">
            <text:p>真</text:p>
          </table:table-cell>
          <table:table-cell table:formula="of:=[.AJ5]=[.AJ18]" office:value-type="boolean" office:boolean-value="true" calcext:value-type="boolean">
            <text:p>真</text:p>
          </table:table-cell>
          <table:table-cell table:formula="of:=[.AK5]=[.AK18]" office:value-type="boolean" office:boolean-value="true" calcext:value-type="boolean">
            <text:p>真</text:p>
          </table:table-cell>
          <table:table-cell table:formula="of:=[.AL5]=[.AL18]" office:value-type="boolean" office:boolean-value="true" calcext:value-type="boolean">
            <text:p>真</text:p>
          </table:table-cell>
          <table:table-cell table:formula="of:=[.AM5]=[.AM18]" office:value-type="boolean" office:boolean-value="true" calcext:value-type="boolean">
            <text:p>真</text:p>
          </table:table-cell>
          <table:table-cell table:formula="of:=[.AN5]=[.AN18]" office:value-type="boolean" office:boolean-value="true" calcext:value-type="boolean">
            <text:p>真</text:p>
          </table:table-cell>
          <table:table-cell table:formula="of:=[.AO5]=[.AO18]" office:value-type="boolean" office:boolean-value="true" calcext:value-type="boolean">
            <text:p>真</text:p>
          </table:table-cell>
          <table:table-cell table:formula="of:=[.AP5]=[.AP18]" office:value-type="boolean" office:boolean-value="true" calcext:value-type="boolean">
            <text:p>真</text:p>
          </table:table-cell>
          <table:table-cell table:formula="of:=[.AQ5]=[.AQ18]" office:value-type="boolean" office:boolean-value="true" calcext:value-type="boolean">
            <text:p>真</text:p>
          </table:table-cell>
          <table:table-cell table:formula="of:=[.AR5]=[.AR18]" office:value-type="boolean" office:boolean-value="true" calcext:value-type="boolean">
            <text:p>真</text:p>
          </table:table-cell>
          <table:table-cell table:formula="of:=[.AS5]=[.AS18]" office:value-type="boolean" office:boolean-value="true" calcext:value-type="boolean">
            <text:p>真</text:p>
          </table:table-cell>
          <table:table-cell table:formula="of:=[.AT5]=[.AT18]" office:value-type="boolean" office:boolean-value="true" calcext:value-type="boolean">
            <text:p>真</text:p>
          </table:table-cell>
          <table:table-cell table:formula="of:=[.AU5]=[.AU18]" office:value-type="boolean" office:boolean-value="true" calcext:value-type="boolean">
            <text:p>真</text:p>
          </table:table-cell>
          <table:table-cell table:formula="of:=[.AV5]=[.AV18]" office:value-type="boolean" office:boolean-value="true" calcext:value-type="boolean">
            <text:p>真</text:p>
          </table:table-cell>
          <table:table-cell table:formula="of:=[.AW5]=[.AW18]" office:value-type="boolean" office:boolean-value="true" calcext:value-type="boolean">
            <text:p>真</text:p>
          </table:table-cell>
          <table:table-cell table:formula="of:=[.AX5]=[.AX18]" office:value-type="boolean" office:boolean-value="true" calcext:value-type="boolean">
            <text:p>真</text:p>
          </table:table-cell>
          <table:table-cell table:formula="of:=[.AY5]=[.AY18]" office:value-type="boolean" office:boolean-value="true" calcext:value-type="boolean">
            <text:p>真</text:p>
          </table:table-cell>
          <table:table-cell/>
        </table:table-row>
        <table:table-row table:style-name="ro1">
          <table:table-cell/>
          <table:table-cell table:formula="of:=[.B6]=[.B19]" office:value-type="boolean" office:boolean-value="true" calcext:value-type="boolean">
            <text:p>真</text:p>
          </table:table-cell>
          <table:table-cell table:formula="of:=[.C6]=[.C19]" office:value-type="boolean" office:boolean-value="true" calcext:value-type="boolean">
            <text:p>真</text:p>
          </table:table-cell>
          <table:table-cell table:formula="of:=[.D6]=[.D19]" office:value-type="boolean" office:boolean-value="true" calcext:value-type="boolean">
            <text:p>真</text:p>
          </table:table-cell>
          <table:table-cell table:formula="of:=[.E6]=[.E19]" office:value-type="boolean" office:boolean-value="true" calcext:value-type="boolean">
            <text:p>真</text:p>
          </table:table-cell>
          <table:table-cell table:formula="of:=[.F6]=[.F19]" office:value-type="boolean" office:boolean-value="true" calcext:value-type="boolean">
            <text:p>真</text:p>
          </table:table-cell>
          <table:table-cell table:formula="of:=[.G6]=[.G19]" office:value-type="boolean" office:boolean-value="true" calcext:value-type="boolean">
            <text:p>真</text:p>
          </table:table-cell>
          <table:table-cell table:formula="of:=[.H6]=[.H19]" office:value-type="boolean" office:boolean-value="true" calcext:value-type="boolean">
            <text:p>真</text:p>
          </table:table-cell>
          <table:table-cell table:formula="of:=[.I6]=[.I19]" office:value-type="boolean" office:boolean-value="true" calcext:value-type="boolean">
            <text:p>真</text:p>
          </table:table-cell>
          <table:table-cell table:formula="of:=[.J6]=[.J19]" office:value-type="boolean" office:boolean-value="true" calcext:value-type="boolean">
            <text:p>真</text:p>
          </table:table-cell>
          <table:table-cell table:formula="of:=[.K6]=[.K19]" office:value-type="boolean" office:boolean-value="true" calcext:value-type="boolean">
            <text:p>真</text:p>
          </table:table-cell>
          <table:table-cell table:formula="of:=[.L6]=[.L19]" office:value-type="boolean" office:boolean-value="true" calcext:value-type="boolean">
            <text:p>真</text:p>
          </table:table-cell>
          <table:table-cell table:formula="of:=[.M6]=[.M19]" office:value-type="boolean" office:boolean-value="true" calcext:value-type="boolean">
            <text:p>真</text:p>
          </table:table-cell>
          <table:table-cell table:formula="of:=[.N6]=[.N19]" office:value-type="boolean" office:boolean-value="true" calcext:value-type="boolean">
            <text:p>真</text:p>
          </table:table-cell>
          <table:table-cell table:formula="of:=[.O6]=[.O19]" office:value-type="boolean" office:boolean-value="true" calcext:value-type="boolean">
            <text:p>真</text:p>
          </table:table-cell>
          <table:table-cell table:formula="of:=[.P6]=[.P19]" office:value-type="boolean" office:boolean-value="true" calcext:value-type="boolean">
            <text:p>真</text:p>
          </table:table-cell>
          <table:table-cell table:formula="of:=[.Q6]=[.Q19]" office:value-type="boolean" office:boolean-value="true" calcext:value-type="boolean">
            <text:p>真</text:p>
          </table:table-cell>
          <table:table-cell table:formula="of:=[.R6]=[.R19]" office:value-type="boolean" office:boolean-value="true" calcext:value-type="boolean">
            <text:p>真</text:p>
          </table:table-cell>
          <table:table-cell table:formula="of:=[.S6]=[.S19]" office:value-type="boolean" office:boolean-value="true" calcext:value-type="boolean">
            <text:p>真</text:p>
          </table:table-cell>
          <table:table-cell table:formula="of:=[.T6]=[.T19]" office:value-type="boolean" office:boolean-value="true" calcext:value-type="boolean">
            <text:p>真</text:p>
          </table:table-cell>
          <table:table-cell table:formula="of:=[.U6]=[.U19]" office:value-type="boolean" office:boolean-value="true" calcext:value-type="boolean">
            <text:p>真</text:p>
          </table:table-cell>
          <table:table-cell table:formula="of:=[.V6]=[.V19]" office:value-type="boolean" office:boolean-value="true" calcext:value-type="boolean">
            <text:p>真</text:p>
          </table:table-cell>
          <table:table-cell table:formula="of:=[.W6]=[.W19]" office:value-type="boolean" office:boolean-value="true" calcext:value-type="boolean">
            <text:p>真</text:p>
          </table:table-cell>
          <table:table-cell table:formula="of:=[.X6]=[.X19]" office:value-type="boolean" office:boolean-value="true" calcext:value-type="boolean">
            <text:p>真</text:p>
          </table:table-cell>
          <table:table-cell table:formula="of:=[.Y6]=[.Y19]" office:value-type="boolean" office:boolean-value="true" calcext:value-type="boolean">
            <text:p>真</text:p>
          </table:table-cell>
          <table:table-cell table:formula="of:=[.Z6]=[.Z19]" office:value-type="boolean" office:boolean-value="true" calcext:value-type="boolean">
            <text:p>真</text:p>
          </table:table-cell>
          <table:table-cell table:formula="of:=[.AA6]=[.AA19]" office:value-type="boolean" office:boolean-value="true" calcext:value-type="boolean">
            <text:p>真</text:p>
          </table:table-cell>
          <table:table-cell table:formula="of:=[.AB6]=[.AB19]" office:value-type="boolean" office:boolean-value="true" calcext:value-type="boolean">
            <text:p>真</text:p>
          </table:table-cell>
          <table:table-cell table:formula="of:=[.AC6]=[.AC19]" office:value-type="boolean" office:boolean-value="true" calcext:value-type="boolean">
            <text:p>真</text:p>
          </table:table-cell>
          <table:table-cell table:formula="of:=[.AD6]=[.AD19]" office:value-type="boolean" office:boolean-value="true" calcext:value-type="boolean">
            <text:p>真</text:p>
          </table:table-cell>
          <table:table-cell table:formula="of:=[.AE6]=[.AE19]" office:value-type="boolean" office:boolean-value="true" calcext:value-type="boolean">
            <text:p>真</text:p>
          </table:table-cell>
          <table:table-cell table:formula="of:=[.AF6]=[.AF19]" office:value-type="boolean" office:boolean-value="true" calcext:value-type="boolean">
            <text:p>真</text:p>
          </table:table-cell>
          <table:table-cell table:formula="of:=[.AG6]=[.AG19]" office:value-type="boolean" office:boolean-value="true" calcext:value-type="boolean">
            <text:p>真</text:p>
          </table:table-cell>
          <table:table-cell table:formula="of:=[.AH6]=[.AH19]" office:value-type="boolean" office:boolean-value="true" calcext:value-type="boolean">
            <text:p>真</text:p>
          </table:table-cell>
          <table:table-cell table:formula="of:=[.AI6]=[.AI19]" office:value-type="boolean" office:boolean-value="true" calcext:value-type="boolean">
            <text:p>真</text:p>
          </table:table-cell>
          <table:table-cell table:formula="of:=[.AJ6]=[.AJ19]" office:value-type="boolean" office:boolean-value="true" calcext:value-type="boolean">
            <text:p>真</text:p>
          </table:table-cell>
          <table:table-cell table:formula="of:=[.AK6]=[.AK19]" office:value-type="boolean" office:boolean-value="true" calcext:value-type="boolean">
            <text:p>真</text:p>
          </table:table-cell>
          <table:table-cell table:formula="of:=[.AL6]=[.AL19]" office:value-type="boolean" office:boolean-value="true" calcext:value-type="boolean">
            <text:p>真</text:p>
          </table:table-cell>
          <table:table-cell table:formula="of:=[.AM6]=[.AM19]" office:value-type="boolean" office:boolean-value="true" calcext:value-type="boolean">
            <text:p>真</text:p>
          </table:table-cell>
          <table:table-cell table:formula="of:=[.AN6]=[.AN19]" office:value-type="boolean" office:boolean-value="true" calcext:value-type="boolean">
            <text:p>真</text:p>
          </table:table-cell>
          <table:table-cell table:formula="of:=[.AO6]=[.AO19]" office:value-type="boolean" office:boolean-value="true" calcext:value-type="boolean">
            <text:p>真</text:p>
          </table:table-cell>
          <table:table-cell table:formula="of:=[.AP6]=[.AP19]" office:value-type="boolean" office:boolean-value="true" calcext:value-type="boolean">
            <text:p>真</text:p>
          </table:table-cell>
          <table:table-cell table:formula="of:=[.AQ6]=[.AQ19]" office:value-type="boolean" office:boolean-value="true" calcext:value-type="boolean">
            <text:p>真</text:p>
          </table:table-cell>
          <table:table-cell table:formula="of:=[.AR6]=[.AR19]" office:value-type="boolean" office:boolean-value="true" calcext:value-type="boolean">
            <text:p>真</text:p>
          </table:table-cell>
          <table:table-cell table:formula="of:=[.AS6]=[.AS19]" office:value-type="boolean" office:boolean-value="true" calcext:value-type="boolean">
            <text:p>真</text:p>
          </table:table-cell>
          <table:table-cell table:formula="of:=[.AT6]=[.AT19]" office:value-type="boolean" office:boolean-value="true" calcext:value-type="boolean">
            <text:p>真</text:p>
          </table:table-cell>
          <table:table-cell table:formula="of:=[.AU6]=[.AU19]" office:value-type="boolean" office:boolean-value="true" calcext:value-type="boolean">
            <text:p>真</text:p>
          </table:table-cell>
          <table:table-cell table:formula="of:=[.AV6]=[.AV19]" office:value-type="boolean" office:boolean-value="true" calcext:value-type="boolean">
            <text:p>真</text:p>
          </table:table-cell>
          <table:table-cell table:formula="of:=[.AW6]=[.AW19]" office:value-type="boolean" office:boolean-value="true" calcext:value-type="boolean">
            <text:p>真</text:p>
          </table:table-cell>
          <table:table-cell table:formula="of:=[.AX6]=[.AX19]" office:value-type="boolean" office:boolean-value="true" calcext:value-type="boolean">
            <text:p>真</text:p>
          </table:table-cell>
          <table:table-cell table:formula="of:=[.AY6]=[.AY19]" office:value-type="boolean" office:boolean-value="true" calcext:value-type="boolean">
            <text:p>真</text:p>
          </table:table-cell>
          <table:table-cell/>
        </table:table-row>
        <table:table-row table:style-name="ro1">
          <table:table-cell/>
          <table:table-cell table:formula="of:=[.B7]=[.B20]" office:value-type="boolean" office:boolean-value="true" calcext:value-type="boolean">
            <text:p>真</text:p>
          </table:table-cell>
          <table:table-cell table:formula="of:=[.C7]=[.C20]" office:value-type="boolean" office:boolean-value="true" calcext:value-type="boolean">
            <text:p>真</text:p>
          </table:table-cell>
          <table:table-cell table:formula="of:=[.D7]=[.D20]" office:value-type="boolean" office:boolean-value="true" calcext:value-type="boolean">
            <text:p>真</text:p>
          </table:table-cell>
          <table:table-cell table:formula="of:=[.E7]=[.E20]" office:value-type="boolean" office:boolean-value="true" calcext:value-type="boolean">
            <text:p>真</text:p>
          </table:table-cell>
          <table:table-cell table:formula="of:=[.F7]=[.F20]" office:value-type="boolean" office:boolean-value="true" calcext:value-type="boolean">
            <text:p>真</text:p>
          </table:table-cell>
          <table:table-cell table:formula="of:=[.G7]=[.G20]" office:value-type="boolean" office:boolean-value="true" calcext:value-type="boolean">
            <text:p>真</text:p>
          </table:table-cell>
          <table:table-cell table:formula="of:=[.H7]=[.H20]" office:value-type="boolean" office:boolean-value="true" calcext:value-type="boolean">
            <text:p>真</text:p>
          </table:table-cell>
          <table:table-cell table:formula="of:=[.I7]=[.I20]" office:value-type="boolean" office:boolean-value="true" calcext:value-type="boolean">
            <text:p>真</text:p>
          </table:table-cell>
          <table:table-cell table:formula="of:=[.J7]=[.J20]" office:value-type="boolean" office:boolean-value="true" calcext:value-type="boolean">
            <text:p>真</text:p>
          </table:table-cell>
          <table:table-cell table:formula="of:=[.K7]=[.K20]" office:value-type="boolean" office:boolean-value="true" calcext:value-type="boolean">
            <text:p>真</text:p>
          </table:table-cell>
          <table:table-cell table:formula="of:=[.L7]=[.L20]" office:value-type="boolean" office:boolean-value="true" calcext:value-type="boolean">
            <text:p>真</text:p>
          </table:table-cell>
          <table:table-cell table:formula="of:=[.M7]=[.M20]" office:value-type="boolean" office:boolean-value="true" calcext:value-type="boolean">
            <text:p>真</text:p>
          </table:table-cell>
          <table:table-cell table:formula="of:=[.N7]=[.N20]" office:value-type="boolean" office:boolean-value="true" calcext:value-type="boolean">
            <text:p>真</text:p>
          </table:table-cell>
          <table:table-cell table:formula="of:=[.O7]=[.O20]" office:value-type="boolean" office:boolean-value="true" calcext:value-type="boolean">
            <text:p>真</text:p>
          </table:table-cell>
          <table:table-cell table:formula="of:=[.P7]=[.P20]" office:value-type="boolean" office:boolean-value="true" calcext:value-type="boolean">
            <text:p>真</text:p>
          </table:table-cell>
          <table:table-cell table:formula="of:=[.Q7]=[.Q20]" office:value-type="boolean" office:boolean-value="true" calcext:value-type="boolean">
            <text:p>真</text:p>
          </table:table-cell>
          <table:table-cell table:formula="of:=[.R7]=[.R20]" office:value-type="boolean" office:boolean-value="true" calcext:value-type="boolean">
            <text:p>真</text:p>
          </table:table-cell>
          <table:table-cell table:formula="of:=[.S7]=[.S20]" office:value-type="boolean" office:boolean-value="true" calcext:value-type="boolean">
            <text:p>真</text:p>
          </table:table-cell>
          <table:table-cell table:formula="of:=[.T7]=[.T20]" office:value-type="boolean" office:boolean-value="true" calcext:value-type="boolean">
            <text:p>真</text:p>
          </table:table-cell>
          <table:table-cell table:formula="of:=[.U7]=[.U20]" office:value-type="boolean" office:boolean-value="true" calcext:value-type="boolean">
            <text:p>真</text:p>
          </table:table-cell>
          <table:table-cell table:formula="of:=[.V7]=[.V20]" office:value-type="boolean" office:boolean-value="true" calcext:value-type="boolean">
            <text:p>真</text:p>
          </table:table-cell>
          <table:table-cell table:formula="of:=[.W7]=[.W20]" office:value-type="boolean" office:boolean-value="true" calcext:value-type="boolean">
            <text:p>真</text:p>
          </table:table-cell>
          <table:table-cell table:formula="of:=[.X7]=[.X20]" office:value-type="boolean" office:boolean-value="true" calcext:value-type="boolean">
            <text:p>真</text:p>
          </table:table-cell>
          <table:table-cell table:formula="of:=[.Y7]=[.Y20]" office:value-type="boolean" office:boolean-value="true" calcext:value-type="boolean">
            <text:p>真</text:p>
          </table:table-cell>
          <table:table-cell table:formula="of:=[.Z7]=[.Z20]" office:value-type="boolean" office:boolean-value="true" calcext:value-type="boolean">
            <text:p>真</text:p>
          </table:table-cell>
          <table:table-cell table:formula="of:=[.AA7]=[.AA20]" office:value-type="boolean" office:boolean-value="true" calcext:value-type="boolean">
            <text:p>真</text:p>
          </table:table-cell>
          <table:table-cell table:formula="of:=[.AB7]=[.AB20]" office:value-type="boolean" office:boolean-value="true" calcext:value-type="boolean">
            <text:p>真</text:p>
          </table:table-cell>
          <table:table-cell table:formula="of:=[.AC7]=[.AC20]" office:value-type="boolean" office:boolean-value="true" calcext:value-type="boolean">
            <text:p>真</text:p>
          </table:table-cell>
          <table:table-cell table:formula="of:=[.AD7]=[.AD20]" office:value-type="boolean" office:boolean-value="true" calcext:value-type="boolean">
            <text:p>真</text:p>
          </table:table-cell>
          <table:table-cell table:formula="of:=[.AE7]=[.AE20]" office:value-type="boolean" office:boolean-value="true" calcext:value-type="boolean">
            <text:p>真</text:p>
          </table:table-cell>
          <table:table-cell table:formula="of:=[.AF7]=[.AF20]" office:value-type="boolean" office:boolean-value="true" calcext:value-type="boolean">
            <text:p>真</text:p>
          </table:table-cell>
          <table:table-cell table:formula="of:=[.AG7]=[.AG20]" office:value-type="boolean" office:boolean-value="true" calcext:value-type="boolean">
            <text:p>真</text:p>
          </table:table-cell>
          <table:table-cell table:formula="of:=[.AH7]=[.AH20]" office:value-type="boolean" office:boolean-value="true" calcext:value-type="boolean">
            <text:p>真</text:p>
          </table:table-cell>
          <table:table-cell table:formula="of:=[.AI7]=[.AI20]" office:value-type="boolean" office:boolean-value="true" calcext:value-type="boolean">
            <text:p>真</text:p>
          </table:table-cell>
          <table:table-cell table:formula="of:=[.AJ7]=[.AJ20]" office:value-type="boolean" office:boolean-value="true" calcext:value-type="boolean">
            <text:p>真</text:p>
          </table:table-cell>
          <table:table-cell table:formula="of:=[.AK7]=[.AK20]" office:value-type="boolean" office:boolean-value="true" calcext:value-type="boolean">
            <text:p>真</text:p>
          </table:table-cell>
          <table:table-cell table:formula="of:=[.AL7]=[.AL20]" office:value-type="boolean" office:boolean-value="true" calcext:value-type="boolean">
            <text:p>真</text:p>
          </table:table-cell>
          <table:table-cell table:formula="of:=[.AM7]=[.AM20]" office:value-type="boolean" office:boolean-value="true" calcext:value-type="boolean">
            <text:p>真</text:p>
          </table:table-cell>
          <table:table-cell table:formula="of:=[.AN7]=[.AN20]" office:value-type="boolean" office:boolean-value="true" calcext:value-type="boolean">
            <text:p>真</text:p>
          </table:table-cell>
          <table:table-cell table:formula="of:=[.AO7]=[.AO20]" office:value-type="boolean" office:boolean-value="true" calcext:value-type="boolean">
            <text:p>真</text:p>
          </table:table-cell>
          <table:table-cell table:formula="of:=[.AP7]=[.AP20]" office:value-type="boolean" office:boolean-value="true" calcext:value-type="boolean">
            <text:p>真</text:p>
          </table:table-cell>
          <table:table-cell table:formula="of:=[.AQ7]=[.AQ20]" office:value-type="boolean" office:boolean-value="true" calcext:value-type="boolean">
            <text:p>真</text:p>
          </table:table-cell>
          <table:table-cell table:formula="of:=[.AR7]=[.AR20]" office:value-type="boolean" office:boolean-value="true" calcext:value-type="boolean">
            <text:p>真</text:p>
          </table:table-cell>
          <table:table-cell table:formula="of:=[.AS7]=[.AS20]" office:value-type="boolean" office:boolean-value="true" calcext:value-type="boolean">
            <text:p>真</text:p>
          </table:table-cell>
          <table:table-cell table:formula="of:=[.AT7]=[.AT20]" office:value-type="boolean" office:boolean-value="true" calcext:value-type="boolean">
            <text:p>真</text:p>
          </table:table-cell>
          <table:table-cell table:formula="of:=[.AU7]=[.AU20]" office:value-type="boolean" office:boolean-value="true" calcext:value-type="boolean">
            <text:p>真</text:p>
          </table:table-cell>
          <table:table-cell table:formula="of:=[.AV7]=[.AV20]" office:value-type="boolean" office:boolean-value="true" calcext:value-type="boolean">
            <text:p>真</text:p>
          </table:table-cell>
          <table:table-cell table:formula="of:=[.AW7]=[.AW20]" office:value-type="boolean" office:boolean-value="true" calcext:value-type="boolean">
            <text:p>真</text:p>
          </table:table-cell>
          <table:table-cell table:formula="of:=[.AX7]=[.AX20]" office:value-type="boolean" office:boolean-value="true" calcext:value-type="boolean">
            <text:p>真</text:p>
          </table:table-cell>
          <table:table-cell table:formula="of:=[.AY7]=[.AY20]" office:value-type="boolean" office:boolean-value="true" calcext:value-type="boolean">
            <text:p>真</text:p>
          </table:table-cell>
          <table:table-cell/>
        </table:table-row>
        <table:table-row table:style-name="ro1">
          <table:table-cell/>
          <table:table-cell table:formula="of:=[.B8]=[.B21]" office:value-type="boolean" office:boolean-value="true" calcext:value-type="boolean">
            <text:p>真</text:p>
          </table:table-cell>
          <table:table-cell table:formula="of:=[.C8]=[.C21]" office:value-type="boolean" office:boolean-value="true" calcext:value-type="boolean">
            <text:p>真</text:p>
          </table:table-cell>
          <table:table-cell table:formula="of:=[.D8]=[.D21]" office:value-type="boolean" office:boolean-value="true" calcext:value-type="boolean">
            <text:p>真</text:p>
          </table:table-cell>
          <table:table-cell table:formula="of:=[.E8]=[.E21]" office:value-type="boolean" office:boolean-value="true" calcext:value-type="boolean">
            <text:p>真</text:p>
          </table:table-cell>
          <table:table-cell table:formula="of:=[.F8]=[.F21]" office:value-type="boolean" office:boolean-value="true" calcext:value-type="boolean">
            <text:p>真</text:p>
          </table:table-cell>
          <table:table-cell table:formula="of:=[.G8]=[.G21]" office:value-type="boolean" office:boolean-value="true" calcext:value-type="boolean">
            <text:p>真</text:p>
          </table:table-cell>
          <table:table-cell table:formula="of:=[.H8]=[.H21]" office:value-type="boolean" office:boolean-value="true" calcext:value-type="boolean">
            <text:p>真</text:p>
          </table:table-cell>
          <table:table-cell table:formula="of:=[.I8]=[.I21]" office:value-type="boolean" office:boolean-value="true" calcext:value-type="boolean">
            <text:p>真</text:p>
          </table:table-cell>
          <table:table-cell table:formula="of:=[.J8]=[.J21]" office:value-type="boolean" office:boolean-value="true" calcext:value-type="boolean">
            <text:p>真</text:p>
          </table:table-cell>
          <table:table-cell table:formula="of:=[.K8]=[.K21]" office:value-type="boolean" office:boolean-value="true" calcext:value-type="boolean">
            <text:p>真</text:p>
          </table:table-cell>
          <table:table-cell table:formula="of:=[.L8]=[.L21]" office:value-type="boolean" office:boolean-value="true" calcext:value-type="boolean">
            <text:p>真</text:p>
          </table:table-cell>
          <table:table-cell table:formula="of:=[.M8]=[.M21]" office:value-type="boolean" office:boolean-value="true" calcext:value-type="boolean">
            <text:p>真</text:p>
          </table:table-cell>
          <table:table-cell table:formula="of:=[.N8]=[.N21]" office:value-type="boolean" office:boolean-value="true" calcext:value-type="boolean">
            <text:p>真</text:p>
          </table:table-cell>
          <table:table-cell table:formula="of:=[.O8]=[.O21]" office:value-type="boolean" office:boolean-value="true" calcext:value-type="boolean">
            <text:p>真</text:p>
          </table:table-cell>
          <table:table-cell table:formula="of:=[.P8]=[.P21]" office:value-type="boolean" office:boolean-value="true" calcext:value-type="boolean">
            <text:p>真</text:p>
          </table:table-cell>
          <table:table-cell table:formula="of:=[.Q8]=[.Q21]" office:value-type="boolean" office:boolean-value="true" calcext:value-type="boolean">
            <text:p>真</text:p>
          </table:table-cell>
          <table:table-cell table:formula="of:=[.R8]=[.R21]" office:value-type="boolean" office:boolean-value="true" calcext:value-type="boolean">
            <text:p>真</text:p>
          </table:table-cell>
          <table:table-cell table:formula="of:=[.S8]=[.S21]" office:value-type="boolean" office:boolean-value="true" calcext:value-type="boolean">
            <text:p>真</text:p>
          </table:table-cell>
          <table:table-cell table:formula="of:=[.T8]=[.T21]" office:value-type="boolean" office:boolean-value="true" calcext:value-type="boolean">
            <text:p>真</text:p>
          </table:table-cell>
          <table:table-cell table:formula="of:=[.U8]=[.U21]" office:value-type="boolean" office:boolean-value="true" calcext:value-type="boolean">
            <text:p>真</text:p>
          </table:table-cell>
          <table:table-cell table:formula="of:=[.V8]=[.V21]" office:value-type="boolean" office:boolean-value="true" calcext:value-type="boolean">
            <text:p>真</text:p>
          </table:table-cell>
          <table:table-cell table:formula="of:=[.W8]=[.W21]" office:value-type="boolean" office:boolean-value="true" calcext:value-type="boolean">
            <text:p>真</text:p>
          </table:table-cell>
          <table:table-cell table:formula="of:=[.X8]=[.X21]" office:value-type="boolean" office:boolean-value="true" calcext:value-type="boolean">
            <text:p>真</text:p>
          </table:table-cell>
          <table:table-cell table:formula="of:=[.Y8]=[.Y21]" office:value-type="boolean" office:boolean-value="true" calcext:value-type="boolean">
            <text:p>真</text:p>
          </table:table-cell>
          <table:table-cell table:formula="of:=[.Z8]=[.Z21]" office:value-type="boolean" office:boolean-value="true" calcext:value-type="boolean">
            <text:p>真</text:p>
          </table:table-cell>
          <table:table-cell table:formula="of:=[.AA8]=[.AA21]" office:value-type="boolean" office:boolean-value="true" calcext:value-type="boolean">
            <text:p>真</text:p>
          </table:table-cell>
          <table:table-cell table:formula="of:=[.AB8]=[.AB21]" office:value-type="boolean" office:boolean-value="true" calcext:value-type="boolean">
            <text:p>真</text:p>
          </table:table-cell>
          <table:table-cell table:formula="of:=[.AC8]=[.AC21]" office:value-type="boolean" office:boolean-value="true" calcext:value-type="boolean">
            <text:p>真</text:p>
          </table:table-cell>
          <table:table-cell table:formula="of:=[.AD8]=[.AD21]" office:value-type="boolean" office:boolean-value="true" calcext:value-type="boolean">
            <text:p>真</text:p>
          </table:table-cell>
          <table:table-cell table:formula="of:=[.AE8]=[.AE21]" office:value-type="boolean" office:boolean-value="true" calcext:value-type="boolean">
            <text:p>真</text:p>
          </table:table-cell>
          <table:table-cell table:formula="of:=[.AF8]=[.AF21]" office:value-type="boolean" office:boolean-value="true" calcext:value-type="boolean">
            <text:p>真</text:p>
          </table:table-cell>
          <table:table-cell table:formula="of:=[.AG8]=[.AG21]" office:value-type="boolean" office:boolean-value="true" calcext:value-type="boolean">
            <text:p>真</text:p>
          </table:table-cell>
          <table:table-cell table:formula="of:=[.AH8]=[.AH21]" office:value-type="boolean" office:boolean-value="true" calcext:value-type="boolean">
            <text:p>真</text:p>
          </table:table-cell>
          <table:table-cell table:formula="of:=[.AI8]=[.AI21]" office:value-type="boolean" office:boolean-value="true" calcext:value-type="boolean">
            <text:p>真</text:p>
          </table:table-cell>
          <table:table-cell table:formula="of:=[.AJ8]=[.AJ21]" office:value-type="boolean" office:boolean-value="true" calcext:value-type="boolean">
            <text:p>真</text:p>
          </table:table-cell>
          <table:table-cell table:formula="of:=[.AK8]=[.AK21]" office:value-type="boolean" office:boolean-value="true" calcext:value-type="boolean">
            <text:p>真</text:p>
          </table:table-cell>
          <table:table-cell table:formula="of:=[.AL8]=[.AL21]" office:value-type="boolean" office:boolean-value="true" calcext:value-type="boolean">
            <text:p>真</text:p>
          </table:table-cell>
          <table:table-cell table:formula="of:=[.AM8]=[.AM21]" office:value-type="boolean" office:boolean-value="true" calcext:value-type="boolean">
            <text:p>真</text:p>
          </table:table-cell>
          <table:table-cell table:formula="of:=[.AN8]=[.AN21]" office:value-type="boolean" office:boolean-value="true" calcext:value-type="boolean">
            <text:p>真</text:p>
          </table:table-cell>
          <table:table-cell table:formula="of:=[.AO8]=[.AO21]" office:value-type="boolean" office:boolean-value="true" calcext:value-type="boolean">
            <text:p>真</text:p>
          </table:table-cell>
          <table:table-cell table:formula="of:=[.AP8]=[.AP21]" office:value-type="boolean" office:boolean-value="true" calcext:value-type="boolean">
            <text:p>真</text:p>
          </table:table-cell>
          <table:table-cell table:formula="of:=[.AQ8]=[.AQ21]" office:value-type="boolean" office:boolean-value="true" calcext:value-type="boolean">
            <text:p>真</text:p>
          </table:table-cell>
          <table:table-cell table:formula="of:=[.AR8]=[.AR21]" office:value-type="boolean" office:boolean-value="true" calcext:value-type="boolean">
            <text:p>真</text:p>
          </table:table-cell>
          <table:table-cell table:formula="of:=[.AS8]=[.AS21]" office:value-type="boolean" office:boolean-value="true" calcext:value-type="boolean">
            <text:p>真</text:p>
          </table:table-cell>
          <table:table-cell table:formula="of:=[.AT8]=[.AT21]" office:value-type="boolean" office:boolean-value="true" calcext:value-type="boolean">
            <text:p>真</text:p>
          </table:table-cell>
          <table:table-cell table:formula="of:=[.AU8]=[.AU21]" office:value-type="boolean" office:boolean-value="true" calcext:value-type="boolean">
            <text:p>真</text:p>
          </table:table-cell>
          <table:table-cell table:formula="of:=[.AV8]=[.AV21]" office:value-type="boolean" office:boolean-value="true" calcext:value-type="boolean">
            <text:p>真</text:p>
          </table:table-cell>
          <table:table-cell table:formula="of:=[.AW8]=[.AW21]" office:value-type="boolean" office:boolean-value="true" calcext:value-type="boolean">
            <text:p>真</text:p>
          </table:table-cell>
          <table:table-cell table:formula="of:=[.AX8]=[.AX21]" office:value-type="boolean" office:boolean-value="true" calcext:value-type="boolean">
            <text:p>真</text:p>
          </table:table-cell>
          <table:table-cell table:formula="of:=[.AY8]=[.AY21]" office:value-type="boolean" office:boolean-value="true" calcext:value-type="boolean">
            <text:p>真</text:p>
          </table:table-cell>
          <table:table-cell/>
        </table:table-row>
        <table:table-row table:style-name="ro1">
          <table:table-cell/>
          <table:table-cell table:formula="of:=[.B9]=[.B22]" office:value-type="boolean" office:boolean-value="true" calcext:value-type="boolean">
            <text:p>真</text:p>
          </table:table-cell>
          <table:table-cell table:formula="of:=[.C9]=[.C22]" office:value-type="boolean" office:boolean-value="true" calcext:value-type="boolean">
            <text:p>真</text:p>
          </table:table-cell>
          <table:table-cell table:formula="of:=[.D9]=[.D22]" office:value-type="boolean" office:boolean-value="true" calcext:value-type="boolean">
            <text:p>真</text:p>
          </table:table-cell>
          <table:table-cell table:formula="of:=[.E9]=[.E22]" office:value-type="boolean" office:boolean-value="true" calcext:value-type="boolean">
            <text:p>真</text:p>
          </table:table-cell>
          <table:table-cell table:formula="of:=[.F9]=[.F22]" office:value-type="boolean" office:boolean-value="true" calcext:value-type="boolean">
            <text:p>真</text:p>
          </table:table-cell>
          <table:table-cell table:formula="of:=[.G9]=[.G22]" office:value-type="boolean" office:boolean-value="true" calcext:value-type="boolean">
            <text:p>真</text:p>
          </table:table-cell>
          <table:table-cell table:formula="of:=[.H9]=[.H22]" office:value-type="boolean" office:boolean-value="true" calcext:value-type="boolean">
            <text:p>真</text:p>
          </table:table-cell>
          <table:table-cell table:formula="of:=[.I9]=[.I22]" office:value-type="boolean" office:boolean-value="true" calcext:value-type="boolean">
            <text:p>真</text:p>
          </table:table-cell>
          <table:table-cell table:formula="of:=[.J9]=[.J22]" office:value-type="boolean" office:boolean-value="true" calcext:value-type="boolean">
            <text:p>真</text:p>
          </table:table-cell>
          <table:table-cell table:formula="of:=[.K9]=[.K22]" office:value-type="boolean" office:boolean-value="true" calcext:value-type="boolean">
            <text:p>真</text:p>
          </table:table-cell>
          <table:table-cell table:formula="of:=[.L9]=[.L22]" office:value-type="boolean" office:boolean-value="true" calcext:value-type="boolean">
            <text:p>真</text:p>
          </table:table-cell>
          <table:table-cell table:formula="of:=[.M9]=[.M22]" office:value-type="boolean" office:boolean-value="true" calcext:value-type="boolean">
            <text:p>真</text:p>
          </table:table-cell>
          <table:table-cell table:formula="of:=[.N9]=[.N22]" office:value-type="boolean" office:boolean-value="true" calcext:value-type="boolean">
            <text:p>真</text:p>
          </table:table-cell>
          <table:table-cell table:formula="of:=[.O9]=[.O22]" office:value-type="boolean" office:boolean-value="true" calcext:value-type="boolean">
            <text:p>真</text:p>
          </table:table-cell>
          <table:table-cell table:formula="of:=[.P9]=[.P22]" office:value-type="boolean" office:boolean-value="true" calcext:value-type="boolean">
            <text:p>真</text:p>
          </table:table-cell>
          <table:table-cell table:formula="of:=[.Q9]=[.Q22]" office:value-type="boolean" office:boolean-value="true" calcext:value-type="boolean">
            <text:p>真</text:p>
          </table:table-cell>
          <table:table-cell table:formula="of:=[.R9]=[.R22]" office:value-type="boolean" office:boolean-value="true" calcext:value-type="boolean">
            <text:p>真</text:p>
          </table:table-cell>
          <table:table-cell table:formula="of:=[.S9]=[.S22]" office:value-type="boolean" office:boolean-value="true" calcext:value-type="boolean">
            <text:p>真</text:p>
          </table:table-cell>
          <table:table-cell table:formula="of:=[.T9]=[.T22]" office:value-type="boolean" office:boolean-value="true" calcext:value-type="boolean">
            <text:p>真</text:p>
          </table:table-cell>
          <table:table-cell table:formula="of:=[.U9]=[.U22]" office:value-type="boolean" office:boolean-value="true" calcext:value-type="boolean">
            <text:p>真</text:p>
          </table:table-cell>
          <table:table-cell table:formula="of:=[.V9]=[.V22]" office:value-type="boolean" office:boolean-value="true" calcext:value-type="boolean">
            <text:p>真</text:p>
          </table:table-cell>
          <table:table-cell table:formula="of:=[.W9]=[.W22]" office:value-type="boolean" office:boolean-value="true" calcext:value-type="boolean">
            <text:p>真</text:p>
          </table:table-cell>
          <table:table-cell table:formula="of:=[.X9]=[.X22]" office:value-type="boolean" office:boolean-value="true" calcext:value-type="boolean">
            <text:p>真</text:p>
          </table:table-cell>
          <table:table-cell table:formula="of:=[.Y9]=[.Y22]" office:value-type="boolean" office:boolean-value="true" calcext:value-type="boolean">
            <text:p>真</text:p>
          </table:table-cell>
          <table:table-cell table:formula="of:=[.Z9]=[.Z22]" office:value-type="boolean" office:boolean-value="true" calcext:value-type="boolean">
            <text:p>真</text:p>
          </table:table-cell>
          <table:table-cell table:formula="of:=[.AA9]=[.AA22]" office:value-type="boolean" office:boolean-value="true" calcext:value-type="boolean">
            <text:p>真</text:p>
          </table:table-cell>
          <table:table-cell table:formula="of:=[.AB9]=[.AB22]" office:value-type="boolean" office:boolean-value="true" calcext:value-type="boolean">
            <text:p>真</text:p>
          </table:table-cell>
          <table:table-cell table:formula="of:=[.AC9]=[.AC22]" office:value-type="boolean" office:boolean-value="true" calcext:value-type="boolean">
            <text:p>真</text:p>
          </table:table-cell>
          <table:table-cell table:formula="of:=[.AD9]=[.AD22]" office:value-type="boolean" office:boolean-value="true" calcext:value-type="boolean">
            <text:p>真</text:p>
          </table:table-cell>
          <table:table-cell table:formula="of:=[.AE9]=[.AE22]" office:value-type="boolean" office:boolean-value="true" calcext:value-type="boolean">
            <text:p>真</text:p>
          </table:table-cell>
          <table:table-cell table:formula="of:=[.AF9]=[.AF22]" office:value-type="boolean" office:boolean-value="true" calcext:value-type="boolean">
            <text:p>真</text:p>
          </table:table-cell>
          <table:table-cell table:formula="of:=[.AG9]=[.AG22]" office:value-type="boolean" office:boolean-value="true" calcext:value-type="boolean">
            <text:p>真</text:p>
          </table:table-cell>
          <table:table-cell table:formula="of:=[.AH9]=[.AH22]" office:value-type="boolean" office:boolean-value="true" calcext:value-type="boolean">
            <text:p>真</text:p>
          </table:table-cell>
          <table:table-cell table:formula="of:=[.AI9]=[.AI22]" office:value-type="boolean" office:boolean-value="true" calcext:value-type="boolean">
            <text:p>真</text:p>
          </table:table-cell>
          <table:table-cell table:formula="of:=[.AJ9]=[.AJ22]" office:value-type="boolean" office:boolean-value="true" calcext:value-type="boolean">
            <text:p>真</text:p>
          </table:table-cell>
          <table:table-cell table:formula="of:=[.AK9]=[.AK22]" office:value-type="boolean" office:boolean-value="true" calcext:value-type="boolean">
            <text:p>真</text:p>
          </table:table-cell>
          <table:table-cell table:formula="of:=[.AL9]=[.AL22]" office:value-type="boolean" office:boolean-value="true" calcext:value-type="boolean">
            <text:p>真</text:p>
          </table:table-cell>
          <table:table-cell table:formula="of:=[.AM9]=[.AM22]" office:value-type="boolean" office:boolean-value="true" calcext:value-type="boolean">
            <text:p>真</text:p>
          </table:table-cell>
          <table:table-cell table:formula="of:=[.AN9]=[.AN22]" office:value-type="boolean" office:boolean-value="true" calcext:value-type="boolean">
            <text:p>真</text:p>
          </table:table-cell>
          <table:table-cell table:formula="of:=[.AO9]=[.AO22]" office:value-type="boolean" office:boolean-value="true" calcext:value-type="boolean">
            <text:p>真</text:p>
          </table:table-cell>
          <table:table-cell table:formula="of:=[.AP9]=[.AP22]" office:value-type="boolean" office:boolean-value="true" calcext:value-type="boolean">
            <text:p>真</text:p>
          </table:table-cell>
          <table:table-cell table:formula="of:=[.AQ9]=[.AQ22]" office:value-type="boolean" office:boolean-value="true" calcext:value-type="boolean">
            <text:p>真</text:p>
          </table:table-cell>
          <table:table-cell table:formula="of:=[.AR9]=[.AR22]" office:value-type="boolean" office:boolean-value="true" calcext:value-type="boolean">
            <text:p>真</text:p>
          </table:table-cell>
          <table:table-cell table:formula="of:=[.AS9]=[.AS22]" office:value-type="boolean" office:boolean-value="true" calcext:value-type="boolean">
            <text:p>真</text:p>
          </table:table-cell>
          <table:table-cell table:formula="of:=[.AT9]=[.AT22]" office:value-type="boolean" office:boolean-value="true" calcext:value-type="boolean">
            <text:p>真</text:p>
          </table:table-cell>
          <table:table-cell table:formula="of:=[.AU9]=[.AU22]" office:value-type="boolean" office:boolean-value="true" calcext:value-type="boolean">
            <text:p>真</text:p>
          </table:table-cell>
          <table:table-cell table:formula="of:=[.AV9]=[.AV22]" office:value-type="boolean" office:boolean-value="true" calcext:value-type="boolean">
            <text:p>真</text:p>
          </table:table-cell>
          <table:table-cell table:formula="of:=[.AW9]=[.AW22]" office:value-type="boolean" office:boolean-value="true" calcext:value-type="boolean">
            <text:p>真</text:p>
          </table:table-cell>
          <table:table-cell table:formula="of:=[.AX9]=[.AX22]" office:value-type="boolean" office:boolean-value="true" calcext:value-type="boolean">
            <text:p>真</text:p>
          </table:table-cell>
          <table:table-cell table:formula="of:=[.AY9]=[.AY22]" office:value-type="boolean" office:boolean-value="true" calcext:value-type="boolean">
            <text:p>真</text:p>
          </table:table-cell>
          <table:table-cell/>
        </table:table-row>
        <table:table-row table:style-name="ro1">
          <table:table-cell/>
          <table:table-cell table:formula="of:=[.B10]=[.B23]" office:value-type="boolean" office:boolean-value="true" calcext:value-type="boolean">
            <text:p>真</text:p>
          </table:table-cell>
          <table:table-cell table:formula="of:=[.C10]=[.C23]" office:value-type="boolean" office:boolean-value="true" calcext:value-type="boolean">
            <text:p>真</text:p>
          </table:table-cell>
          <table:table-cell table:formula="of:=[.D10]=[.D23]" office:value-type="boolean" office:boolean-value="true" calcext:value-type="boolean">
            <text:p>真</text:p>
          </table:table-cell>
          <table:table-cell table:formula="of:=[.E10]=[.E23]" office:value-type="boolean" office:boolean-value="true" calcext:value-type="boolean">
            <text:p>真</text:p>
          </table:table-cell>
          <table:table-cell table:formula="of:=[.F10]=[.F23]" office:value-type="boolean" office:boolean-value="true" calcext:value-type="boolean">
            <text:p>真</text:p>
          </table:table-cell>
          <table:table-cell table:formula="of:=[.G10]=[.G23]" office:value-type="boolean" office:boolean-value="false" calcext:value-type="boolean">
            <text:p>假</text:p>
          </table:table-cell>
          <table:table-cell table:formula="of:=[.H10]=[.H23]" office:value-type="boolean" office:boolean-value="true" calcext:value-type="boolean">
            <text:p>真</text:p>
          </table:table-cell>
          <table:table-cell table:formula="of:=[.I10]=[.I23]" office:value-type="boolean" office:boolean-value="true" calcext:value-type="boolean">
            <text:p>真</text:p>
          </table:table-cell>
          <table:table-cell table:formula="of:=[.J10]=[.J23]" office:value-type="boolean" office:boolean-value="true" calcext:value-type="boolean">
            <text:p>真</text:p>
          </table:table-cell>
          <table:table-cell table:formula="of:=[.K10]=[.K23]" office:value-type="boolean" office:boolean-value="true" calcext:value-type="boolean">
            <text:p>真</text:p>
          </table:table-cell>
          <table:table-cell table:formula="of:=[.L10]=[.L23]" office:value-type="boolean" office:boolean-value="true" calcext:value-type="boolean">
            <text:p>真</text:p>
          </table:table-cell>
          <table:table-cell table:formula="of:=[.M10]=[.M23]" office:value-type="boolean" office:boolean-value="true" calcext:value-type="boolean">
            <text:p>真</text:p>
          </table:table-cell>
          <table:table-cell table:formula="of:=[.N10]=[.N23]" office:value-type="boolean" office:boolean-value="true" calcext:value-type="boolean">
            <text:p>真</text:p>
          </table:table-cell>
          <table:table-cell table:formula="of:=[.O10]=[.O23]" office:value-type="boolean" office:boolean-value="true" calcext:value-type="boolean">
            <text:p>真</text:p>
          </table:table-cell>
          <table:table-cell table:formula="of:=[.P10]=[.P23]" office:value-type="boolean" office:boolean-value="true" calcext:value-type="boolean">
            <text:p>真</text:p>
          </table:table-cell>
          <table:table-cell table:formula="of:=[.Q10]=[.Q23]" office:value-type="boolean" office:boolean-value="true" calcext:value-type="boolean">
            <text:p>真</text:p>
          </table:table-cell>
          <table:table-cell table:formula="of:=[.R10]=[.R23]" office:value-type="boolean" office:boolean-value="true" calcext:value-type="boolean">
            <text:p>真</text:p>
          </table:table-cell>
          <table:table-cell table:formula="of:=[.S10]=[.S23]" office:value-type="boolean" office:boolean-value="true" calcext:value-type="boolean">
            <text:p>真</text:p>
          </table:table-cell>
          <table:table-cell table:formula="of:=[.T10]=[.T23]" office:value-type="boolean" office:boolean-value="true" calcext:value-type="boolean">
            <text:p>真</text:p>
          </table:table-cell>
          <table:table-cell table:formula="of:=[.U10]=[.U23]" office:value-type="boolean" office:boolean-value="true" calcext:value-type="boolean">
            <text:p>真</text:p>
          </table:table-cell>
          <table:table-cell table:formula="of:=[.V10]=[.V23]" office:value-type="boolean" office:boolean-value="true" calcext:value-type="boolean">
            <text:p>真</text:p>
          </table:table-cell>
          <table:table-cell table:formula="of:=[.W10]=[.W23]" office:value-type="boolean" office:boolean-value="true" calcext:value-type="boolean">
            <text:p>真</text:p>
          </table:table-cell>
          <table:table-cell table:formula="of:=[.X10]=[.X23]" office:value-type="boolean" office:boolean-value="true" calcext:value-type="boolean">
            <text:p>真</text:p>
          </table:table-cell>
          <table:table-cell table:formula="of:=[.Y10]=[.Y23]" office:value-type="boolean" office:boolean-value="true" calcext:value-type="boolean">
            <text:p>真</text:p>
          </table:table-cell>
          <table:table-cell table:formula="of:=[.Z10]=[.Z23]" office:value-type="boolean" office:boolean-value="true" calcext:value-type="boolean">
            <text:p>真</text:p>
          </table:table-cell>
          <table:table-cell table:formula="of:=[.AA10]=[.AA23]" office:value-type="boolean" office:boolean-value="true" calcext:value-type="boolean">
            <text:p>真</text:p>
          </table:table-cell>
          <table:table-cell table:formula="of:=[.AB10]=[.AB23]" office:value-type="boolean" office:boolean-value="true" calcext:value-type="boolean">
            <text:p>真</text:p>
          </table:table-cell>
          <table:table-cell table:formula="of:=[.AC10]=[.AC23]" office:value-type="boolean" office:boolean-value="true" calcext:value-type="boolean">
            <text:p>真</text:p>
          </table:table-cell>
          <table:table-cell table:formula="of:=[.AD10]=[.AD23]" office:value-type="boolean" office:boolean-value="true" calcext:value-type="boolean">
            <text:p>真</text:p>
          </table:table-cell>
          <table:table-cell table:formula="of:=[.AE10]=[.AE23]" office:value-type="boolean" office:boolean-value="true" calcext:value-type="boolean">
            <text:p>真</text:p>
          </table:table-cell>
          <table:table-cell table:formula="of:=[.AF10]=[.AF23]" office:value-type="boolean" office:boolean-value="true" calcext:value-type="boolean">
            <text:p>真</text:p>
          </table:table-cell>
          <table:table-cell table:formula="of:=[.AG10]=[.AG23]" office:value-type="boolean" office:boolean-value="true" calcext:value-type="boolean">
            <text:p>真</text:p>
          </table:table-cell>
          <table:table-cell table:formula="of:=[.AH10]=[.AH23]" office:value-type="boolean" office:boolean-value="true" calcext:value-type="boolean">
            <text:p>真</text:p>
          </table:table-cell>
          <table:table-cell table:formula="of:=[.AI10]=[.AI23]" office:value-type="boolean" office:boolean-value="true" calcext:value-type="boolean">
            <text:p>真</text:p>
          </table:table-cell>
          <table:table-cell table:formula="of:=[.AJ10]=[.AJ23]" office:value-type="boolean" office:boolean-value="true" calcext:value-type="boolean">
            <text:p>真</text:p>
          </table:table-cell>
          <table:table-cell table:formula="of:=[.AK10]=[.AK23]" office:value-type="boolean" office:boolean-value="true" calcext:value-type="boolean">
            <text:p>真</text:p>
          </table:table-cell>
          <table:table-cell table:formula="of:=[.AL10]=[.AL23]" office:value-type="boolean" office:boolean-value="true" calcext:value-type="boolean">
            <text:p>真</text:p>
          </table:table-cell>
          <table:table-cell table:formula="of:=[.AM10]=[.AM23]" office:value-type="boolean" office:boolean-value="true" calcext:value-type="boolean">
            <text:p>真</text:p>
          </table:table-cell>
          <table:table-cell table:formula="of:=[.AN10]=[.AN23]" office:value-type="boolean" office:boolean-value="true" calcext:value-type="boolean">
            <text:p>真</text:p>
          </table:table-cell>
          <table:table-cell table:formula="of:=[.AO10]=[.AO23]" office:value-type="boolean" office:boolean-value="true" calcext:value-type="boolean">
            <text:p>真</text:p>
          </table:table-cell>
          <table:table-cell table:formula="of:=[.AP10]=[.AP23]" office:value-type="boolean" office:boolean-value="true" calcext:value-type="boolean">
            <text:p>真</text:p>
          </table:table-cell>
          <table:table-cell table:formula="of:=[.AQ10]=[.AQ23]" office:value-type="boolean" office:boolean-value="true" calcext:value-type="boolean">
            <text:p>真</text:p>
          </table:table-cell>
          <table:table-cell table:formula="of:=[.AR10]=[.AR23]" office:value-type="boolean" office:boolean-value="true" calcext:value-type="boolean">
            <text:p>真</text:p>
          </table:table-cell>
          <table:table-cell table:formula="of:=[.AS10]=[.AS23]" office:value-type="boolean" office:boolean-value="true" calcext:value-type="boolean">
            <text:p>真</text:p>
          </table:table-cell>
          <table:table-cell table:formula="of:=[.AT10]=[.AT23]" office:value-type="boolean" office:boolean-value="true" calcext:value-type="boolean">
            <text:p>真</text:p>
          </table:table-cell>
          <table:table-cell table:formula="of:=[.AU10]=[.AU23]" office:value-type="boolean" office:boolean-value="true" calcext:value-type="boolean">
            <text:p>真</text:p>
          </table:table-cell>
          <table:table-cell table:formula="of:=[.AV10]=[.AV23]" office:value-type="boolean" office:boolean-value="true" calcext:value-type="boolean">
            <text:p>真</text:p>
          </table:table-cell>
          <table:table-cell table:formula="of:=[.AW10]=[.AW23]" office:value-type="boolean" office:boolean-value="true" calcext:value-type="boolean">
            <text:p>真</text:p>
          </table:table-cell>
          <table:table-cell table:formula="of:=[.AX10]=[.AX23]" office:value-type="boolean" office:boolean-value="false" calcext:value-type="boolean">
            <text:p>假</text:p>
          </table:table-cell>
          <table:table-cell table:formula="of:=[.AY10]=[.AY23]" office:value-type="boolean" office:boolean-value="true" calcext:value-type="boolean">
            <text:p>真</text:p>
          </table:table-cell>
          <table:table-cell/>
        </table:table-row>
        <table:table-row table:style-name="ro1">
          <table:table-cell/>
          <table:table-cell table:formula="of:=[.B11]=[.B24]" office:value-type="boolean" office:boolean-value="true" calcext:value-type="boolean">
            <text:p>真</text:p>
          </table:table-cell>
          <table:table-cell table:formula="of:=[.C11]=[.C24]" office:value-type="boolean" office:boolean-value="true" calcext:value-type="boolean">
            <text:p>真</text:p>
          </table:table-cell>
          <table:table-cell table:formula="of:=[.D11]=[.D24]" office:value-type="boolean" office:boolean-value="true" calcext:value-type="boolean">
            <text:p>真</text:p>
          </table:table-cell>
          <table:table-cell table:formula="of:=[.E11]=[.E24]" office:value-type="boolean" office:boolean-value="true" calcext:value-type="boolean">
            <text:p>真</text:p>
          </table:table-cell>
          <table:table-cell table:formula="of:=[.F11]=[.F24]" office:value-type="boolean" office:boolean-value="true" calcext:value-type="boolean">
            <text:p>真</text:p>
          </table:table-cell>
          <table:table-cell table:formula="of:=[.G11]=[.G24]" office:value-type="boolean" office:boolean-value="true" calcext:value-type="boolean">
            <text:p>真</text:p>
          </table:table-cell>
          <table:table-cell table:formula="of:=[.H11]=[.H24]" office:value-type="boolean" office:boolean-value="true" calcext:value-type="boolean">
            <text:p>真</text:p>
          </table:table-cell>
          <table:table-cell table:formula="of:=[.I11]=[.I24]" office:value-type="boolean" office:boolean-value="true" calcext:value-type="boolean">
            <text:p>真</text:p>
          </table:table-cell>
          <table:table-cell table:formula="of:=[.J11]=[.J24]" office:value-type="boolean" office:boolean-value="true" calcext:value-type="boolean">
            <text:p>真</text:p>
          </table:table-cell>
          <table:table-cell table:formula="of:=[.K11]=[.K24]" office:value-type="boolean" office:boolean-value="true" calcext:value-type="boolean">
            <text:p>真</text:p>
          </table:table-cell>
          <table:table-cell table:formula="of:=[.L11]=[.L24]" office:value-type="boolean" office:boolean-value="true" calcext:value-type="boolean">
            <text:p>真</text:p>
          </table:table-cell>
          <table:table-cell table:formula="of:=[.M11]=[.M24]" office:value-type="boolean" office:boolean-value="true" calcext:value-type="boolean">
            <text:p>真</text:p>
          </table:table-cell>
          <table:table-cell table:formula="of:=[.N11]=[.N24]" office:value-type="boolean" office:boolean-value="true" calcext:value-type="boolean">
            <text:p>真</text:p>
          </table:table-cell>
          <table:table-cell table:formula="of:=[.O11]=[.O24]" office:value-type="boolean" office:boolean-value="true" calcext:value-type="boolean">
            <text:p>真</text:p>
          </table:table-cell>
          <table:table-cell table:formula="of:=[.P11]=[.P24]" office:value-type="boolean" office:boolean-value="true" calcext:value-type="boolean">
            <text:p>真</text:p>
          </table:table-cell>
          <table:table-cell table:formula="of:=[.Q11]=[.Q24]" office:value-type="boolean" office:boolean-value="true" calcext:value-type="boolean">
            <text:p>真</text:p>
          </table:table-cell>
          <table:table-cell table:formula="of:=[.R11]=[.R24]" office:value-type="boolean" office:boolean-value="true" calcext:value-type="boolean">
            <text:p>真</text:p>
          </table:table-cell>
          <table:table-cell table:formula="of:=[.S11]=[.S24]" office:value-type="boolean" office:boolean-value="true" calcext:value-type="boolean">
            <text:p>真</text:p>
          </table:table-cell>
          <table:table-cell table:formula="of:=[.T11]=[.T24]" office:value-type="boolean" office:boolean-value="true" calcext:value-type="boolean">
            <text:p>真</text:p>
          </table:table-cell>
          <table:table-cell table:formula="of:=[.U11]=[.U24]" office:value-type="boolean" office:boolean-value="true" calcext:value-type="boolean">
            <text:p>真</text:p>
          </table:table-cell>
          <table:table-cell table:formula="of:=[.V11]=[.V24]" office:value-type="boolean" office:boolean-value="true" calcext:value-type="boolean">
            <text:p>真</text:p>
          </table:table-cell>
          <table:table-cell table:formula="of:=[.W11]=[.W24]" office:value-type="boolean" office:boolean-value="true" calcext:value-type="boolean">
            <text:p>真</text:p>
          </table:table-cell>
          <table:table-cell table:formula="of:=[.X11]=[.X24]" office:value-type="boolean" office:boolean-value="true" calcext:value-type="boolean">
            <text:p>真</text:p>
          </table:table-cell>
          <table:table-cell table:formula="of:=[.Y11]=[.Y24]" office:value-type="boolean" office:boolean-value="true" calcext:value-type="boolean">
            <text:p>真</text:p>
          </table:table-cell>
          <table:table-cell table:formula="of:=[.Z11]=[.Z24]" office:value-type="boolean" office:boolean-value="true" calcext:value-type="boolean">
            <text:p>真</text:p>
          </table:table-cell>
          <table:table-cell table:formula="of:=[.AA11]=[.AA24]" office:value-type="boolean" office:boolean-value="false" calcext:value-type="boolean">
            <text:p>假</text:p>
          </table:table-cell>
          <table:table-cell table:formula="of:=[.AB11]=[.AB24]" office:value-type="boolean" office:boolean-value="true" calcext:value-type="boolean">
            <text:p>真</text:p>
          </table:table-cell>
          <table:table-cell table:formula="of:=[.AC11]=[.AC24]" office:value-type="boolean" office:boolean-value="true" calcext:value-type="boolean">
            <text:p>真</text:p>
          </table:table-cell>
          <table:table-cell table:formula="of:=[.AD11]=[.AD24]" office:value-type="boolean" office:boolean-value="true" calcext:value-type="boolean">
            <text:p>真</text:p>
          </table:table-cell>
          <table:table-cell table:formula="of:=[.AE11]=[.AE24]" office:value-type="boolean" office:boolean-value="true" calcext:value-type="boolean">
            <text:p>真</text:p>
          </table:table-cell>
          <table:table-cell table:formula="of:=[.AF11]=[.AF24]" office:value-type="boolean" office:boolean-value="true" calcext:value-type="boolean">
            <text:p>真</text:p>
          </table:table-cell>
          <table:table-cell table:formula="of:=[.AG11]=[.AG24]" office:value-type="boolean" office:boolean-value="true" calcext:value-type="boolean">
            <text:p>真</text:p>
          </table:table-cell>
          <table:table-cell table:formula="of:=[.AH11]=[.AH24]" office:value-type="boolean" office:boolean-value="true" calcext:value-type="boolean">
            <text:p>真</text:p>
          </table:table-cell>
          <table:table-cell table:formula="of:=[.AI11]=[.AI24]" office:value-type="boolean" office:boolean-value="true" calcext:value-type="boolean">
            <text:p>真</text:p>
          </table:table-cell>
          <table:table-cell table:formula="of:=[.AJ11]=[.AJ24]" office:value-type="boolean" office:boolean-value="true" calcext:value-type="boolean">
            <text:p>真</text:p>
          </table:table-cell>
          <table:table-cell table:formula="of:=[.AK11]=[.AK24]" office:value-type="boolean" office:boolean-value="true" calcext:value-type="boolean">
            <text:p>真</text:p>
          </table:table-cell>
          <table:table-cell table:formula="of:=[.AL11]=[.AL24]" office:value-type="boolean" office:boolean-value="true" calcext:value-type="boolean">
            <text:p>真</text:p>
          </table:table-cell>
          <table:table-cell table:formula="of:=[.AM11]=[.AM24]" office:value-type="boolean" office:boolean-value="true" calcext:value-type="boolean">
            <text:p>真</text:p>
          </table:table-cell>
          <table:table-cell table:formula="of:=[.AN11]=[.AN24]" office:value-type="boolean" office:boolean-value="true" calcext:value-type="boolean">
            <text:p>真</text:p>
          </table:table-cell>
          <table:table-cell table:formula="of:=[.AO11]=[.AO24]" office:value-type="boolean" office:boolean-value="true" calcext:value-type="boolean">
            <text:p>真</text:p>
          </table:table-cell>
          <table:table-cell table:formula="of:=[.AP11]=[.AP24]" office:value-type="boolean" office:boolean-value="true" calcext:value-type="boolean">
            <text:p>真</text:p>
          </table:table-cell>
          <table:table-cell table:formula="of:=[.AQ11]=[.AQ24]" office:value-type="boolean" office:boolean-value="true" calcext:value-type="boolean">
            <text:p>真</text:p>
          </table:table-cell>
          <table:table-cell table:formula="of:=[.AR11]=[.AR24]" office:value-type="boolean" office:boolean-value="true" calcext:value-type="boolean">
            <text:p>真</text:p>
          </table:table-cell>
          <table:table-cell table:formula="of:=[.AS11]=[.AS24]" office:value-type="boolean" office:boolean-value="true" calcext:value-type="boolean">
            <text:p>真</text:p>
          </table:table-cell>
          <table:table-cell table:formula="of:=[.AT11]=[.AT24]" office:value-type="boolean" office:boolean-value="true" calcext:value-type="boolean">
            <text:p>真</text:p>
          </table:table-cell>
          <table:table-cell table:formula="of:=[.AU11]=[.AU24]" office:value-type="boolean" office:boolean-value="true" calcext:value-type="boolean">
            <text:p>真</text:p>
          </table:table-cell>
          <table:table-cell table:formula="of:=[.AV11]=[.AV24]" office:value-type="boolean" office:boolean-value="true" calcext:value-type="boolean">
            <text:p>真</text:p>
          </table:table-cell>
          <table:table-cell table:formula="of:=[.AW11]=[.AW24]" office:value-type="boolean" office:boolean-value="true" calcext:value-type="boolean">
            <text:p>真</text:p>
          </table:table-cell>
          <table:table-cell table:formula="of:=[.AX11]=[.AX24]" office:value-type="boolean" office:boolean-value="true" calcext:value-type="boolean">
            <text:p>真</text:p>
          </table:table-cell>
          <table:table-cell table:formula="of:=[.AY11]=[.AY24]" office:value-type="boolean" office:boolean-value="false" calcext:value-type="boolean">
            <text:p>假</text:p>
          </table:table-cell>
          <table:table-cell/>
        </table:table-row>
        <table:table-row table:style-name="ro1">
          <table:table-cell/>
          <table:table-cell table:formula="of:=[.B12]=[.B25]" office:value-type="boolean" office:boolean-value="true" calcext:value-type="boolean">
            <text:p>真</text:p>
          </table:table-cell>
          <table:table-cell table:formula="of:=[.C12]=[.C25]" office:value-type="boolean" office:boolean-value="true" calcext:value-type="boolean">
            <text:p>真</text:p>
          </table:table-cell>
          <table:table-cell table:formula="of:=[.D12]=[.D25]" office:value-type="boolean" office:boolean-value="true" calcext:value-type="boolean">
            <text:p>真</text:p>
          </table:table-cell>
          <table:table-cell table:formula="of:=[.E12]=[.E25]" office:value-type="boolean" office:boolean-value="true" calcext:value-type="boolean">
            <text:p>真</text:p>
          </table:table-cell>
          <table:table-cell table:formula="of:=[.F12]=[.F25]" office:value-type="boolean" office:boolean-value="true" calcext:value-type="boolean">
            <text:p>真</text:p>
          </table:table-cell>
          <table:table-cell table:formula="of:=[.G12]=[.G25]" office:value-type="boolean" office:boolean-value="true" calcext:value-type="boolean">
            <text:p>真</text:p>
          </table:table-cell>
          <table:table-cell table:formula="of:=[.H12]=[.H25]" office:value-type="boolean" office:boolean-value="true" calcext:value-type="boolean">
            <text:p>真</text:p>
          </table:table-cell>
          <table:table-cell table:formula="of:=[.I12]=[.I25]" office:value-type="boolean" office:boolean-value="true" calcext:value-type="boolean">
            <text:p>真</text:p>
          </table:table-cell>
          <table:table-cell table:formula="of:=[.J12]=[.J25]" office:value-type="boolean" office:boolean-value="true" calcext:value-type="boolean">
            <text:p>真</text:p>
          </table:table-cell>
          <table:table-cell table:formula="of:=[.K12]=[.K25]" office:value-type="boolean" office:boolean-value="true" calcext:value-type="boolean">
            <text:p>真</text:p>
          </table:table-cell>
          <table:table-cell table:formula="of:=[.L12]=[.L25]" office:value-type="boolean" office:boolean-value="true" calcext:value-type="boolean">
            <text:p>真</text:p>
          </table:table-cell>
          <table:table-cell table:formula="of:=[.M12]=[.M25]" office:value-type="boolean" office:boolean-value="true" calcext:value-type="boolean">
            <text:p>真</text:p>
          </table:table-cell>
          <table:table-cell table:formula="of:=[.N12]=[.N25]" office:value-type="boolean" office:boolean-value="true" calcext:value-type="boolean">
            <text:p>真</text:p>
          </table:table-cell>
          <table:table-cell table:formula="of:=[.O12]=[.O25]" office:value-type="boolean" office:boolean-value="true" calcext:value-type="boolean">
            <text:p>真</text:p>
          </table:table-cell>
          <table:table-cell table:formula="of:=[.P12]=[.P25]" office:value-type="boolean" office:boolean-value="true" calcext:value-type="boolean">
            <text:p>真</text:p>
          </table:table-cell>
          <table:table-cell table:formula="of:=[.Q12]=[.Q25]" office:value-type="boolean" office:boolean-value="true" calcext:value-type="boolean">
            <text:p>真</text:p>
          </table:table-cell>
          <table:table-cell table:formula="of:=[.R12]=[.R25]" office:value-type="boolean" office:boolean-value="true" calcext:value-type="boolean">
            <text:p>真</text:p>
          </table:table-cell>
          <table:table-cell table:formula="of:=[.S12]=[.S25]" office:value-type="boolean" office:boolean-value="true" calcext:value-type="boolean">
            <text:p>真</text:p>
          </table:table-cell>
          <table:table-cell table:formula="of:=[.T12]=[.T25]" office:value-type="boolean" office:boolean-value="true" calcext:value-type="boolean">
            <text:p>真</text:p>
          </table:table-cell>
          <table:table-cell table:formula="of:=[.U12]=[.U25]" office:value-type="boolean" office:boolean-value="true" calcext:value-type="boolean">
            <text:p>真</text:p>
          </table:table-cell>
          <table:table-cell table:formula="of:=[.V12]=[.V25]" office:value-type="boolean" office:boolean-value="true" calcext:value-type="boolean">
            <text:p>真</text:p>
          </table:table-cell>
          <table:table-cell table:formula="of:=[.W12]=[.W25]" office:value-type="boolean" office:boolean-value="true" calcext:value-type="boolean">
            <text:p>真</text:p>
          </table:table-cell>
          <table:table-cell table:formula="of:=[.X12]=[.X25]" office:value-type="boolean" office:boolean-value="true" calcext:value-type="boolean">
            <text:p>真</text:p>
          </table:table-cell>
          <table:table-cell table:formula="of:=[.Y12]=[.Y25]" office:value-type="boolean" office:boolean-value="true" calcext:value-type="boolean">
            <text:p>真</text:p>
          </table:table-cell>
          <table:table-cell table:formula="of:=[.Z12]=[.Z25]" office:value-type="boolean" office:boolean-value="true" calcext:value-type="boolean">
            <text:p>真</text:p>
          </table:table-cell>
          <table:table-cell table:formula="of:=[.AA12]=[.AA25]" office:value-type="boolean" office:boolean-value="true" calcext:value-type="boolean">
            <text:p>真</text:p>
          </table:table-cell>
          <table:table-cell table:formula="of:=[.AB12]=[.AB25]" office:value-type="boolean" office:boolean-value="true" calcext:value-type="boolean">
            <text:p>真</text:p>
          </table:table-cell>
          <table:table-cell table:formula="of:=[.AC12]=[.AC25]" office:value-type="boolean" office:boolean-value="true" calcext:value-type="boolean">
            <text:p>真</text:p>
          </table:table-cell>
          <table:table-cell table:formula="of:=[.AD12]=[.AD25]" office:value-type="boolean" office:boolean-value="true" calcext:value-type="boolean">
            <text:p>真</text:p>
          </table:table-cell>
          <table:table-cell table:formula="of:=[.AE12]=[.AE25]" office:value-type="boolean" office:boolean-value="true" calcext:value-type="boolean">
            <text:p>真</text:p>
          </table:table-cell>
          <table:table-cell table:formula="of:=[.AF12]=[.AF25]" office:value-type="boolean" office:boolean-value="true" calcext:value-type="boolean">
            <text:p>真</text:p>
          </table:table-cell>
          <table:table-cell table:formula="of:=[.AG12]=[.AG25]" office:value-type="boolean" office:boolean-value="true" calcext:value-type="boolean">
            <text:p>真</text:p>
          </table:table-cell>
          <table:table-cell table:formula="of:=[.AH12]=[.AH25]" office:value-type="boolean" office:boolean-value="true" calcext:value-type="boolean">
            <text:p>真</text:p>
          </table:table-cell>
          <table:table-cell table:formula="of:=[.AI12]=[.AI25]" office:value-type="boolean" office:boolean-value="true" calcext:value-type="boolean">
            <text:p>真</text:p>
          </table:table-cell>
          <table:table-cell table:formula="of:=[.AJ12]=[.AJ25]" office:value-type="boolean" office:boolean-value="true" calcext:value-type="boolean">
            <text:p>真</text:p>
          </table:table-cell>
          <table:table-cell table:formula="of:=[.AK12]=[.AK25]" office:value-type="boolean" office:boolean-value="true" calcext:value-type="boolean">
            <text:p>真</text:p>
          </table:table-cell>
          <table:table-cell table:formula="of:=[.AL12]=[.AL25]" office:value-type="boolean" office:boolean-value="true" calcext:value-type="boolean">
            <text:p>真</text:p>
          </table:table-cell>
          <table:table-cell table:formula="of:=[.AM12]=[.AM25]" office:value-type="boolean" office:boolean-value="true" calcext:value-type="boolean">
            <text:p>真</text:p>
          </table:table-cell>
          <table:table-cell table:formula="of:=[.AN12]=[.AN25]" office:value-type="boolean" office:boolean-value="true" calcext:value-type="boolean">
            <text:p>真</text:p>
          </table:table-cell>
          <table:table-cell table:formula="of:=[.AO12]=[.AO25]" office:value-type="boolean" office:boolean-value="true" calcext:value-type="boolean">
            <text:p>真</text:p>
          </table:table-cell>
          <table:table-cell table:formula="of:=[.AP12]=[.AP25]" office:value-type="boolean" office:boolean-value="true" calcext:value-type="boolean">
            <text:p>真</text:p>
          </table:table-cell>
          <table:table-cell table:formula="of:=[.AQ12]=[.AQ25]" office:value-type="boolean" office:boolean-value="true" calcext:value-type="boolean">
            <text:p>真</text:p>
          </table:table-cell>
          <table:table-cell table:formula="of:=[.AR12]=[.AR25]" office:value-type="boolean" office:boolean-value="true" calcext:value-type="boolean">
            <text:p>真</text:p>
          </table:table-cell>
          <table:table-cell table:formula="of:=[.AS12]=[.AS25]" office:value-type="boolean" office:boolean-value="true" calcext:value-type="boolean">
            <text:p>真</text:p>
          </table:table-cell>
          <table:table-cell table:formula="of:=[.AT12]=[.AT25]" office:value-type="boolean" office:boolean-value="true" calcext:value-type="boolean">
            <text:p>真</text:p>
          </table:table-cell>
          <table:table-cell table:formula="of:=[.AU12]=[.AU25]" office:value-type="boolean" office:boolean-value="true" calcext:value-type="boolean">
            <text:p>真</text:p>
          </table:table-cell>
          <table:table-cell table:formula="of:=[.AV12]=[.AV25]" office:value-type="boolean" office:boolean-value="true" calcext:value-type="boolean">
            <text:p>真</text:p>
          </table:table-cell>
          <table:table-cell table:formula="of:=[.AW12]=[.AW25]" office:value-type="boolean" office:boolean-value="true" calcext:value-type="boolean">
            <text:p>真</text:p>
          </table:table-cell>
          <table:table-cell table:formula="of:=[.AX12]=[.AX25]" office:value-type="boolean" office:boolean-value="true" calcext:value-type="boolean">
            <text:p>真</text:p>
          </table:table-cell>
          <table:table-cell table:formula="of:=[.AY12]=[.AY25]" office:value-type="boolean" office:boolean-value="true" calcext:value-type="boolean">
            <text:p>真</text:p>
          </table:table-cell>
          <table:table-cell/>
        </table:table-row>
        <table:table-row table:style-name="ro1">
          <table:table-cell/>
          <table:table-cell table:formula="of:=[.B13]=[.B26]" office:value-type="boolean" office:boolean-value="true" calcext:value-type="boolean">
            <text:p>真</text:p>
          </table:table-cell>
          <table:table-cell table:formula="of:=[.C13]=[.C26]" office:value-type="boolean" office:boolean-value="true" calcext:value-type="boolean">
            <text:p>真</text:p>
          </table:table-cell>
          <table:table-cell table:formula="of:=[.D13]=[.D26]" office:value-type="boolean" office:boolean-value="false" calcext:value-type="boolean">
            <text:p>假</text:p>
          </table:table-cell>
          <table:table-cell table:formula="of:=[.E13]=[.E26]" office:value-type="boolean" office:boolean-value="true" calcext:value-type="boolean">
            <text:p>真</text:p>
          </table:table-cell>
          <table:table-cell table:formula="of:=[.F13]=[.F26]" office:value-type="boolean" office:boolean-value="true" calcext:value-type="boolean">
            <text:p>真</text:p>
          </table:table-cell>
          <table:table-cell table:formula="of:=[.G13]=[.G26]" office:value-type="boolean" office:boolean-value="true" calcext:value-type="boolean">
            <text:p>真</text:p>
          </table:table-cell>
          <table:table-cell table:formula="of:=[.H13]=[.H26]" office:value-type="boolean" office:boolean-value="true" calcext:value-type="boolean">
            <text:p>真</text:p>
          </table:table-cell>
          <table:table-cell table:formula="of:=[.I13]=[.I26]" office:value-type="boolean" office:boolean-value="true" calcext:value-type="boolean">
            <text:p>真</text:p>
          </table:table-cell>
          <table:table-cell table:formula="of:=[.J13]=[.J26]" office:value-type="boolean" office:boolean-value="true" calcext:value-type="boolean">
            <text:p>真</text:p>
          </table:table-cell>
          <table:table-cell table:formula="of:=[.K13]=[.K26]" office:value-type="boolean" office:boolean-value="true" calcext:value-type="boolean">
            <text:p>真</text:p>
          </table:table-cell>
          <table:table-cell table:formula="of:=[.L13]=[.L26]" office:value-type="boolean" office:boolean-value="true" calcext:value-type="boolean">
            <text:p>真</text:p>
          </table:table-cell>
          <table:table-cell table:formula="of:=[.M13]=[.M26]" office:value-type="boolean" office:boolean-value="true" calcext:value-type="boolean">
            <text:p>真</text:p>
          </table:table-cell>
          <table:table-cell table:formula="of:=[.N13]=[.N26]" office:value-type="boolean" office:boolean-value="true" calcext:value-type="boolean">
            <text:p>真</text:p>
          </table:table-cell>
          <table:table-cell table:formula="of:=[.O13]=[.O26]" office:value-type="boolean" office:boolean-value="true" calcext:value-type="boolean">
            <text:p>真</text:p>
          </table:table-cell>
          <table:table-cell table:formula="of:=[.P13]=[.P26]" office:value-type="boolean" office:boolean-value="true" calcext:value-type="boolean">
            <text:p>真</text:p>
          </table:table-cell>
          <table:table-cell table:formula="of:=[.Q13]=[.Q26]" office:value-type="boolean" office:boolean-value="true" calcext:value-type="boolean">
            <text:p>真</text:p>
          </table:table-cell>
          <table:table-cell table:formula="of:=[.R13]=[.R26]" office:value-type="boolean" office:boolean-value="true" calcext:value-type="boolean">
            <text:p>真</text:p>
          </table:table-cell>
          <table:table-cell table:formula="of:=[.S13]=[.S26]" office:value-type="boolean" office:boolean-value="true" calcext:value-type="boolean">
            <text:p>真</text:p>
          </table:table-cell>
          <table:table-cell table:formula="of:=[.T13]=[.T26]" office:value-type="boolean" office:boolean-value="true" calcext:value-type="boolean">
            <text:p>真</text:p>
          </table:table-cell>
          <table:table-cell table:formula="of:=[.U13]=[.U26]" office:value-type="boolean" office:boolean-value="true" calcext:value-type="boolean">
            <text:p>真</text:p>
          </table:table-cell>
          <table:table-cell table:formula="of:=[.V13]=[.V26]" office:value-type="boolean" office:boolean-value="true" calcext:value-type="boolean">
            <text:p>真</text:p>
          </table:table-cell>
          <table:table-cell table:formula="of:=[.W13]=[.W26]" office:value-type="boolean" office:boolean-value="true" calcext:value-type="boolean">
            <text:p>真</text:p>
          </table:table-cell>
          <table:table-cell table:formula="of:=[.X13]=[.X26]" office:value-type="boolean" office:boolean-value="true" calcext:value-type="boolean">
            <text:p>真</text:p>
          </table:table-cell>
          <table:table-cell table:formula="of:=[.Y13]=[.Y26]" office:value-type="boolean" office:boolean-value="true" calcext:value-type="boolean">
            <text:p>真</text:p>
          </table:table-cell>
          <table:table-cell table:formula="of:=[.Z13]=[.Z26]" office:value-type="boolean" office:boolean-value="true" calcext:value-type="boolean">
            <text:p>真</text:p>
          </table:table-cell>
          <table:table-cell table:formula="of:=[.AA13]=[.AA26]" office:value-type="boolean" office:boolean-value="true" calcext:value-type="boolean">
            <text:p>真</text:p>
          </table:table-cell>
          <table:table-cell table:formula="of:=[.AB13]=[.AB26]" office:value-type="boolean" office:boolean-value="true" calcext:value-type="boolean">
            <text:p>真</text:p>
          </table:table-cell>
          <table:table-cell table:formula="of:=[.AC13]=[.AC26]" office:value-type="boolean" office:boolean-value="true" calcext:value-type="boolean">
            <text:p>真</text:p>
          </table:table-cell>
          <table:table-cell table:formula="of:=[.AD13]=[.AD26]" office:value-type="boolean" office:boolean-value="true" calcext:value-type="boolean">
            <text:p>真</text:p>
          </table:table-cell>
          <table:table-cell table:formula="of:=[.AE13]=[.AE26]" office:value-type="boolean" office:boolean-value="true" calcext:value-type="boolean">
            <text:p>真</text:p>
          </table:table-cell>
          <table:table-cell table:formula="of:=[.AF13]=[.AF26]" office:value-type="boolean" office:boolean-value="true" calcext:value-type="boolean">
            <text:p>真</text:p>
          </table:table-cell>
          <table:table-cell table:formula="of:=[.AG13]=[.AG26]" office:value-type="boolean" office:boolean-value="true" calcext:value-type="boolean">
            <text:p>真</text:p>
          </table:table-cell>
          <table:table-cell table:formula="of:=[.AH13]=[.AH26]" office:value-type="boolean" office:boolean-value="true" calcext:value-type="boolean">
            <text:p>真</text:p>
          </table:table-cell>
          <table:table-cell table:formula="of:=[.AI13]=[.AI26]" office:value-type="boolean" office:boolean-value="true" calcext:value-type="boolean">
            <text:p>真</text:p>
          </table:table-cell>
          <table:table-cell table:formula="of:=[.AJ13]=[.AJ26]" office:value-type="boolean" office:boolean-value="true" calcext:value-type="boolean">
            <text:p>真</text:p>
          </table:table-cell>
          <table:table-cell table:formula="of:=[.AK13]=[.AK26]" office:value-type="boolean" office:boolean-value="true" calcext:value-type="boolean">
            <text:p>真</text:p>
          </table:table-cell>
          <table:table-cell table:formula="of:=[.AL13]=[.AL26]" office:value-type="boolean" office:boolean-value="false" calcext:value-type="boolean">
            <text:p>假</text:p>
          </table:table-cell>
          <table:table-cell table:formula="of:=[.AM13]=[.AM26]" office:value-type="boolean" office:boolean-value="true" calcext:value-type="boolean">
            <text:p>真</text:p>
          </table:table-cell>
          <table:table-cell table:formula="of:=[.AN13]=[.AN26]" office:value-type="boolean" office:boolean-value="true" calcext:value-type="boolean">
            <text:p>真</text:p>
          </table:table-cell>
          <table:table-cell table:formula="of:=[.AO13]=[.AO26]" office:value-type="boolean" office:boolean-value="true" calcext:value-type="boolean">
            <text:p>真</text:p>
          </table:table-cell>
          <table:table-cell table:formula="of:=[.AP13]=[.AP26]" office:value-type="boolean" office:boolean-value="true" calcext:value-type="boolean">
            <text:p>真</text:p>
          </table:table-cell>
          <table:table-cell table:formula="of:=[.AQ13]=[.AQ26]" office:value-type="boolean" office:boolean-value="true" calcext:value-type="boolean">
            <text:p>真</text:p>
          </table:table-cell>
          <table:table-cell table:formula="of:=[.AR13]=[.AR26]" office:value-type="boolean" office:boolean-value="true" calcext:value-type="boolean">
            <text:p>真</text:p>
          </table:table-cell>
          <table:table-cell table:formula="of:=[.AS13]=[.AS26]" office:value-type="boolean" office:boolean-value="true" calcext:value-type="boolean">
            <text:p>真</text:p>
          </table:table-cell>
          <table:table-cell table:formula="of:=[.AT13]=[.AT26]" office:value-type="boolean" office:boolean-value="true" calcext:value-type="boolean">
            <text:p>真</text:p>
          </table:table-cell>
          <table:table-cell table:formula="of:=[.AU13]=[.AU26]" office:value-type="boolean" office:boolean-value="true" calcext:value-type="boolean">
            <text:p>真</text:p>
          </table:table-cell>
          <table:table-cell table:formula="of:=[.AV13]=[.AV26]" office:value-type="boolean" office:boolean-value="true" calcext:value-type="boolean">
            <text:p>真</text:p>
          </table:table-cell>
          <table:table-cell table:formula="of:=[.AW13]=[.AW26]" office:value-type="boolean" office:boolean-value="true" calcext:value-type="boolean">
            <text:p>真</text:p>
          </table:table-cell>
          <table:table-cell table:formula="of:=[.AX13]=[.AX26]" office:value-type="boolean" office:boolean-value="false" calcext:value-type="boolean">
            <text:p>假</text:p>
          </table:table-cell>
          <table:table-cell table:formula="of:=[.AY13]=[.AY26]" office:value-type="boolean" office:boolean-value="false" calcext:value-type="boolean">
            <text:p>假</text:p>
          </table:table-cell>
          <table:table-cell/>
        </table:table-row>
        <table:table-row table:style-name="ro1">
          <table:table-cell office:value-type="string" calcext:value-type="string">
            <text:p>Ue == e</text:p>
          </table:table-cell>
          <table:table-cell table:number-columns-repeated="50"/>
          <table:table-cell table:formula="of:=SUM([.B41:.AY52])/(50*12)" office:value-type="float" office:value="0.985" calcext:value-type="float">
            <text:p>0.985</text:p>
          </table:table-cell>
        </table:table-row>
        <table:table-row table:style-name="ro1">
          <table:table-cell/>
          <table:table-cell table:formula="of:=[.B15]=[.B28]" office:value-type="boolean" office:boolean-value="true" calcext:value-type="boolean">
            <text:p>真</text:p>
          </table:table-cell>
          <table:table-cell table:formula="of:=[.C15]=[.C28]" office:value-type="boolean" office:boolean-value="true" calcext:value-type="boolean">
            <text:p>真</text:p>
          </table:table-cell>
          <table:table-cell table:formula="of:=[.D15]=[.D28]" office:value-type="boolean" office:boolean-value="true" calcext:value-type="boolean">
            <text:p>真</text:p>
          </table:table-cell>
          <table:table-cell table:formula="of:=[.E15]=[.E28]" office:value-type="boolean" office:boolean-value="true" calcext:value-type="boolean">
            <text:p>真</text:p>
          </table:table-cell>
          <table:table-cell table:formula="of:=[.F15]=[.F28]" office:value-type="boolean" office:boolean-value="true" calcext:value-type="boolean">
            <text:p>真</text:p>
          </table:table-cell>
          <table:table-cell table:formula="of:=[.G15]=[.G28]" office:value-type="boolean" office:boolean-value="false" calcext:value-type="boolean">
            <text:p>假</text:p>
          </table:table-cell>
          <table:table-cell table:formula="of:=[.H15]=[.H28]" office:value-type="boolean" office:boolean-value="true" calcext:value-type="boolean">
            <text:p>真</text:p>
          </table:table-cell>
          <table:table-cell table:formula="of:=[.I15]=[.I28]" office:value-type="boolean" office:boolean-value="true" calcext:value-type="boolean">
            <text:p>真</text:p>
          </table:table-cell>
          <table:table-cell table:formula="of:=[.J15]=[.J28]" office:value-type="boolean" office:boolean-value="true" calcext:value-type="boolean">
            <text:p>真</text:p>
          </table:table-cell>
          <table:table-cell table:formula="of:=[.K15]=[.K28]" office:value-type="boolean" office:boolean-value="true" calcext:value-type="boolean">
            <text:p>真</text:p>
          </table:table-cell>
          <table:table-cell table:formula="of:=[.L15]=[.L28]" office:value-type="boolean" office:boolean-value="true" calcext:value-type="boolean">
            <text:p>真</text:p>
          </table:table-cell>
          <table:table-cell table:formula="of:=[.M15]=[.M28]" office:value-type="boolean" office:boolean-value="true" calcext:value-type="boolean">
            <text:p>真</text:p>
          </table:table-cell>
          <table:table-cell table:formula="of:=[.N15]=[.N28]" office:value-type="boolean" office:boolean-value="true" calcext:value-type="boolean">
            <text:p>真</text:p>
          </table:table-cell>
          <table:table-cell table:formula="of:=[.O15]=[.O28]" office:value-type="boolean" office:boolean-value="true" calcext:value-type="boolean">
            <text:p>真</text:p>
          </table:table-cell>
          <table:table-cell table:formula="of:=[.P15]=[.P28]" office:value-type="boolean" office:boolean-value="true" calcext:value-type="boolean">
            <text:p>真</text:p>
          </table:table-cell>
          <table:table-cell table:formula="of:=[.Q15]=[.Q28]" office:value-type="boolean" office:boolean-value="true" calcext:value-type="boolean">
            <text:p>真</text:p>
          </table:table-cell>
          <table:table-cell table:formula="of:=[.R15]=[.R28]" office:value-type="boolean" office:boolean-value="true" calcext:value-type="boolean">
            <text:p>真</text:p>
          </table:table-cell>
          <table:table-cell table:formula="of:=[.S15]=[.S28]" office:value-type="boolean" office:boolean-value="true" calcext:value-type="boolean">
            <text:p>真</text:p>
          </table:table-cell>
          <table:table-cell table:formula="of:=[.T15]=[.T28]" office:value-type="boolean" office:boolean-value="true" calcext:value-type="boolean">
            <text:p>真</text:p>
          </table:table-cell>
          <table:table-cell table:formula="of:=[.U15]=[.U28]" office:value-type="boolean" office:boolean-value="true" calcext:value-type="boolean">
            <text:p>真</text:p>
          </table:table-cell>
          <table:table-cell table:formula="of:=[.V15]=[.V28]" office:value-type="boolean" office:boolean-value="true" calcext:value-type="boolean">
            <text:p>真</text:p>
          </table:table-cell>
          <table:table-cell table:formula="of:=[.W15]=[.W28]" office:value-type="boolean" office:boolean-value="true" calcext:value-type="boolean">
            <text:p>真</text:p>
          </table:table-cell>
          <table:table-cell table:formula="of:=[.X15]=[.X28]" office:value-type="boolean" office:boolean-value="true" calcext:value-type="boolean">
            <text:p>真</text:p>
          </table:table-cell>
          <table:table-cell table:formula="of:=[.Y15]=[.Y28]" office:value-type="boolean" office:boolean-value="true" calcext:value-type="boolean">
            <text:p>真</text:p>
          </table:table-cell>
          <table:table-cell table:formula="of:=[.Z15]=[.Z28]" office:value-type="boolean" office:boolean-value="true" calcext:value-type="boolean">
            <text:p>真</text:p>
          </table:table-cell>
          <table:table-cell table:formula="of:=[.AA15]=[.AA28]" office:value-type="boolean" office:boolean-value="false" calcext:value-type="boolean">
            <text:p>假</text:p>
          </table:table-cell>
          <table:table-cell table:formula="of:=[.AB15]=[.AB28]" office:value-type="boolean" office:boolean-value="true" calcext:value-type="boolean">
            <text:p>真</text:p>
          </table:table-cell>
          <table:table-cell table:formula="of:=[.AC15]=[.AC28]" office:value-type="boolean" office:boolean-value="true" calcext:value-type="boolean">
            <text:p>真</text:p>
          </table:table-cell>
          <table:table-cell table:formula="of:=[.AD15]=[.AD28]" office:value-type="boolean" office:boolean-value="true" calcext:value-type="boolean">
            <text:p>真</text:p>
          </table:table-cell>
          <table:table-cell table:formula="of:=[.AE15]=[.AE28]" office:value-type="boolean" office:boolean-value="true" calcext:value-type="boolean">
            <text:p>真</text:p>
          </table:table-cell>
          <table:table-cell table:formula="of:=[.AF15]=[.AF28]" office:value-type="boolean" office:boolean-value="true" calcext:value-type="boolean">
            <text:p>真</text:p>
          </table:table-cell>
          <table:table-cell table:formula="of:=[.AG15]=[.AG28]" office:value-type="boolean" office:boolean-value="true" calcext:value-type="boolean">
            <text:p>真</text:p>
          </table:table-cell>
          <table:table-cell table:formula="of:=[.AH15]=[.AH28]" office:value-type="boolean" office:boolean-value="true" calcext:value-type="boolean">
            <text:p>真</text:p>
          </table:table-cell>
          <table:table-cell table:formula="of:=[.AI15]=[.AI28]" office:value-type="boolean" office:boolean-value="true" calcext:value-type="boolean">
            <text:p>真</text:p>
          </table:table-cell>
          <table:table-cell table:formula="of:=[.AJ15]=[.AJ28]" office:value-type="boolean" office:boolean-value="true" calcext:value-type="boolean">
            <text:p>真</text:p>
          </table:table-cell>
          <table:table-cell table:formula="of:=[.AK15]=[.AK28]" office:value-type="boolean" office:boolean-value="true" calcext:value-type="boolean">
            <text:p>真</text:p>
          </table:table-cell>
          <table:table-cell table:formula="of:=[.AL15]=[.AL28]" office:value-type="boolean" office:boolean-value="true" calcext:value-type="boolean">
            <text:p>真</text:p>
          </table:table-cell>
          <table:table-cell table:formula="of:=[.AM15]=[.AM28]" office:value-type="boolean" office:boolean-value="true" calcext:value-type="boolean">
            <text:p>真</text:p>
          </table:table-cell>
          <table:table-cell table:formula="of:=[.AN15]=[.AN28]" office:value-type="boolean" office:boolean-value="true" calcext:value-type="boolean">
            <text:p>真</text:p>
          </table:table-cell>
          <table:table-cell table:formula="of:=[.AO15]=[.AO28]" office:value-type="boolean" office:boolean-value="true" calcext:value-type="boolean">
            <text:p>真</text:p>
          </table:table-cell>
          <table:table-cell table:formula="of:=[.AP15]=[.AP28]" office:value-type="boolean" office:boolean-value="true" calcext:value-type="boolean">
            <text:p>真</text:p>
          </table:table-cell>
          <table:table-cell table:formula="of:=[.AQ15]=[.AQ28]" office:value-type="boolean" office:boolean-value="true" calcext:value-type="boolean">
            <text:p>真</text:p>
          </table:table-cell>
          <table:table-cell table:formula="of:=[.AR15]=[.AR28]" office:value-type="boolean" office:boolean-value="true" calcext:value-type="boolean">
            <text:p>真</text:p>
          </table:table-cell>
          <table:table-cell table:formula="of:=[.AS15]=[.AS28]" office:value-type="boolean" office:boolean-value="true" calcext:value-type="boolean">
            <text:p>真</text:p>
          </table:table-cell>
          <table:table-cell table:formula="of:=[.AT15]=[.AT28]" office:value-type="boolean" office:boolean-value="false" calcext:value-type="boolean">
            <text:p>假</text:p>
          </table:table-cell>
          <table:table-cell table:formula="of:=[.AU15]=[.AU28]" office:value-type="boolean" office:boolean-value="false" calcext:value-type="boolean">
            <text:p>假</text:p>
          </table:table-cell>
          <table:table-cell table:formula="of:=[.AV15]=[.AV28]" office:value-type="boolean" office:boolean-value="true" calcext:value-type="boolean">
            <text:p>真</text:p>
          </table:table-cell>
          <table:table-cell table:formula="of:=[.AW15]=[.AW28]" office:value-type="boolean" office:boolean-value="true" calcext:value-type="boolean">
            <text:p>真</text:p>
          </table:table-cell>
          <table:table-cell table:formula="of:=[.AX15]=[.AX28]" office:value-type="boolean" office:boolean-value="true" calcext:value-type="boolean">
            <text:p>真</text:p>
          </table:table-cell>
          <table:table-cell table:formula="of:=[.AY15]=[.AY28]" office:value-type="boolean" office:boolean-value="true" calcext:value-type="boolean">
            <text:p>真</text:p>
          </table:table-cell>
          <table:table-cell/>
        </table:table-row>
        <table:table-row table:style-name="ro1">
          <table:table-cell/>
          <table:table-cell table:formula="of:=[.B16]=[.B29]" office:value-type="boolean" office:boolean-value="true" calcext:value-type="boolean">
            <text:p>真</text:p>
          </table:table-cell>
          <table:table-cell table:formula="of:=[.C16]=[.C29]" office:value-type="boolean" office:boolean-value="true" calcext:value-type="boolean">
            <text:p>真</text:p>
          </table:table-cell>
          <table:table-cell table:formula="of:=[.D16]=[.D29]" office:value-type="boolean" office:boolean-value="true" calcext:value-type="boolean">
            <text:p>真</text:p>
          </table:table-cell>
          <table:table-cell table:formula="of:=[.E16]=[.E29]" office:value-type="boolean" office:boolean-value="true" calcext:value-type="boolean">
            <text:p>真</text:p>
          </table:table-cell>
          <table:table-cell table:formula="of:=[.F16]=[.F29]" office:value-type="boolean" office:boolean-value="true" calcext:value-type="boolean">
            <text:p>真</text:p>
          </table:table-cell>
          <table:table-cell table:formula="of:=[.G16]=[.G29]" office:value-type="boolean" office:boolean-value="false" calcext:value-type="boolean">
            <text:p>假</text:p>
          </table:table-cell>
          <table:table-cell table:formula="of:=[.H16]=[.H29]" office:value-type="boolean" office:boolean-value="true" calcext:value-type="boolean">
            <text:p>真</text:p>
          </table:table-cell>
          <table:table-cell table:formula="of:=[.I16]=[.I29]" office:value-type="boolean" office:boolean-value="true" calcext:value-type="boolean">
            <text:p>真</text:p>
          </table:table-cell>
          <table:table-cell table:formula="of:=[.J16]=[.J29]" office:value-type="boolean" office:boolean-value="true" calcext:value-type="boolean">
            <text:p>真</text:p>
          </table:table-cell>
          <table:table-cell table:formula="of:=[.K16]=[.K29]" office:value-type="boolean" office:boolean-value="true" calcext:value-type="boolean">
            <text:p>真</text:p>
          </table:table-cell>
          <table:table-cell table:formula="of:=[.L16]=[.L29]" office:value-type="boolean" office:boolean-value="true" calcext:value-type="boolean">
            <text:p>真</text:p>
          </table:table-cell>
          <table:table-cell table:formula="of:=[.M16]=[.M29]" office:value-type="boolean" office:boolean-value="true" calcext:value-type="boolean">
            <text:p>真</text:p>
          </table:table-cell>
          <table:table-cell table:formula="of:=[.N16]=[.N29]" office:value-type="boolean" office:boolean-value="true" calcext:value-type="boolean">
            <text:p>真</text:p>
          </table:table-cell>
          <table:table-cell table:formula="of:=[.O16]=[.O29]" office:value-type="boolean" office:boolean-value="true" calcext:value-type="boolean">
            <text:p>真</text:p>
          </table:table-cell>
          <table:table-cell table:formula="of:=[.P16]=[.P29]" office:value-type="boolean" office:boolean-value="true" calcext:value-type="boolean">
            <text:p>真</text:p>
          </table:table-cell>
          <table:table-cell table:formula="of:=[.Q16]=[.Q29]" office:value-type="boolean" office:boolean-value="true" calcext:value-type="boolean">
            <text:p>真</text:p>
          </table:table-cell>
          <table:table-cell table:formula="of:=[.R16]=[.R29]" office:value-type="boolean" office:boolean-value="true" calcext:value-type="boolean">
            <text:p>真</text:p>
          </table:table-cell>
          <table:table-cell table:formula="of:=[.S16]=[.S29]" office:value-type="boolean" office:boolean-value="true" calcext:value-type="boolean">
            <text:p>真</text:p>
          </table:table-cell>
          <table:table-cell table:formula="of:=[.T16]=[.T29]" office:value-type="boolean" office:boolean-value="true" calcext:value-type="boolean">
            <text:p>真</text:p>
          </table:table-cell>
          <table:table-cell table:formula="of:=[.U16]=[.U29]" office:value-type="boolean" office:boolean-value="true" calcext:value-type="boolean">
            <text:p>真</text:p>
          </table:table-cell>
          <table:table-cell table:formula="of:=[.V16]=[.V29]" office:value-type="boolean" office:boolean-value="true" calcext:value-type="boolean">
            <text:p>真</text:p>
          </table:table-cell>
          <table:table-cell table:formula="of:=[.W16]=[.W29]" office:value-type="boolean" office:boolean-value="true" calcext:value-type="boolean">
            <text:p>真</text:p>
          </table:table-cell>
          <table:table-cell table:formula="of:=[.X16]=[.X29]" office:value-type="boolean" office:boolean-value="true" calcext:value-type="boolean">
            <text:p>真</text:p>
          </table:table-cell>
          <table:table-cell table:formula="of:=[.Y16]=[.Y29]" office:value-type="boolean" office:boolean-value="true" calcext:value-type="boolean">
            <text:p>真</text:p>
          </table:table-cell>
          <table:table-cell table:formula="of:=[.Z16]=[.Z29]" office:value-type="boolean" office:boolean-value="true" calcext:value-type="boolean">
            <text:p>真</text:p>
          </table:table-cell>
          <table:table-cell table:formula="of:=[.AA16]=[.AA29]" office:value-type="boolean" office:boolean-value="false" calcext:value-type="boolean">
            <text:p>假</text:p>
          </table:table-cell>
          <table:table-cell table:formula="of:=[.AB16]=[.AB29]" office:value-type="boolean" office:boolean-value="true" calcext:value-type="boolean">
            <text:p>真</text:p>
          </table:table-cell>
          <table:table-cell table:formula="of:=[.AC16]=[.AC29]" office:value-type="boolean" office:boolean-value="true" calcext:value-type="boolean">
            <text:p>真</text:p>
          </table:table-cell>
          <table:table-cell table:formula="of:=[.AD16]=[.AD29]" office:value-type="boolean" office:boolean-value="true" calcext:value-type="boolean">
            <text:p>真</text:p>
          </table:table-cell>
          <table:table-cell table:formula="of:=[.AE16]=[.AE29]" office:value-type="boolean" office:boolean-value="true" calcext:value-type="boolean">
            <text:p>真</text:p>
          </table:table-cell>
          <table:table-cell table:formula="of:=[.AF16]=[.AF29]" office:value-type="boolean" office:boolean-value="true" calcext:value-type="boolean">
            <text:p>真</text:p>
          </table:table-cell>
          <table:table-cell table:formula="of:=[.AG16]=[.AG29]" office:value-type="boolean" office:boolean-value="true" calcext:value-type="boolean">
            <text:p>真</text:p>
          </table:table-cell>
          <table:table-cell table:formula="of:=[.AH16]=[.AH29]" office:value-type="boolean" office:boolean-value="true" calcext:value-type="boolean">
            <text:p>真</text:p>
          </table:table-cell>
          <table:table-cell table:formula="of:=[.AI16]=[.AI29]" office:value-type="boolean" office:boolean-value="true" calcext:value-type="boolean">
            <text:p>真</text:p>
          </table:table-cell>
          <table:table-cell table:formula="of:=[.AJ16]=[.AJ29]" office:value-type="boolean" office:boolean-value="false" calcext:value-type="boolean">
            <text:p>假</text:p>
          </table:table-cell>
          <table:table-cell table:formula="of:=[.AK16]=[.AK29]" office:value-type="boolean" office:boolean-value="true" calcext:value-type="boolean">
            <text:p>真</text:p>
          </table:table-cell>
          <table:table-cell table:formula="of:=[.AL16]=[.AL29]" office:value-type="boolean" office:boolean-value="true" calcext:value-type="boolean">
            <text:p>真</text:p>
          </table:table-cell>
          <table:table-cell table:formula="of:=[.AM16]=[.AM29]" office:value-type="boolean" office:boolean-value="false" calcext:value-type="boolean">
            <text:p>假</text:p>
          </table:table-cell>
          <table:table-cell table:formula="of:=[.AN16]=[.AN29]" office:value-type="boolean" office:boolean-value="true" calcext:value-type="boolean">
            <text:p>真</text:p>
          </table:table-cell>
          <table:table-cell table:formula="of:=[.AO16]=[.AO29]" office:value-type="boolean" office:boolean-value="true" calcext:value-type="boolean">
            <text:p>真</text:p>
          </table:table-cell>
          <table:table-cell table:formula="of:=[.AP16]=[.AP29]" office:value-type="boolean" office:boolean-value="true" calcext:value-type="boolean">
            <text:p>真</text:p>
          </table:table-cell>
          <table:table-cell table:formula="of:=[.AQ16]=[.AQ29]" office:value-type="boolean" office:boolean-value="true" calcext:value-type="boolean">
            <text:p>真</text:p>
          </table:table-cell>
          <table:table-cell table:formula="of:=[.AR16]=[.AR29]" office:value-type="boolean" office:boolean-value="true" calcext:value-type="boolean">
            <text:p>真</text:p>
          </table:table-cell>
          <table:table-cell table:formula="of:=[.AS16]=[.AS29]" office:value-type="boolean" office:boolean-value="true" calcext:value-type="boolean">
            <text:p>真</text:p>
          </table:table-cell>
          <table:table-cell table:formula="of:=[.AT16]=[.AT29]" office:value-type="boolean" office:boolean-value="true" calcext:value-type="boolean">
            <text:p>真</text:p>
          </table:table-cell>
          <table:table-cell table:formula="of:=[.AU16]=[.AU29]" office:value-type="boolean" office:boolean-value="true" calcext:value-type="boolean">
            <text:p>真</text:p>
          </table:table-cell>
          <table:table-cell table:formula="of:=[.AV16]=[.AV29]" office:value-type="boolean" office:boolean-value="true" calcext:value-type="boolean">
            <text:p>真</text:p>
          </table:table-cell>
          <table:table-cell table:formula="of:=[.AW16]=[.AW29]" office:value-type="boolean" office:boolean-value="true" calcext:value-type="boolean">
            <text:p>真</text:p>
          </table:table-cell>
          <table:table-cell table:formula="of:=[.AX16]=[.AX29]" office:value-type="boolean" office:boolean-value="true" calcext:value-type="boolean">
            <text:p>真</text:p>
          </table:table-cell>
          <table:table-cell table:formula="of:=[.AY16]=[.AY29]" office:value-type="boolean" office:boolean-value="true" calcext:value-type="boolean">
            <text:p>真</text:p>
          </table:table-cell>
          <table:table-cell/>
        </table:table-row>
        <table:table-row table:style-name="ro1">
          <table:table-cell/>
          <table:table-cell table:formula="of:=[.B17]=[.B30]" office:value-type="boolean" office:boolean-value="true" calcext:value-type="boolean">
            <text:p>真</text:p>
          </table:table-cell>
          <table:table-cell table:formula="of:=[.C17]=[.C30]" office:value-type="boolean" office:boolean-value="true" calcext:value-type="boolean">
            <text:p>真</text:p>
          </table:table-cell>
          <table:table-cell table:formula="of:=[.D17]=[.D30]" office:value-type="boolean" office:boolean-value="true" calcext:value-type="boolean">
            <text:p>真</text:p>
          </table:table-cell>
          <table:table-cell table:formula="of:=[.E17]=[.E30]" office:value-type="boolean" office:boolean-value="true" calcext:value-type="boolean">
            <text:p>真</text:p>
          </table:table-cell>
          <table:table-cell table:formula="of:=[.F17]=[.F30]" office:value-type="boolean" office:boolean-value="true" calcext:value-type="boolean">
            <text:p>真</text:p>
          </table:table-cell>
          <table:table-cell table:formula="of:=[.G17]=[.G30]" office:value-type="boolean" office:boolean-value="true" calcext:value-type="boolean">
            <text:p>真</text:p>
          </table:table-cell>
          <table:table-cell table:formula="of:=[.H17]=[.H30]" office:value-type="boolean" office:boolean-value="true" calcext:value-type="boolean">
            <text:p>真</text:p>
          </table:table-cell>
          <table:table-cell table:formula="of:=[.I17]=[.I30]" office:value-type="boolean" office:boolean-value="true" calcext:value-type="boolean">
            <text:p>真</text:p>
          </table:table-cell>
          <table:table-cell table:formula="of:=[.J17]=[.J30]" office:value-type="boolean" office:boolean-value="true" calcext:value-type="boolean">
            <text:p>真</text:p>
          </table:table-cell>
          <table:table-cell table:formula="of:=[.K17]=[.K30]" office:value-type="boolean" office:boolean-value="true" calcext:value-type="boolean">
            <text:p>真</text:p>
          </table:table-cell>
          <table:table-cell table:formula="of:=[.L17]=[.L30]" office:value-type="boolean" office:boolean-value="true" calcext:value-type="boolean">
            <text:p>真</text:p>
          </table:table-cell>
          <table:table-cell table:formula="of:=[.M17]=[.M30]" office:value-type="boolean" office:boolean-value="true" calcext:value-type="boolean">
            <text:p>真</text:p>
          </table:table-cell>
          <table:table-cell table:formula="of:=[.N17]=[.N30]" office:value-type="boolean" office:boolean-value="true" calcext:value-type="boolean">
            <text:p>真</text:p>
          </table:table-cell>
          <table:table-cell table:formula="of:=[.O17]=[.O30]" office:value-type="boolean" office:boolean-value="true" calcext:value-type="boolean">
            <text:p>真</text:p>
          </table:table-cell>
          <table:table-cell table:formula="of:=[.P17]=[.P30]" office:value-type="boolean" office:boolean-value="true" calcext:value-type="boolean">
            <text:p>真</text:p>
          </table:table-cell>
          <table:table-cell table:formula="of:=[.Q17]=[.Q30]" office:value-type="boolean" office:boolean-value="true" calcext:value-type="boolean">
            <text:p>真</text:p>
          </table:table-cell>
          <table:table-cell table:formula="of:=[.R17]=[.R30]" office:value-type="boolean" office:boolean-value="true" calcext:value-type="boolean">
            <text:p>真</text:p>
          </table:table-cell>
          <table:table-cell table:formula="of:=[.S17]=[.S30]" office:value-type="boolean" office:boolean-value="true" calcext:value-type="boolean">
            <text:p>真</text:p>
          </table:table-cell>
          <table:table-cell table:formula="of:=[.T17]=[.T30]" office:value-type="boolean" office:boolean-value="true" calcext:value-type="boolean">
            <text:p>真</text:p>
          </table:table-cell>
          <table:table-cell table:formula="of:=[.U17]=[.U30]" office:value-type="boolean" office:boolean-value="true" calcext:value-type="boolean">
            <text:p>真</text:p>
          </table:table-cell>
          <table:table-cell table:formula="of:=[.V17]=[.V30]" office:value-type="boolean" office:boolean-value="true" calcext:value-type="boolean">
            <text:p>真</text:p>
          </table:table-cell>
          <table:table-cell table:formula="of:=[.W17]=[.W30]" office:value-type="boolean" office:boolean-value="true" calcext:value-type="boolean">
            <text:p>真</text:p>
          </table:table-cell>
          <table:table-cell table:formula="of:=[.X17]=[.X30]" office:value-type="boolean" office:boolean-value="true" calcext:value-type="boolean">
            <text:p>真</text:p>
          </table:table-cell>
          <table:table-cell table:formula="of:=[.Y17]=[.Y30]" office:value-type="boolean" office:boolean-value="true" calcext:value-type="boolean">
            <text:p>真</text:p>
          </table:table-cell>
          <table:table-cell table:formula="of:=[.Z17]=[.Z30]" office:value-type="boolean" office:boolean-value="true" calcext:value-type="boolean">
            <text:p>真</text:p>
          </table:table-cell>
          <table:table-cell table:formula="of:=[.AA17]=[.AA30]" office:value-type="boolean" office:boolean-value="true" calcext:value-type="boolean">
            <text:p>真</text:p>
          </table:table-cell>
          <table:table-cell table:formula="of:=[.AB17]=[.AB30]" office:value-type="boolean" office:boolean-value="true" calcext:value-type="boolean">
            <text:p>真</text:p>
          </table:table-cell>
          <table:table-cell table:formula="of:=[.AC17]=[.AC30]" office:value-type="boolean" office:boolean-value="true" calcext:value-type="boolean">
            <text:p>真</text:p>
          </table:table-cell>
          <table:table-cell table:formula="of:=[.AD17]=[.AD30]" office:value-type="boolean" office:boolean-value="true" calcext:value-type="boolean">
            <text:p>真</text:p>
          </table:table-cell>
          <table:table-cell table:formula="of:=[.AE17]=[.AE30]" office:value-type="boolean" office:boolean-value="true" calcext:value-type="boolean">
            <text:p>真</text:p>
          </table:table-cell>
          <table:table-cell table:formula="of:=[.AF17]=[.AF30]" office:value-type="boolean" office:boolean-value="true" calcext:value-type="boolean">
            <text:p>真</text:p>
          </table:table-cell>
          <table:table-cell table:formula="of:=[.AG17]=[.AG30]" office:value-type="boolean" office:boolean-value="true" calcext:value-type="boolean">
            <text:p>真</text:p>
          </table:table-cell>
          <table:table-cell table:formula="of:=[.AH17]=[.AH30]" office:value-type="boolean" office:boolean-value="true" calcext:value-type="boolean">
            <text:p>真</text:p>
          </table:table-cell>
          <table:table-cell table:formula="of:=[.AI17]=[.AI30]" office:value-type="boolean" office:boolean-value="true" calcext:value-type="boolean">
            <text:p>真</text:p>
          </table:table-cell>
          <table:table-cell table:formula="of:=[.AJ17]=[.AJ30]" office:value-type="boolean" office:boolean-value="true" calcext:value-type="boolean">
            <text:p>真</text:p>
          </table:table-cell>
          <table:table-cell table:formula="of:=[.AK17]=[.AK30]" office:value-type="boolean" office:boolean-value="true" calcext:value-type="boolean">
            <text:p>真</text:p>
          </table:table-cell>
          <table:table-cell table:formula="of:=[.AL17]=[.AL30]" office:value-type="boolean" office:boolean-value="true" calcext:value-type="boolean">
            <text:p>真</text:p>
          </table:table-cell>
          <table:table-cell table:formula="of:=[.AM17]=[.AM30]" office:value-type="boolean" office:boolean-value="true" calcext:value-type="boolean">
            <text:p>真</text:p>
          </table:table-cell>
          <table:table-cell table:formula="of:=[.AN17]=[.AN30]" office:value-type="boolean" office:boolean-value="true" calcext:value-type="boolean">
            <text:p>真</text:p>
          </table:table-cell>
          <table:table-cell table:formula="of:=[.AO17]=[.AO30]" office:value-type="boolean" office:boolean-value="true" calcext:value-type="boolean">
            <text:p>真</text:p>
          </table:table-cell>
          <table:table-cell table:formula="of:=[.AP17]=[.AP30]" office:value-type="boolean" office:boolean-value="true" calcext:value-type="boolean">
            <text:p>真</text:p>
          </table:table-cell>
          <table:table-cell table:formula="of:=[.AQ17]=[.AQ30]" office:value-type="boolean" office:boolean-value="true" calcext:value-type="boolean">
            <text:p>真</text:p>
          </table:table-cell>
          <table:table-cell table:formula="of:=[.AR17]=[.AR30]" office:value-type="boolean" office:boolean-value="true" calcext:value-type="boolean">
            <text:p>真</text:p>
          </table:table-cell>
          <table:table-cell table:formula="of:=[.AS17]=[.AS30]" office:value-type="boolean" office:boolean-value="true" calcext:value-type="boolean">
            <text:p>真</text:p>
          </table:table-cell>
          <table:table-cell table:formula="of:=[.AT17]=[.AT30]" office:value-type="boolean" office:boolean-value="false" calcext:value-type="boolean">
            <text:p>假</text:p>
          </table:table-cell>
          <table:table-cell table:formula="of:=[.AU17]=[.AU30]" office:value-type="boolean" office:boolean-value="true" calcext:value-type="boolean">
            <text:p>真</text:p>
          </table:table-cell>
          <table:table-cell table:formula="of:=[.AV17]=[.AV30]" office:value-type="boolean" office:boolean-value="true" calcext:value-type="boolean">
            <text:p>真</text:p>
          </table:table-cell>
          <table:table-cell table:formula="of:=[.AW17]=[.AW30]" office:value-type="boolean" office:boolean-value="true" calcext:value-type="boolean">
            <text:p>真</text:p>
          </table:table-cell>
          <table:table-cell table:formula="of:=[.AX17]=[.AX30]" office:value-type="boolean" office:boolean-value="true" calcext:value-type="boolean">
            <text:p>真</text:p>
          </table:table-cell>
          <table:table-cell table:formula="of:=[.AY17]=[.AY30]" office:value-type="boolean" office:boolean-value="true" calcext:value-type="boolean">
            <text:p>真</text:p>
          </table:table-cell>
          <table:table-cell/>
        </table:table-row>
        <table:table-row table:style-name="ro1">
          <table:table-cell/>
          <table:table-cell table:formula="of:=[.B18]=[.B31]" office:value-type="boolean" office:boolean-value="true" calcext:value-type="boolean">
            <text:p>真</text:p>
          </table:table-cell>
          <table:table-cell table:formula="of:=[.C18]=[.C31]" office:value-type="boolean" office:boolean-value="true" calcext:value-type="boolean">
            <text:p>真</text:p>
          </table:table-cell>
          <table:table-cell table:formula="of:=[.D18]=[.D31]" office:value-type="boolean" office:boolean-value="true" calcext:value-type="boolean">
            <text:p>真</text:p>
          </table:table-cell>
          <table:table-cell table:formula="of:=[.E18]=[.E31]" office:value-type="boolean" office:boolean-value="true" calcext:value-type="boolean">
            <text:p>真</text:p>
          </table:table-cell>
          <table:table-cell table:formula="of:=[.F18]=[.F31]" office:value-type="boolean" office:boolean-value="true" calcext:value-type="boolean">
            <text:p>真</text:p>
          </table:table-cell>
          <table:table-cell table:formula="of:=[.G18]=[.G31]" office:value-type="boolean" office:boolean-value="true" calcext:value-type="boolean">
            <text:p>真</text:p>
          </table:table-cell>
          <table:table-cell table:formula="of:=[.H18]=[.H31]" office:value-type="boolean" office:boolean-value="true" calcext:value-type="boolean">
            <text:p>真</text:p>
          </table:table-cell>
          <table:table-cell table:formula="of:=[.I18]=[.I31]" office:value-type="boolean" office:boolean-value="true" calcext:value-type="boolean">
            <text:p>真</text:p>
          </table:table-cell>
          <table:table-cell table:formula="of:=[.J18]=[.J31]" office:value-type="boolean" office:boolean-value="true" calcext:value-type="boolean">
            <text:p>真</text:p>
          </table:table-cell>
          <table:table-cell table:formula="of:=[.K18]=[.K31]" office:value-type="boolean" office:boolean-value="true" calcext:value-type="boolean">
            <text:p>真</text:p>
          </table:table-cell>
          <table:table-cell table:formula="of:=[.L18]=[.L31]" office:value-type="boolean" office:boolean-value="true" calcext:value-type="boolean">
            <text:p>真</text:p>
          </table:table-cell>
          <table:table-cell table:formula="of:=[.M18]=[.M31]" office:value-type="boolean" office:boolean-value="true" calcext:value-type="boolean">
            <text:p>真</text:p>
          </table:table-cell>
          <table:table-cell table:formula="of:=[.N18]=[.N31]" office:value-type="boolean" office:boolean-value="true" calcext:value-type="boolean">
            <text:p>真</text:p>
          </table:table-cell>
          <table:table-cell table:formula="of:=[.O18]=[.O31]" office:value-type="boolean" office:boolean-value="true" calcext:value-type="boolean">
            <text:p>真</text:p>
          </table:table-cell>
          <table:table-cell table:formula="of:=[.P18]=[.P31]" office:value-type="boolean" office:boolean-value="true" calcext:value-type="boolean">
            <text:p>真</text:p>
          </table:table-cell>
          <table:table-cell table:formula="of:=[.Q18]=[.Q31]" office:value-type="boolean" office:boolean-value="true" calcext:value-type="boolean">
            <text:p>真</text:p>
          </table:table-cell>
          <table:table-cell table:formula="of:=[.R18]=[.R31]" office:value-type="boolean" office:boolean-value="true" calcext:value-type="boolean">
            <text:p>真</text:p>
          </table:table-cell>
          <table:table-cell table:formula="of:=[.S18]=[.S31]" office:value-type="boolean" office:boolean-value="true" calcext:value-type="boolean">
            <text:p>真</text:p>
          </table:table-cell>
          <table:table-cell table:formula="of:=[.T18]=[.T31]" office:value-type="boolean" office:boolean-value="true" calcext:value-type="boolean">
            <text:p>真</text:p>
          </table:table-cell>
          <table:table-cell table:formula="of:=[.U18]=[.U31]" office:value-type="boolean" office:boolean-value="true" calcext:value-type="boolean">
            <text:p>真</text:p>
          </table:table-cell>
          <table:table-cell table:formula="of:=[.V18]=[.V31]" office:value-type="boolean" office:boolean-value="true" calcext:value-type="boolean">
            <text:p>真</text:p>
          </table:table-cell>
          <table:table-cell table:formula="of:=[.W18]=[.W31]" office:value-type="boolean" office:boolean-value="true" calcext:value-type="boolean">
            <text:p>真</text:p>
          </table:table-cell>
          <table:table-cell table:formula="of:=[.X18]=[.X31]" office:value-type="boolean" office:boolean-value="true" calcext:value-type="boolean">
            <text:p>真</text:p>
          </table:table-cell>
          <table:table-cell table:formula="of:=[.Y18]=[.Y31]" office:value-type="boolean" office:boolean-value="true" calcext:value-type="boolean">
            <text:p>真</text:p>
          </table:table-cell>
          <table:table-cell table:formula="of:=[.Z18]=[.Z31]" office:value-type="boolean" office:boolean-value="true" calcext:value-type="boolean">
            <text:p>真</text:p>
          </table:table-cell>
          <table:table-cell table:formula="of:=[.AA18]=[.AA31]" office:value-type="boolean" office:boolean-value="true" calcext:value-type="boolean">
            <text:p>真</text:p>
          </table:table-cell>
          <table:table-cell table:formula="of:=[.AB18]=[.AB31]" office:value-type="boolean" office:boolean-value="true" calcext:value-type="boolean">
            <text:p>真</text:p>
          </table:table-cell>
          <table:table-cell table:formula="of:=[.AC18]=[.AC31]" office:value-type="boolean" office:boolean-value="false" calcext:value-type="boolean">
            <text:p>假</text:p>
          </table:table-cell>
          <table:table-cell table:formula="of:=[.AD18]=[.AD31]" office:value-type="boolean" office:boolean-value="true" calcext:value-type="boolean">
            <text:p>真</text:p>
          </table:table-cell>
          <table:table-cell table:formula="of:=[.AE18]=[.AE31]" office:value-type="boolean" office:boolean-value="true" calcext:value-type="boolean">
            <text:p>真</text:p>
          </table:table-cell>
          <table:table-cell table:formula="of:=[.AF18]=[.AF31]" office:value-type="boolean" office:boolean-value="true" calcext:value-type="boolean">
            <text:p>真</text:p>
          </table:table-cell>
          <table:table-cell table:formula="of:=[.AG18]=[.AG31]" office:value-type="boolean" office:boolean-value="true" calcext:value-type="boolean">
            <text:p>真</text:p>
          </table:table-cell>
          <table:table-cell table:formula="of:=[.AH18]=[.AH31]" office:value-type="boolean" office:boolean-value="true" calcext:value-type="boolean">
            <text:p>真</text:p>
          </table:table-cell>
          <table:table-cell table:formula="of:=[.AI18]=[.AI31]" office:value-type="boolean" office:boolean-value="true" calcext:value-type="boolean">
            <text:p>真</text:p>
          </table:table-cell>
          <table:table-cell table:formula="of:=[.AJ18]=[.AJ31]" office:value-type="boolean" office:boolean-value="true" calcext:value-type="boolean">
            <text:p>真</text:p>
          </table:table-cell>
          <table:table-cell table:formula="of:=[.AK18]=[.AK31]" office:value-type="boolean" office:boolean-value="true" calcext:value-type="boolean">
            <text:p>真</text:p>
          </table:table-cell>
          <table:table-cell table:formula="of:=[.AL18]=[.AL31]" office:value-type="boolean" office:boolean-value="true" calcext:value-type="boolean">
            <text:p>真</text:p>
          </table:table-cell>
          <table:table-cell table:formula="of:=[.AM18]=[.AM31]" office:value-type="boolean" office:boolean-value="false" calcext:value-type="boolean">
            <text:p>假</text:p>
          </table:table-cell>
          <table:table-cell table:formula="of:=[.AN18]=[.AN31]" office:value-type="boolean" office:boolean-value="true" calcext:value-type="boolean">
            <text:p>真</text:p>
          </table:table-cell>
          <table:table-cell table:formula="of:=[.AO18]=[.AO31]" office:value-type="boolean" office:boolean-value="true" calcext:value-type="boolean">
            <text:p>真</text:p>
          </table:table-cell>
          <table:table-cell table:formula="of:=[.AP18]=[.AP31]" office:value-type="boolean" office:boolean-value="true" calcext:value-type="boolean">
            <text:p>真</text:p>
          </table:table-cell>
          <table:table-cell table:formula="of:=[.AQ18]=[.AQ31]" office:value-type="boolean" office:boolean-value="true" calcext:value-type="boolean">
            <text:p>真</text:p>
          </table:table-cell>
          <table:table-cell table:formula="of:=[.AR18]=[.AR31]" office:value-type="boolean" office:boolean-value="true" calcext:value-type="boolean">
            <text:p>真</text:p>
          </table:table-cell>
          <table:table-cell table:formula="of:=[.AS18]=[.AS31]" office:value-type="boolean" office:boolean-value="true" calcext:value-type="boolean">
            <text:p>真</text:p>
          </table:table-cell>
          <table:table-cell table:formula="of:=[.AT18]=[.AT31]" office:value-type="boolean" office:boolean-value="false" calcext:value-type="boolean">
            <text:p>假</text:p>
          </table:table-cell>
          <table:table-cell table:formula="of:=[.AU18]=[.AU31]" office:value-type="boolean" office:boolean-value="true" calcext:value-type="boolean">
            <text:p>真</text:p>
          </table:table-cell>
          <table:table-cell table:formula="of:=[.AV18]=[.AV31]" office:value-type="boolean" office:boolean-value="true" calcext:value-type="boolean">
            <text:p>真</text:p>
          </table:table-cell>
          <table:table-cell table:formula="of:=[.AW18]=[.AW31]" office:value-type="boolean" office:boolean-value="true" calcext:value-type="boolean">
            <text:p>真</text:p>
          </table:table-cell>
          <table:table-cell table:formula="of:=[.AX18]=[.AX31]" office:value-type="boolean" office:boolean-value="true" calcext:value-type="boolean">
            <text:p>真</text:p>
          </table:table-cell>
          <table:table-cell table:formula="of:=[.AY18]=[.AY31]" office:value-type="boolean" office:boolean-value="true" calcext:value-type="boolean">
            <text:p>真</text:p>
          </table:table-cell>
          <table:table-cell/>
        </table:table-row>
        <table:table-row table:style-name="ro1">
          <table:table-cell/>
          <table:table-cell table:formula="of:=[.B19]=[.B32]" office:value-type="boolean" office:boolean-value="true" calcext:value-type="boolean">
            <text:p>真</text:p>
          </table:table-cell>
          <table:table-cell table:formula="of:=[.C19]=[.C32]" office:value-type="boolean" office:boolean-value="true" calcext:value-type="boolean">
            <text:p>真</text:p>
          </table:table-cell>
          <table:table-cell table:formula="of:=[.D19]=[.D32]" office:value-type="boolean" office:boolean-value="true" calcext:value-type="boolean">
            <text:p>真</text:p>
          </table:table-cell>
          <table:table-cell table:formula="of:=[.E19]=[.E32]" office:value-type="boolean" office:boolean-value="true" calcext:value-type="boolean">
            <text:p>真</text:p>
          </table:table-cell>
          <table:table-cell table:formula="of:=[.F19]=[.F32]" office:value-type="boolean" office:boolean-value="true" calcext:value-type="boolean">
            <text:p>真</text:p>
          </table:table-cell>
          <table:table-cell table:formula="of:=[.G19]=[.G32]" office:value-type="boolean" office:boolean-value="true" calcext:value-type="boolean">
            <text:p>真</text:p>
          </table:table-cell>
          <table:table-cell table:formula="of:=[.H19]=[.H32]" office:value-type="boolean" office:boolean-value="true" calcext:value-type="boolean">
            <text:p>真</text:p>
          </table:table-cell>
          <table:table-cell table:formula="of:=[.I19]=[.I32]" office:value-type="boolean" office:boolean-value="true" calcext:value-type="boolean">
            <text:p>真</text:p>
          </table:table-cell>
          <table:table-cell table:formula="of:=[.J19]=[.J32]" office:value-type="boolean" office:boolean-value="true" calcext:value-type="boolean">
            <text:p>真</text:p>
          </table:table-cell>
          <table:table-cell table:formula="of:=[.K19]=[.K32]" office:value-type="boolean" office:boolean-value="true" calcext:value-type="boolean">
            <text:p>真</text:p>
          </table:table-cell>
          <table:table-cell table:formula="of:=[.L19]=[.L32]" office:value-type="boolean" office:boolean-value="true" calcext:value-type="boolean">
            <text:p>真</text:p>
          </table:table-cell>
          <table:table-cell table:formula="of:=[.M19]=[.M32]" office:value-type="boolean" office:boolean-value="true" calcext:value-type="boolean">
            <text:p>真</text:p>
          </table:table-cell>
          <table:table-cell table:formula="of:=[.N19]=[.N32]" office:value-type="boolean" office:boolean-value="true" calcext:value-type="boolean">
            <text:p>真</text:p>
          </table:table-cell>
          <table:table-cell table:formula="of:=[.O19]=[.O32]" office:value-type="boolean" office:boolean-value="true" calcext:value-type="boolean">
            <text:p>真</text:p>
          </table:table-cell>
          <table:table-cell table:formula="of:=[.P19]=[.P32]" office:value-type="boolean" office:boolean-value="true" calcext:value-type="boolean">
            <text:p>真</text:p>
          </table:table-cell>
          <table:table-cell table:formula="of:=[.Q19]=[.Q32]" office:value-type="boolean" office:boolean-value="true" calcext:value-type="boolean">
            <text:p>真</text:p>
          </table:table-cell>
          <table:table-cell table:formula="of:=[.R19]=[.R32]" office:value-type="boolean" office:boolean-value="true" calcext:value-type="boolean">
            <text:p>真</text:p>
          </table:table-cell>
          <table:table-cell table:formula="of:=[.S19]=[.S32]" office:value-type="boolean" office:boolean-value="true" calcext:value-type="boolean">
            <text:p>真</text:p>
          </table:table-cell>
          <table:table-cell table:formula="of:=[.T19]=[.T32]" office:value-type="boolean" office:boolean-value="true" calcext:value-type="boolean">
            <text:p>真</text:p>
          </table:table-cell>
          <table:table-cell table:formula="of:=[.U19]=[.U32]" office:value-type="boolean" office:boolean-value="true" calcext:value-type="boolean">
            <text:p>真</text:p>
          </table:table-cell>
          <table:table-cell table:formula="of:=[.V19]=[.V32]" office:value-type="boolean" office:boolean-value="true" calcext:value-type="boolean">
            <text:p>真</text:p>
          </table:table-cell>
          <table:table-cell table:formula="of:=[.W19]=[.W32]" office:value-type="boolean" office:boolean-value="true" calcext:value-type="boolean">
            <text:p>真</text:p>
          </table:table-cell>
          <table:table-cell table:formula="of:=[.X19]=[.X32]" office:value-type="boolean" office:boolean-value="true" calcext:value-type="boolean">
            <text:p>真</text:p>
          </table:table-cell>
          <table:table-cell table:formula="of:=[.Y19]=[.Y32]" office:value-type="boolean" office:boolean-value="true" calcext:value-type="boolean">
            <text:p>真</text:p>
          </table:table-cell>
          <table:table-cell table:formula="of:=[.Z19]=[.Z32]" office:value-type="boolean" office:boolean-value="true" calcext:value-type="boolean">
            <text:p>真</text:p>
          </table:table-cell>
          <table:table-cell table:formula="of:=[.AA19]=[.AA32]" office:value-type="boolean" office:boolean-value="false" calcext:value-type="boolean">
            <text:p>假</text:p>
          </table:table-cell>
          <table:table-cell table:formula="of:=[.AB19]=[.AB32]" office:value-type="boolean" office:boolean-value="true" calcext:value-type="boolean">
            <text:p>真</text:p>
          </table:table-cell>
          <table:table-cell table:formula="of:=[.AC19]=[.AC32]" office:value-type="boolean" office:boolean-value="true" calcext:value-type="boolean">
            <text:p>真</text:p>
          </table:table-cell>
          <table:table-cell table:formula="of:=[.AD19]=[.AD32]" office:value-type="boolean" office:boolean-value="true" calcext:value-type="boolean">
            <text:p>真</text:p>
          </table:table-cell>
          <table:table-cell table:formula="of:=[.AE19]=[.AE32]" office:value-type="boolean" office:boolean-value="true" calcext:value-type="boolean">
            <text:p>真</text:p>
          </table:table-cell>
          <table:table-cell table:formula="of:=[.AF19]=[.AF32]" office:value-type="boolean" office:boolean-value="true" calcext:value-type="boolean">
            <text:p>真</text:p>
          </table:table-cell>
          <table:table-cell table:formula="of:=[.AG19]=[.AG32]" office:value-type="boolean" office:boolean-value="true" calcext:value-type="boolean">
            <text:p>真</text:p>
          </table:table-cell>
          <table:table-cell table:formula="of:=[.AH19]=[.AH32]" office:value-type="boolean" office:boolean-value="true" calcext:value-type="boolean">
            <text:p>真</text:p>
          </table:table-cell>
          <table:table-cell table:formula="of:=[.AI19]=[.AI32]" office:value-type="boolean" office:boolean-value="true" calcext:value-type="boolean">
            <text:p>真</text:p>
          </table:table-cell>
          <table:table-cell table:formula="of:=[.AJ19]=[.AJ32]" office:value-type="boolean" office:boolean-value="true" calcext:value-type="boolean">
            <text:p>真</text:p>
          </table:table-cell>
          <table:table-cell table:formula="of:=[.AK19]=[.AK32]" office:value-type="boolean" office:boolean-value="true" calcext:value-type="boolean">
            <text:p>真</text:p>
          </table:table-cell>
          <table:table-cell table:formula="of:=[.AL19]=[.AL32]" office:value-type="boolean" office:boolean-value="true" calcext:value-type="boolean">
            <text:p>真</text:p>
          </table:table-cell>
          <table:table-cell table:formula="of:=[.AM19]=[.AM32]" office:value-type="boolean" office:boolean-value="true" calcext:value-type="boolean">
            <text:p>真</text:p>
          </table:table-cell>
          <table:table-cell table:formula="of:=[.AN19]=[.AN32]" office:value-type="boolean" office:boolean-value="true" calcext:value-type="boolean">
            <text:p>真</text:p>
          </table:table-cell>
          <table:table-cell table:formula="of:=[.AO19]=[.AO32]" office:value-type="boolean" office:boolean-value="true" calcext:value-type="boolean">
            <text:p>真</text:p>
          </table:table-cell>
          <table:table-cell table:formula="of:=[.AP19]=[.AP32]" office:value-type="boolean" office:boolean-value="true" calcext:value-type="boolean">
            <text:p>真</text:p>
          </table:table-cell>
          <table:table-cell table:formula="of:=[.AQ19]=[.AQ32]" office:value-type="boolean" office:boolean-value="true" calcext:value-type="boolean">
            <text:p>真</text:p>
          </table:table-cell>
          <table:table-cell table:formula="of:=[.AR19]=[.AR32]" office:value-type="boolean" office:boolean-value="true" calcext:value-type="boolean">
            <text:p>真</text:p>
          </table:table-cell>
          <table:table-cell table:formula="of:=[.AS19]=[.AS32]" office:value-type="boolean" office:boolean-value="true" calcext:value-type="boolean">
            <text:p>真</text:p>
          </table:table-cell>
          <table:table-cell table:formula="of:=[.AT19]=[.AT32]" office:value-type="boolean" office:boolean-value="true" calcext:value-type="boolean">
            <text:p>真</text:p>
          </table:table-cell>
          <table:table-cell table:formula="of:=[.AU19]=[.AU32]" office:value-type="boolean" office:boolean-value="true" calcext:value-type="boolean">
            <text:p>真</text:p>
          </table:table-cell>
          <table:table-cell table:formula="of:=[.AV19]=[.AV32]" office:value-type="boolean" office:boolean-value="true" calcext:value-type="boolean">
            <text:p>真</text:p>
          </table:table-cell>
          <table:table-cell table:formula="of:=[.AW19]=[.AW32]" office:value-type="boolean" office:boolean-value="true" calcext:value-type="boolean">
            <text:p>真</text:p>
          </table:table-cell>
          <table:table-cell table:formula="of:=[.AX19]=[.AX32]" office:value-type="boolean" office:boolean-value="true" calcext:value-type="boolean">
            <text:p>真</text:p>
          </table:table-cell>
          <table:table-cell table:formula="of:=[.AY19]=[.AY32]" office:value-type="boolean" office:boolean-value="true" calcext:value-type="boolean">
            <text:p>真</text:p>
          </table:table-cell>
          <table:table-cell/>
        </table:table-row>
        <table:table-row table:style-name="ro1">
          <table:table-cell/>
          <table:table-cell table:formula="of:=[.B20]=[.B33]" office:value-type="boolean" office:boolean-value="true" calcext:value-type="boolean">
            <text:p>真</text:p>
          </table:table-cell>
          <table:table-cell table:formula="of:=[.C20]=[.C33]" office:value-type="boolean" office:boolean-value="true" calcext:value-type="boolean">
            <text:p>真</text:p>
          </table:table-cell>
          <table:table-cell table:formula="of:=[.D20]=[.D33]" office:value-type="boolean" office:boolean-value="true" calcext:value-type="boolean">
            <text:p>真</text:p>
          </table:table-cell>
          <table:table-cell table:formula="of:=[.E20]=[.E33]" office:value-type="boolean" office:boolean-value="true" calcext:value-type="boolean">
            <text:p>真</text:p>
          </table:table-cell>
          <table:table-cell table:formula="of:=[.F20]=[.F33]" office:value-type="boolean" office:boolean-value="true" calcext:value-type="boolean">
            <text:p>真</text:p>
          </table:table-cell>
          <table:table-cell table:formula="of:=[.G20]=[.G33]" office:value-type="boolean" office:boolean-value="true" calcext:value-type="boolean">
            <text:p>真</text:p>
          </table:table-cell>
          <table:table-cell table:formula="of:=[.H20]=[.H33]" office:value-type="boolean" office:boolean-value="true" calcext:value-type="boolean">
            <text:p>真</text:p>
          </table:table-cell>
          <table:table-cell table:formula="of:=[.I20]=[.I33]" office:value-type="boolean" office:boolean-value="true" calcext:value-type="boolean">
            <text:p>真</text:p>
          </table:table-cell>
          <table:table-cell table:formula="of:=[.J20]=[.J33]" office:value-type="boolean" office:boolean-value="true" calcext:value-type="boolean">
            <text:p>真</text:p>
          </table:table-cell>
          <table:table-cell table:formula="of:=[.K20]=[.K33]" office:value-type="boolean" office:boolean-value="true" calcext:value-type="boolean">
            <text:p>真</text:p>
          </table:table-cell>
          <table:table-cell table:formula="of:=[.L20]=[.L33]" office:value-type="boolean" office:boolean-value="true" calcext:value-type="boolean">
            <text:p>真</text:p>
          </table:table-cell>
          <table:table-cell table:formula="of:=[.M20]=[.M33]" office:value-type="boolean" office:boolean-value="true" calcext:value-type="boolean">
            <text:p>真</text:p>
          </table:table-cell>
          <table:table-cell table:formula="of:=[.N20]=[.N33]" office:value-type="boolean" office:boolean-value="true" calcext:value-type="boolean">
            <text:p>真</text:p>
          </table:table-cell>
          <table:table-cell table:formula="of:=[.O20]=[.O33]" office:value-type="boolean" office:boolean-value="true" calcext:value-type="boolean">
            <text:p>真</text:p>
          </table:table-cell>
          <table:table-cell table:formula="of:=[.P20]=[.P33]" office:value-type="boolean" office:boolean-value="true" calcext:value-type="boolean">
            <text:p>真</text:p>
          </table:table-cell>
          <table:table-cell table:formula="of:=[.Q20]=[.Q33]" office:value-type="boolean" office:boolean-value="true" calcext:value-type="boolean">
            <text:p>真</text:p>
          </table:table-cell>
          <table:table-cell table:formula="of:=[.R20]=[.R33]" office:value-type="boolean" office:boolean-value="true" calcext:value-type="boolean">
            <text:p>真</text:p>
          </table:table-cell>
          <table:table-cell table:formula="of:=[.S20]=[.S33]" office:value-type="boolean" office:boolean-value="true" calcext:value-type="boolean">
            <text:p>真</text:p>
          </table:table-cell>
          <table:table-cell table:formula="of:=[.T20]=[.T33]" office:value-type="boolean" office:boolean-value="true" calcext:value-type="boolean">
            <text:p>真</text:p>
          </table:table-cell>
          <table:table-cell table:formula="of:=[.U20]=[.U33]" office:value-type="boolean" office:boolean-value="true" calcext:value-type="boolean">
            <text:p>真</text:p>
          </table:table-cell>
          <table:table-cell table:formula="of:=[.V20]=[.V33]" office:value-type="boolean" office:boolean-value="true" calcext:value-type="boolean">
            <text:p>真</text:p>
          </table:table-cell>
          <table:table-cell table:formula="of:=[.W20]=[.W33]" office:value-type="boolean" office:boolean-value="true" calcext:value-type="boolean">
            <text:p>真</text:p>
          </table:table-cell>
          <table:table-cell table:formula="of:=[.X20]=[.X33]" office:value-type="boolean" office:boolean-value="true" calcext:value-type="boolean">
            <text:p>真</text:p>
          </table:table-cell>
          <table:table-cell table:formula="of:=[.Y20]=[.Y33]" office:value-type="boolean" office:boolean-value="true" calcext:value-type="boolean">
            <text:p>真</text:p>
          </table:table-cell>
          <table:table-cell table:formula="of:=[.Z20]=[.Z33]" office:value-type="boolean" office:boolean-value="true" calcext:value-type="boolean">
            <text:p>真</text:p>
          </table:table-cell>
          <table:table-cell table:formula="of:=[.AA20]=[.AA33]" office:value-type="boolean" office:boolean-value="true" calcext:value-type="boolean">
            <text:p>真</text:p>
          </table:table-cell>
          <table:table-cell table:formula="of:=[.AB20]=[.AB33]" office:value-type="boolean" office:boolean-value="true" calcext:value-type="boolean">
            <text:p>真</text:p>
          </table:table-cell>
          <table:table-cell table:formula="of:=[.AC20]=[.AC33]" office:value-type="boolean" office:boolean-value="false" calcext:value-type="boolean">
            <text:p>假</text:p>
          </table:table-cell>
          <table:table-cell table:formula="of:=[.AD20]=[.AD33]" office:value-type="boolean" office:boolean-value="true" calcext:value-type="boolean">
            <text:p>真</text:p>
          </table:table-cell>
          <table:table-cell table:formula="of:=[.AE20]=[.AE33]" office:value-type="boolean" office:boolean-value="true" calcext:value-type="boolean">
            <text:p>真</text:p>
          </table:table-cell>
          <table:table-cell table:formula="of:=[.AF20]=[.AF33]" office:value-type="boolean" office:boolean-value="true" calcext:value-type="boolean">
            <text:p>真</text:p>
          </table:table-cell>
          <table:table-cell table:formula="of:=[.AG20]=[.AG33]" office:value-type="boolean" office:boolean-value="true" calcext:value-type="boolean">
            <text:p>真</text:p>
          </table:table-cell>
          <table:table-cell table:formula="of:=[.AH20]=[.AH33]" office:value-type="boolean" office:boolean-value="true" calcext:value-type="boolean">
            <text:p>真</text:p>
          </table:table-cell>
          <table:table-cell table:formula="of:=[.AI20]=[.AI33]" office:value-type="boolean" office:boolean-value="true" calcext:value-type="boolean">
            <text:p>真</text:p>
          </table:table-cell>
          <table:table-cell table:formula="of:=[.AJ20]=[.AJ33]" office:value-type="boolean" office:boolean-value="true" calcext:value-type="boolean">
            <text:p>真</text:p>
          </table:table-cell>
          <table:table-cell table:formula="of:=[.AK20]=[.AK33]" office:value-type="boolean" office:boolean-value="true" calcext:value-type="boolean">
            <text:p>真</text:p>
          </table:table-cell>
          <table:table-cell table:formula="of:=[.AL20]=[.AL33]" office:value-type="boolean" office:boolean-value="false" calcext:value-type="boolean">
            <text:p>假</text:p>
          </table:table-cell>
          <table:table-cell table:formula="of:=[.AM20]=[.AM33]" office:value-type="boolean" office:boolean-value="false" calcext:value-type="boolean">
            <text:p>假</text:p>
          </table:table-cell>
          <table:table-cell table:formula="of:=[.AN20]=[.AN33]" office:value-type="boolean" office:boolean-value="true" calcext:value-type="boolean">
            <text:p>真</text:p>
          </table:table-cell>
          <table:table-cell table:formula="of:=[.AO20]=[.AO33]" office:value-type="boolean" office:boolean-value="false" calcext:value-type="boolean">
            <text:p>假</text:p>
          </table:table-cell>
          <table:table-cell table:formula="of:=[.AP20]=[.AP33]" office:value-type="boolean" office:boolean-value="true" calcext:value-type="boolean">
            <text:p>真</text:p>
          </table:table-cell>
          <table:table-cell table:formula="of:=[.AQ20]=[.AQ33]" office:value-type="boolean" office:boolean-value="true" calcext:value-type="boolean">
            <text:p>真</text:p>
          </table:table-cell>
          <table:table-cell table:formula="of:=[.AR20]=[.AR33]" office:value-type="boolean" office:boolean-value="true" calcext:value-type="boolean">
            <text:p>真</text:p>
          </table:table-cell>
          <table:table-cell table:formula="of:=[.AS20]=[.AS33]" office:value-type="boolean" office:boolean-value="true" calcext:value-type="boolean">
            <text:p>真</text:p>
          </table:table-cell>
          <table:table-cell table:formula="of:=[.AT20]=[.AT33]" office:value-type="boolean" office:boolean-value="false" calcext:value-type="boolean">
            <text:p>假</text:p>
          </table:table-cell>
          <table:table-cell table:formula="of:=[.AU20]=[.AU33]" office:value-type="boolean" office:boolean-value="true" calcext:value-type="boolean">
            <text:p>真</text:p>
          </table:table-cell>
          <table:table-cell table:formula="of:=[.AV20]=[.AV33]" office:value-type="boolean" office:boolean-value="true" calcext:value-type="boolean">
            <text:p>真</text:p>
          </table:table-cell>
          <table:table-cell table:formula="of:=[.AW20]=[.AW33]" office:value-type="boolean" office:boolean-value="true" calcext:value-type="boolean">
            <text:p>真</text:p>
          </table:table-cell>
          <table:table-cell table:formula="of:=[.AX20]=[.AX33]" office:value-type="boolean" office:boolean-value="true" calcext:value-type="boolean">
            <text:p>真</text:p>
          </table:table-cell>
          <table:table-cell table:formula="of:=[.AY20]=[.AY33]" office:value-type="boolean" office:boolean-value="true" calcext:value-type="boolean">
            <text:p>真</text:p>
          </table:table-cell>
          <table:table-cell/>
        </table:table-row>
        <table:table-row table:style-name="ro1">
          <table:table-cell/>
          <table:table-cell table:formula="of:=[.B21]=[.B34]" office:value-type="boolean" office:boolean-value="true" calcext:value-type="boolean">
            <text:p>真</text:p>
          </table:table-cell>
          <table:table-cell table:formula="of:=[.C21]=[.C34]" office:value-type="boolean" office:boolean-value="true" calcext:value-type="boolean">
            <text:p>真</text:p>
          </table:table-cell>
          <table:table-cell table:formula="of:=[.D21]=[.D34]" office:value-type="boolean" office:boolean-value="true" calcext:value-type="boolean">
            <text:p>真</text:p>
          </table:table-cell>
          <table:table-cell table:formula="of:=[.E21]=[.E34]" office:value-type="boolean" office:boolean-value="false" calcext:value-type="boolean">
            <text:p>假</text:p>
          </table:table-cell>
          <table:table-cell table:formula="of:=[.F21]=[.F34]" office:value-type="boolean" office:boolean-value="true" calcext:value-type="boolean">
            <text:p>真</text:p>
          </table:table-cell>
          <table:table-cell table:formula="of:=[.G21]=[.G34]" office:value-type="boolean" office:boolean-value="true" calcext:value-type="boolean">
            <text:p>真</text:p>
          </table:table-cell>
          <table:table-cell table:formula="of:=[.H21]=[.H34]" office:value-type="boolean" office:boolean-value="true" calcext:value-type="boolean">
            <text:p>真</text:p>
          </table:table-cell>
          <table:table-cell table:formula="of:=[.I21]=[.I34]" office:value-type="boolean" office:boolean-value="true" calcext:value-type="boolean">
            <text:p>真</text:p>
          </table:table-cell>
          <table:table-cell table:formula="of:=[.J21]=[.J34]" office:value-type="boolean" office:boolean-value="true" calcext:value-type="boolean">
            <text:p>真</text:p>
          </table:table-cell>
          <table:table-cell table:formula="of:=[.K21]=[.K34]" office:value-type="boolean" office:boolean-value="true" calcext:value-type="boolean">
            <text:p>真</text:p>
          </table:table-cell>
          <table:table-cell table:formula="of:=[.L21]=[.L34]" office:value-type="boolean" office:boolean-value="true" calcext:value-type="boolean">
            <text:p>真</text:p>
          </table:table-cell>
          <table:table-cell table:formula="of:=[.M21]=[.M34]" office:value-type="boolean" office:boolean-value="true" calcext:value-type="boolean">
            <text:p>真</text:p>
          </table:table-cell>
          <table:table-cell table:formula="of:=[.N21]=[.N34]" office:value-type="boolean" office:boolean-value="true" calcext:value-type="boolean">
            <text:p>真</text:p>
          </table:table-cell>
          <table:table-cell table:formula="of:=[.O21]=[.O34]" office:value-type="boolean" office:boolean-value="true" calcext:value-type="boolean">
            <text:p>真</text:p>
          </table:table-cell>
          <table:table-cell table:formula="of:=[.P21]=[.P34]" office:value-type="boolean" office:boolean-value="true" calcext:value-type="boolean">
            <text:p>真</text:p>
          </table:table-cell>
          <table:table-cell table:formula="of:=[.Q21]=[.Q34]" office:value-type="boolean" office:boolean-value="true" calcext:value-type="boolean">
            <text:p>真</text:p>
          </table:table-cell>
          <table:table-cell table:formula="of:=[.R21]=[.R34]" office:value-type="boolean" office:boolean-value="true" calcext:value-type="boolean">
            <text:p>真</text:p>
          </table:table-cell>
          <table:table-cell table:formula="of:=[.S21]=[.S34]" office:value-type="boolean" office:boolean-value="true" calcext:value-type="boolean">
            <text:p>真</text:p>
          </table:table-cell>
          <table:table-cell table:formula="of:=[.T21]=[.T34]" office:value-type="boolean" office:boolean-value="true" calcext:value-type="boolean">
            <text:p>真</text:p>
          </table:table-cell>
          <table:table-cell table:formula="of:=[.U21]=[.U34]" office:value-type="boolean" office:boolean-value="true" calcext:value-type="boolean">
            <text:p>真</text:p>
          </table:table-cell>
          <table:table-cell table:formula="of:=[.V21]=[.V34]" office:value-type="boolean" office:boolean-value="true" calcext:value-type="boolean">
            <text:p>真</text:p>
          </table:table-cell>
          <table:table-cell table:formula="of:=[.W21]=[.W34]" office:value-type="boolean" office:boolean-value="true" calcext:value-type="boolean">
            <text:p>真</text:p>
          </table:table-cell>
          <table:table-cell table:formula="of:=[.X21]=[.X34]" office:value-type="boolean" office:boolean-value="true" calcext:value-type="boolean">
            <text:p>真</text:p>
          </table:table-cell>
          <table:table-cell table:formula="of:=[.Y21]=[.Y34]" office:value-type="boolean" office:boolean-value="true" calcext:value-type="boolean">
            <text:p>真</text:p>
          </table:table-cell>
          <table:table-cell table:formula="of:=[.Z21]=[.Z34]" office:value-type="boolean" office:boolean-value="true" calcext:value-type="boolean">
            <text:p>真</text:p>
          </table:table-cell>
          <table:table-cell table:formula="of:=[.AA21]=[.AA34]" office:value-type="boolean" office:boolean-value="false" calcext:value-type="boolean">
            <text:p>假</text:p>
          </table:table-cell>
          <table:table-cell table:formula="of:=[.AB21]=[.AB34]" office:value-type="boolean" office:boolean-value="true" calcext:value-type="boolean">
            <text:p>真</text:p>
          </table:table-cell>
          <table:table-cell table:formula="of:=[.AC21]=[.AC34]" office:value-type="boolean" office:boolean-value="false" calcext:value-type="boolean">
            <text:p>假</text:p>
          </table:table-cell>
          <table:table-cell table:formula="of:=[.AD21]=[.AD34]" office:value-type="boolean" office:boolean-value="true" calcext:value-type="boolean">
            <text:p>真</text:p>
          </table:table-cell>
          <table:table-cell table:formula="of:=[.AE21]=[.AE34]" office:value-type="boolean" office:boolean-value="true" calcext:value-type="boolean">
            <text:p>真</text:p>
          </table:table-cell>
          <table:table-cell table:formula="of:=[.AF21]=[.AF34]" office:value-type="boolean" office:boolean-value="true" calcext:value-type="boolean">
            <text:p>真</text:p>
          </table:table-cell>
          <table:table-cell table:formula="of:=[.AG21]=[.AG34]" office:value-type="boolean" office:boolean-value="true" calcext:value-type="boolean">
            <text:p>真</text:p>
          </table:table-cell>
          <table:table-cell table:formula="of:=[.AH21]=[.AH34]" office:value-type="boolean" office:boolean-value="true" calcext:value-type="boolean">
            <text:p>真</text:p>
          </table:table-cell>
          <table:table-cell table:formula="of:=[.AI21]=[.AI34]" office:value-type="boolean" office:boolean-value="true" calcext:value-type="boolean">
            <text:p>真</text:p>
          </table:table-cell>
          <table:table-cell table:formula="of:=[.AJ21]=[.AJ34]" office:value-type="boolean" office:boolean-value="true" calcext:value-type="boolean">
            <text:p>真</text:p>
          </table:table-cell>
          <table:table-cell table:formula="of:=[.AK21]=[.AK34]" office:value-type="boolean" office:boolean-value="true" calcext:value-type="boolean">
            <text:p>真</text:p>
          </table:table-cell>
          <table:table-cell table:formula="of:=[.AL21]=[.AL34]" office:value-type="boolean" office:boolean-value="true" calcext:value-type="boolean">
            <text:p>真</text:p>
          </table:table-cell>
          <table:table-cell table:formula="of:=[.AM21]=[.AM34]" office:value-type="boolean" office:boolean-value="false" calcext:value-type="boolean">
            <text:p>假</text:p>
          </table:table-cell>
          <table:table-cell table:formula="of:=[.AN21]=[.AN34]" office:value-type="boolean" office:boolean-value="true" calcext:value-type="boolean">
            <text:p>真</text:p>
          </table:table-cell>
          <table:table-cell table:formula="of:=[.AO21]=[.AO34]" office:value-type="boolean" office:boolean-value="true" calcext:value-type="boolean">
            <text:p>真</text:p>
          </table:table-cell>
          <table:table-cell table:formula="of:=[.AP21]=[.AP34]" office:value-type="boolean" office:boolean-value="true" calcext:value-type="boolean">
            <text:p>真</text:p>
          </table:table-cell>
          <table:table-cell table:formula="of:=[.AQ21]=[.AQ34]" office:value-type="boolean" office:boolean-value="true" calcext:value-type="boolean">
            <text:p>真</text:p>
          </table:table-cell>
          <table:table-cell table:formula="of:=[.AR21]=[.AR34]" office:value-type="boolean" office:boolean-value="true" calcext:value-type="boolean">
            <text:p>真</text:p>
          </table:table-cell>
          <table:table-cell table:formula="of:=[.AS21]=[.AS34]" office:value-type="boolean" office:boolean-value="true" calcext:value-type="boolean">
            <text:p>真</text:p>
          </table:table-cell>
          <table:table-cell table:formula="of:=[.AT21]=[.AT34]" office:value-type="boolean" office:boolean-value="false" calcext:value-type="boolean">
            <text:p>假</text:p>
          </table:table-cell>
          <table:table-cell table:formula="of:=[.AU21]=[.AU34]" office:value-type="boolean" office:boolean-value="true" calcext:value-type="boolean">
            <text:p>真</text:p>
          </table:table-cell>
          <table:table-cell table:formula="of:=[.AV21]=[.AV34]" office:value-type="boolean" office:boolean-value="true" calcext:value-type="boolean">
            <text:p>真</text:p>
          </table:table-cell>
          <table:table-cell table:formula="of:=[.AW21]=[.AW34]" office:value-type="boolean" office:boolean-value="true" calcext:value-type="boolean">
            <text:p>真</text:p>
          </table:table-cell>
          <table:table-cell table:formula="of:=[.AX21]=[.AX34]" office:value-type="boolean" office:boolean-value="true" calcext:value-type="boolean">
            <text:p>真</text:p>
          </table:table-cell>
          <table:table-cell table:formula="of:=[.AY21]=[.AY34]" office:value-type="boolean" office:boolean-value="true" calcext:value-type="boolean">
            <text:p>真</text:p>
          </table:table-cell>
          <table:table-cell/>
        </table:table-row>
        <table:table-row table:style-name="ro1">
          <table:table-cell/>
          <table:table-cell table:formula="of:=[.B22]=[.B35]" office:value-type="boolean" office:boolean-value="true" calcext:value-type="boolean">
            <text:p>真</text:p>
          </table:table-cell>
          <table:table-cell table:formula="of:=[.C22]=[.C35]" office:value-type="boolean" office:boolean-value="true" calcext:value-type="boolean">
            <text:p>真</text:p>
          </table:table-cell>
          <table:table-cell table:formula="of:=[.D22]=[.D35]" office:value-type="boolean" office:boolean-value="true" calcext:value-type="boolean">
            <text:p>真</text:p>
          </table:table-cell>
          <table:table-cell table:formula="of:=[.E22]=[.E35]" office:value-type="boolean" office:boolean-value="true" calcext:value-type="boolean">
            <text:p>真</text:p>
          </table:table-cell>
          <table:table-cell table:formula="of:=[.F22]=[.F35]" office:value-type="boolean" office:boolean-value="true" calcext:value-type="boolean">
            <text:p>真</text:p>
          </table:table-cell>
          <table:table-cell table:formula="of:=[.G22]=[.G35]" office:value-type="boolean" office:boolean-value="true" calcext:value-type="boolean">
            <text:p>真</text:p>
          </table:table-cell>
          <table:table-cell table:formula="of:=[.H22]=[.H35]" office:value-type="boolean" office:boolean-value="true" calcext:value-type="boolean">
            <text:p>真</text:p>
          </table:table-cell>
          <table:table-cell table:formula="of:=[.I22]=[.I35]" office:value-type="boolean" office:boolean-value="true" calcext:value-type="boolean">
            <text:p>真</text:p>
          </table:table-cell>
          <table:table-cell table:formula="of:=[.J22]=[.J35]" office:value-type="boolean" office:boolean-value="true" calcext:value-type="boolean">
            <text:p>真</text:p>
          </table:table-cell>
          <table:table-cell table:formula="of:=[.K22]=[.K35]" office:value-type="boolean" office:boolean-value="true" calcext:value-type="boolean">
            <text:p>真</text:p>
          </table:table-cell>
          <table:table-cell table:formula="of:=[.L22]=[.L35]" office:value-type="boolean" office:boolean-value="true" calcext:value-type="boolean">
            <text:p>真</text:p>
          </table:table-cell>
          <table:table-cell table:formula="of:=[.M22]=[.M35]" office:value-type="boolean" office:boolean-value="true" calcext:value-type="boolean">
            <text:p>真</text:p>
          </table:table-cell>
          <table:table-cell table:formula="of:=[.N22]=[.N35]" office:value-type="boolean" office:boolean-value="true" calcext:value-type="boolean">
            <text:p>真</text:p>
          </table:table-cell>
          <table:table-cell table:formula="of:=[.O22]=[.O35]" office:value-type="boolean" office:boolean-value="true" calcext:value-type="boolean">
            <text:p>真</text:p>
          </table:table-cell>
          <table:table-cell table:formula="of:=[.P22]=[.P35]" office:value-type="boolean" office:boolean-value="true" calcext:value-type="boolean">
            <text:p>真</text:p>
          </table:table-cell>
          <table:table-cell table:formula="of:=[.Q22]=[.Q35]" office:value-type="boolean" office:boolean-value="true" calcext:value-type="boolean">
            <text:p>真</text:p>
          </table:table-cell>
          <table:table-cell table:formula="of:=[.R22]=[.R35]" office:value-type="boolean" office:boolean-value="true" calcext:value-type="boolean">
            <text:p>真</text:p>
          </table:table-cell>
          <table:table-cell table:formula="of:=[.S22]=[.S35]" office:value-type="boolean" office:boolean-value="true" calcext:value-type="boolean">
            <text:p>真</text:p>
          </table:table-cell>
          <table:table-cell table:formula="of:=[.T22]=[.T35]" office:value-type="boolean" office:boolean-value="true" calcext:value-type="boolean">
            <text:p>真</text:p>
          </table:table-cell>
          <table:table-cell table:formula="of:=[.U22]=[.U35]" office:value-type="boolean" office:boolean-value="true" calcext:value-type="boolean">
            <text:p>真</text:p>
          </table:table-cell>
          <table:table-cell table:formula="of:=[.V22]=[.V35]" office:value-type="boolean" office:boolean-value="true" calcext:value-type="boolean">
            <text:p>真</text:p>
          </table:table-cell>
          <table:table-cell table:formula="of:=[.W22]=[.W35]" office:value-type="boolean" office:boolean-value="true" calcext:value-type="boolean">
            <text:p>真</text:p>
          </table:table-cell>
          <table:table-cell table:formula="of:=[.X22]=[.X35]" office:value-type="boolean" office:boolean-value="true" calcext:value-type="boolean">
            <text:p>真</text:p>
          </table:table-cell>
          <table:table-cell table:formula="of:=[.Y22]=[.Y35]" office:value-type="boolean" office:boolean-value="true" calcext:value-type="boolean">
            <text:p>真</text:p>
          </table:table-cell>
          <table:table-cell table:formula="of:=[.Z22]=[.Z35]" office:value-type="boolean" office:boolean-value="true" calcext:value-type="boolean">
            <text:p>真</text:p>
          </table:table-cell>
          <table:table-cell table:formula="of:=[.AA22]=[.AA35]" office:value-type="boolean" office:boolean-value="false" calcext:value-type="boolean">
            <text:p>假</text:p>
          </table:table-cell>
          <table:table-cell table:formula="of:=[.AB22]=[.AB35]" office:value-type="boolean" office:boolean-value="true" calcext:value-type="boolean">
            <text:p>真</text:p>
          </table:table-cell>
          <table:table-cell table:formula="of:=[.AC22]=[.AC35]" office:value-type="boolean" office:boolean-value="true" calcext:value-type="boolean">
            <text:p>真</text:p>
          </table:table-cell>
          <table:table-cell table:formula="of:=[.AD22]=[.AD35]" office:value-type="boolean" office:boolean-value="true" calcext:value-type="boolean">
            <text:p>真</text:p>
          </table:table-cell>
          <table:table-cell table:formula="of:=[.AE22]=[.AE35]" office:value-type="boolean" office:boolean-value="true" calcext:value-type="boolean">
            <text:p>真</text:p>
          </table:table-cell>
          <table:table-cell table:formula="of:=[.AF22]=[.AF35]" office:value-type="boolean" office:boolean-value="true" calcext:value-type="boolean">
            <text:p>真</text:p>
          </table:table-cell>
          <table:table-cell table:formula="of:=[.AG22]=[.AG35]" office:value-type="boolean" office:boolean-value="true" calcext:value-type="boolean">
            <text:p>真</text:p>
          </table:table-cell>
          <table:table-cell table:formula="of:=[.AH22]=[.AH35]" office:value-type="boolean" office:boolean-value="true" calcext:value-type="boolean">
            <text:p>真</text:p>
          </table:table-cell>
          <table:table-cell table:formula="of:=[.AI22]=[.AI35]" office:value-type="boolean" office:boolean-value="true" calcext:value-type="boolean">
            <text:p>真</text:p>
          </table:table-cell>
          <table:table-cell table:formula="of:=[.AJ22]=[.AJ35]" office:value-type="boolean" office:boolean-value="true" calcext:value-type="boolean">
            <text:p>真</text:p>
          </table:table-cell>
          <table:table-cell table:formula="of:=[.AK22]=[.AK35]" office:value-type="boolean" office:boolean-value="true" calcext:value-type="boolean">
            <text:p>真</text:p>
          </table:table-cell>
          <table:table-cell table:formula="of:=[.AL22]=[.AL35]" office:value-type="boolean" office:boolean-value="false" calcext:value-type="boolean">
            <text:p>假</text:p>
          </table:table-cell>
          <table:table-cell table:formula="of:=[.AM22]=[.AM35]" office:value-type="boolean" office:boolean-value="false" calcext:value-type="boolean">
            <text:p>假</text:p>
          </table:table-cell>
          <table:table-cell table:formula="of:=[.AN22]=[.AN35]" office:value-type="boolean" office:boolean-value="true" calcext:value-type="boolean">
            <text:p>真</text:p>
          </table:table-cell>
          <table:table-cell table:formula="of:=[.AO22]=[.AO35]" office:value-type="boolean" office:boolean-value="false" calcext:value-type="boolean">
            <text:p>假</text:p>
          </table:table-cell>
          <table:table-cell table:formula="of:=[.AP22]=[.AP35]" office:value-type="boolean" office:boolean-value="true" calcext:value-type="boolean">
            <text:p>真</text:p>
          </table:table-cell>
          <table:table-cell table:formula="of:=[.AQ22]=[.AQ35]" office:value-type="boolean" office:boolean-value="false" calcext:value-type="boolean">
            <text:p>假</text:p>
          </table:table-cell>
          <table:table-cell table:formula="of:=[.AR22]=[.AR35]" office:value-type="boolean" office:boolean-value="true" calcext:value-type="boolean">
            <text:p>真</text:p>
          </table:table-cell>
          <table:table-cell table:formula="of:=[.AS22]=[.AS35]" office:value-type="boolean" office:boolean-value="true" calcext:value-type="boolean">
            <text:p>真</text:p>
          </table:table-cell>
          <table:table-cell table:formula="of:=[.AT22]=[.AT35]" office:value-type="boolean" office:boolean-value="true" calcext:value-type="boolean">
            <text:p>真</text:p>
          </table:table-cell>
          <table:table-cell table:formula="of:=[.AU22]=[.AU35]" office:value-type="boolean" office:boolean-value="true" calcext:value-type="boolean">
            <text:p>真</text:p>
          </table:table-cell>
          <table:table-cell table:formula="of:=[.AV22]=[.AV35]" office:value-type="boolean" office:boolean-value="true" calcext:value-type="boolean">
            <text:p>真</text:p>
          </table:table-cell>
          <table:table-cell table:formula="of:=[.AW22]=[.AW35]" office:value-type="boolean" office:boolean-value="true" calcext:value-type="boolean">
            <text:p>真</text:p>
          </table:table-cell>
          <table:table-cell table:formula="of:=[.AX22]=[.AX35]" office:value-type="boolean" office:boolean-value="true" calcext:value-type="boolean">
            <text:p>真</text:p>
          </table:table-cell>
          <table:table-cell table:formula="of:=[.AY22]=[.AY35]" office:value-type="boolean" office:boolean-value="true" calcext:value-type="boolean">
            <text:p>真</text:p>
          </table:table-cell>
          <table:table-cell/>
        </table:table-row>
        <table:table-row table:style-name="ro1">
          <table:table-cell/>
          <table:table-cell table:formula="of:=[.B23]=[.B36]" office:value-type="boolean" office:boolean-value="true" calcext:value-type="boolean">
            <text:p>真</text:p>
          </table:table-cell>
          <table:table-cell table:formula="of:=[.C23]=[.C36]" office:value-type="boolean" office:boolean-value="true" calcext:value-type="boolean">
            <text:p>真</text:p>
          </table:table-cell>
          <table:table-cell table:formula="of:=[.D23]=[.D36]" office:value-type="boolean" office:boolean-value="true" calcext:value-type="boolean">
            <text:p>真</text:p>
          </table:table-cell>
          <table:table-cell table:formula="of:=[.E23]=[.E36]" office:value-type="boolean" office:boolean-value="true" calcext:value-type="boolean">
            <text:p>真</text:p>
          </table:table-cell>
          <table:table-cell table:formula="of:=[.F23]=[.F36]" office:value-type="boolean" office:boolean-value="false" calcext:value-type="boolean">
            <text:p>假</text:p>
          </table:table-cell>
          <table:table-cell table:formula="of:=[.G23]=[.G36]" office:value-type="boolean" office:boolean-value="true" calcext:value-type="boolean">
            <text:p>真</text:p>
          </table:table-cell>
          <table:table-cell table:formula="of:=[.H23]=[.H36]" office:value-type="boolean" office:boolean-value="true" calcext:value-type="boolean">
            <text:p>真</text:p>
          </table:table-cell>
          <table:table-cell table:formula="of:=[.I23]=[.I36]" office:value-type="boolean" office:boolean-value="true" calcext:value-type="boolean">
            <text:p>真</text:p>
          </table:table-cell>
          <table:table-cell table:formula="of:=[.J23]=[.J36]" office:value-type="boolean" office:boolean-value="true" calcext:value-type="boolean">
            <text:p>真</text:p>
          </table:table-cell>
          <table:table-cell table:formula="of:=[.K23]=[.K36]" office:value-type="boolean" office:boolean-value="true" calcext:value-type="boolean">
            <text:p>真</text:p>
          </table:table-cell>
          <table:table-cell table:formula="of:=[.L23]=[.L36]" office:value-type="boolean" office:boolean-value="true" calcext:value-type="boolean">
            <text:p>真</text:p>
          </table:table-cell>
          <table:table-cell table:formula="of:=[.M23]=[.M36]" office:value-type="boolean" office:boolean-value="true" calcext:value-type="boolean">
            <text:p>真</text:p>
          </table:table-cell>
          <table:table-cell table:formula="of:=[.N23]=[.N36]" office:value-type="boolean" office:boolean-value="true" calcext:value-type="boolean">
            <text:p>真</text:p>
          </table:table-cell>
          <table:table-cell table:formula="of:=[.O23]=[.O36]" office:value-type="boolean" office:boolean-value="true" calcext:value-type="boolean">
            <text:p>真</text:p>
          </table:table-cell>
          <table:table-cell table:formula="of:=[.P23]=[.P36]" office:value-type="boolean" office:boolean-value="true" calcext:value-type="boolean">
            <text:p>真</text:p>
          </table:table-cell>
          <table:table-cell table:formula="of:=[.Q23]=[.Q36]" office:value-type="boolean" office:boolean-value="true" calcext:value-type="boolean">
            <text:p>真</text:p>
          </table:table-cell>
          <table:table-cell table:formula="of:=[.R23]=[.R36]" office:value-type="boolean" office:boolean-value="true" calcext:value-type="boolean">
            <text:p>真</text:p>
          </table:table-cell>
          <table:table-cell table:formula="of:=[.S23]=[.S36]" office:value-type="boolean" office:boolean-value="true" calcext:value-type="boolean">
            <text:p>真</text:p>
          </table:table-cell>
          <table:table-cell table:formula="of:=[.T23]=[.T36]" office:value-type="boolean" office:boolean-value="true" calcext:value-type="boolean">
            <text:p>真</text:p>
          </table:table-cell>
          <table:table-cell table:formula="of:=[.U23]=[.U36]" office:value-type="boolean" office:boolean-value="true" calcext:value-type="boolean">
            <text:p>真</text:p>
          </table:table-cell>
          <table:table-cell table:formula="of:=[.V23]=[.V36]" office:value-type="boolean" office:boolean-value="true" calcext:value-type="boolean">
            <text:p>真</text:p>
          </table:table-cell>
          <table:table-cell table:formula="of:=[.W23]=[.W36]" office:value-type="boolean" office:boolean-value="true" calcext:value-type="boolean">
            <text:p>真</text:p>
          </table:table-cell>
          <table:table-cell table:formula="of:=[.X23]=[.X36]" office:value-type="boolean" office:boolean-value="true" calcext:value-type="boolean">
            <text:p>真</text:p>
          </table:table-cell>
          <table:table-cell table:formula="of:=[.Y23]=[.Y36]" office:value-type="boolean" office:boolean-value="true" calcext:value-type="boolean">
            <text:p>真</text:p>
          </table:table-cell>
          <table:table-cell table:formula="of:=[.Z23]=[.Z36]" office:value-type="boolean" office:boolean-value="true" calcext:value-type="boolean">
            <text:p>真</text:p>
          </table:table-cell>
          <table:table-cell table:formula="of:=[.AA23]=[.AA36]" office:value-type="boolean" office:boolean-value="true" calcext:value-type="boolean">
            <text:p>真</text:p>
          </table:table-cell>
          <table:table-cell table:formula="of:=[.AB23]=[.AB36]" office:value-type="boolean" office:boolean-value="true" calcext:value-type="boolean">
            <text:p>真</text:p>
          </table:table-cell>
          <table:table-cell table:formula="of:=[.AC23]=[.AC36]" office:value-type="boolean" office:boolean-value="true" calcext:value-type="boolean">
            <text:p>真</text:p>
          </table:table-cell>
          <table:table-cell table:formula="of:=[.AD23]=[.AD36]" office:value-type="boolean" office:boolean-value="true" calcext:value-type="boolean">
            <text:p>真</text:p>
          </table:table-cell>
          <table:table-cell table:formula="of:=[.AE23]=[.AE36]" office:value-type="boolean" office:boolean-value="true" calcext:value-type="boolean">
            <text:p>真</text:p>
          </table:table-cell>
          <table:table-cell table:formula="of:=[.AF23]=[.AF36]" office:value-type="boolean" office:boolean-value="true" calcext:value-type="boolean">
            <text:p>真</text:p>
          </table:table-cell>
          <table:table-cell table:formula="of:=[.AG23]=[.AG36]" office:value-type="boolean" office:boolean-value="true" calcext:value-type="boolean">
            <text:p>真</text:p>
          </table:table-cell>
          <table:table-cell table:formula="of:=[.AH23]=[.AH36]" office:value-type="boolean" office:boolean-value="true" calcext:value-type="boolean">
            <text:p>真</text:p>
          </table:table-cell>
          <table:table-cell table:formula="of:=[.AI23]=[.AI36]" office:value-type="boolean" office:boolean-value="true" calcext:value-type="boolean">
            <text:p>真</text:p>
          </table:table-cell>
          <table:table-cell table:formula="of:=[.AJ23]=[.AJ36]" office:value-type="boolean" office:boolean-value="false" calcext:value-type="boolean">
            <text:p>假</text:p>
          </table:table-cell>
          <table:table-cell table:formula="of:=[.AK23]=[.AK36]" office:value-type="boolean" office:boolean-value="true" calcext:value-type="boolean">
            <text:p>真</text:p>
          </table:table-cell>
          <table:table-cell table:formula="of:=[.AL23]=[.AL36]" office:value-type="boolean" office:boolean-value="false" calcext:value-type="boolean">
            <text:p>假</text:p>
          </table:table-cell>
          <table:table-cell table:formula="of:=[.AM23]=[.AM36]" office:value-type="boolean" office:boolean-value="true" calcext:value-type="boolean">
            <text:p>真</text:p>
          </table:table-cell>
          <table:table-cell table:formula="of:=[.AN23]=[.AN36]" office:value-type="boolean" office:boolean-value="true" calcext:value-type="boolean">
            <text:p>真</text:p>
          </table:table-cell>
          <table:table-cell table:formula="of:=[.AO23]=[.AO36]" office:value-type="boolean" office:boolean-value="true" calcext:value-type="boolean">
            <text:p>真</text:p>
          </table:table-cell>
          <table:table-cell table:formula="of:=[.AP23]=[.AP36]" office:value-type="boolean" office:boolean-value="true" calcext:value-type="boolean">
            <text:p>真</text:p>
          </table:table-cell>
          <table:table-cell table:formula="of:=[.AQ23]=[.AQ36]" office:value-type="boolean" office:boolean-value="true" calcext:value-type="boolean">
            <text:p>真</text:p>
          </table:table-cell>
          <table:table-cell table:formula="of:=[.AR23]=[.AR36]" office:value-type="boolean" office:boolean-value="true" calcext:value-type="boolean">
            <text:p>真</text:p>
          </table:table-cell>
          <table:table-cell table:formula="of:=[.AS23]=[.AS36]" office:value-type="boolean" office:boolean-value="true" calcext:value-type="boolean">
            <text:p>真</text:p>
          </table:table-cell>
          <table:table-cell table:formula="of:=[.AT23]=[.AT36]" office:value-type="boolean" office:boolean-value="true" calcext:value-type="boolean">
            <text:p>真</text:p>
          </table:table-cell>
          <table:table-cell table:formula="of:=[.AU23]=[.AU36]" office:value-type="boolean" office:boolean-value="true" calcext:value-type="boolean">
            <text:p>真</text:p>
          </table:table-cell>
          <table:table-cell table:formula="of:=[.AV23]=[.AV36]" office:value-type="boolean" office:boolean-value="true" calcext:value-type="boolean">
            <text:p>真</text:p>
          </table:table-cell>
          <table:table-cell table:formula="of:=[.AW23]=[.AW36]" office:value-type="boolean" office:boolean-value="true" calcext:value-type="boolean">
            <text:p>真</text:p>
          </table:table-cell>
          <table:table-cell table:formula="of:=[.AX23]=[.AX36]" office:value-type="boolean" office:boolean-value="true" calcext:value-type="boolean">
            <text:p>真</text:p>
          </table:table-cell>
          <table:table-cell table:formula="of:=[.AY23]=[.AY36]" office:value-type="boolean" office:boolean-value="true" calcext:value-type="boolean">
            <text:p>真</text:p>
          </table:table-cell>
          <table:table-cell/>
        </table:table-row>
        <table:table-row table:style-name="ro1">
          <table:table-cell/>
          <table:table-cell table:formula="of:=[.B24]=[.B37]" office:value-type="boolean" office:boolean-value="true" calcext:value-type="boolean">
            <text:p>真</text:p>
          </table:table-cell>
          <table:table-cell table:formula="of:=[.C24]=[.C37]" office:value-type="boolean" office:boolean-value="true" calcext:value-type="boolean">
            <text:p>真</text:p>
          </table:table-cell>
          <table:table-cell table:formula="of:=[.D24]=[.D37]" office:value-type="boolean" office:boolean-value="true" calcext:value-type="boolean">
            <text:p>真</text:p>
          </table:table-cell>
          <table:table-cell table:formula="of:=[.E24]=[.E37]" office:value-type="boolean" office:boolean-value="true" calcext:value-type="boolean">
            <text:p>真</text:p>
          </table:table-cell>
          <table:table-cell table:formula="of:=[.F24]=[.F37]" office:value-type="boolean" office:boolean-value="true" calcext:value-type="boolean">
            <text:p>真</text:p>
          </table:table-cell>
          <table:table-cell table:formula="of:=[.G24]=[.G37]" office:value-type="boolean" office:boolean-value="true" calcext:value-type="boolean">
            <text:p>真</text:p>
          </table:table-cell>
          <table:table-cell table:formula="of:=[.H24]=[.H37]" office:value-type="boolean" office:boolean-value="true" calcext:value-type="boolean">
            <text:p>真</text:p>
          </table:table-cell>
          <table:table-cell table:formula="of:=[.I24]=[.I37]" office:value-type="boolean" office:boolean-value="true" calcext:value-type="boolean">
            <text:p>真</text:p>
          </table:table-cell>
          <table:table-cell table:formula="of:=[.J24]=[.J37]" office:value-type="boolean" office:boolean-value="true" calcext:value-type="boolean">
            <text:p>真</text:p>
          </table:table-cell>
          <table:table-cell table:formula="of:=[.K24]=[.K37]" office:value-type="boolean" office:boolean-value="true" calcext:value-type="boolean">
            <text:p>真</text:p>
          </table:table-cell>
          <table:table-cell table:formula="of:=[.L24]=[.L37]" office:value-type="boolean" office:boolean-value="false" calcext:value-type="boolean">
            <text:p>假</text:p>
          </table:table-cell>
          <table:table-cell table:formula="of:=[.M24]=[.M37]" office:value-type="boolean" office:boolean-value="true" calcext:value-type="boolean">
            <text:p>真</text:p>
          </table:table-cell>
          <table:table-cell table:formula="of:=[.N24]=[.N37]" office:value-type="boolean" office:boolean-value="true" calcext:value-type="boolean">
            <text:p>真</text:p>
          </table:table-cell>
          <table:table-cell table:formula="of:=[.O24]=[.O37]" office:value-type="boolean" office:boolean-value="true" calcext:value-type="boolean">
            <text:p>真</text:p>
          </table:table-cell>
          <table:table-cell table:formula="of:=[.P24]=[.P37]" office:value-type="boolean" office:boolean-value="true" calcext:value-type="boolean">
            <text:p>真</text:p>
          </table:table-cell>
          <table:table-cell table:formula="of:=[.Q24]=[.Q37]" office:value-type="boolean" office:boolean-value="true" calcext:value-type="boolean">
            <text:p>真</text:p>
          </table:table-cell>
          <table:table-cell table:formula="of:=[.R24]=[.R37]" office:value-type="boolean" office:boolean-value="true" calcext:value-type="boolean">
            <text:p>真</text:p>
          </table:table-cell>
          <table:table-cell table:formula="of:=[.S24]=[.S37]" office:value-type="boolean" office:boolean-value="true" calcext:value-type="boolean">
            <text:p>真</text:p>
          </table:table-cell>
          <table:table-cell table:formula="of:=[.T24]=[.T37]" office:value-type="boolean" office:boolean-value="true" calcext:value-type="boolean">
            <text:p>真</text:p>
          </table:table-cell>
          <table:table-cell table:formula="of:=[.U24]=[.U37]" office:value-type="boolean" office:boolean-value="true" calcext:value-type="boolean">
            <text:p>真</text:p>
          </table:table-cell>
          <table:table-cell table:formula="of:=[.V24]=[.V37]" office:value-type="boolean" office:boolean-value="true" calcext:value-type="boolean">
            <text:p>真</text:p>
          </table:table-cell>
          <table:table-cell table:formula="of:=[.W24]=[.W37]" office:value-type="boolean" office:boolean-value="true" calcext:value-type="boolean">
            <text:p>真</text:p>
          </table:table-cell>
          <table:table-cell table:formula="of:=[.X24]=[.X37]" office:value-type="boolean" office:boolean-value="true" calcext:value-type="boolean">
            <text:p>真</text:p>
          </table:table-cell>
          <table:table-cell table:formula="of:=[.Y24]=[.Y37]" office:value-type="boolean" office:boolean-value="true" calcext:value-type="boolean">
            <text:p>真</text:p>
          </table:table-cell>
          <table:table-cell table:formula="of:=[.Z24]=[.Z37]" office:value-type="boolean" office:boolean-value="true" calcext:value-type="boolean">
            <text:p>真</text:p>
          </table:table-cell>
          <table:table-cell table:formula="of:=[.AA24]=[.AA37]" office:value-type="boolean" office:boolean-value="true" calcext:value-type="boolean">
            <text:p>真</text:p>
          </table:table-cell>
          <table:table-cell table:formula="of:=[.AB24]=[.AB37]" office:value-type="boolean" office:boolean-value="true" calcext:value-type="boolean">
            <text:p>真</text:p>
          </table:table-cell>
          <table:table-cell table:formula="of:=[.AC24]=[.AC37]" office:value-type="boolean" office:boolean-value="false" calcext:value-type="boolean">
            <text:p>假</text:p>
          </table:table-cell>
          <table:table-cell table:formula="of:=[.AD24]=[.AD37]" office:value-type="boolean" office:boolean-value="true" calcext:value-type="boolean">
            <text:p>真</text:p>
          </table:table-cell>
          <table:table-cell table:formula="of:=[.AE24]=[.AE37]" office:value-type="boolean" office:boolean-value="true" calcext:value-type="boolean">
            <text:p>真</text:p>
          </table:table-cell>
          <table:table-cell table:formula="of:=[.AF24]=[.AF37]" office:value-type="boolean" office:boolean-value="true" calcext:value-type="boolean">
            <text:p>真</text:p>
          </table:table-cell>
          <table:table-cell table:formula="of:=[.AG24]=[.AG37]" office:value-type="boolean" office:boolean-value="true" calcext:value-type="boolean">
            <text:p>真</text:p>
          </table:table-cell>
          <table:table-cell table:formula="of:=[.AH24]=[.AH37]" office:value-type="boolean" office:boolean-value="true" calcext:value-type="boolean">
            <text:p>真</text:p>
          </table:table-cell>
          <table:table-cell table:formula="of:=[.AI24]=[.AI37]" office:value-type="boolean" office:boolean-value="true" calcext:value-type="boolean">
            <text:p>真</text:p>
          </table:table-cell>
          <table:table-cell table:formula="of:=[.AJ24]=[.AJ37]" office:value-type="boolean" office:boolean-value="true" calcext:value-type="boolean">
            <text:p>真</text:p>
          </table:table-cell>
          <table:table-cell table:formula="of:=[.AK24]=[.AK37]" office:value-type="boolean" office:boolean-value="true" calcext:value-type="boolean">
            <text:p>真</text:p>
          </table:table-cell>
          <table:table-cell table:formula="of:=[.AL24]=[.AL37]" office:value-type="boolean" office:boolean-value="true" calcext:value-type="boolean">
            <text:p>真</text:p>
          </table:table-cell>
          <table:table-cell table:formula="of:=[.AM24]=[.AM37]" office:value-type="boolean" office:boolean-value="true" calcext:value-type="boolean">
            <text:p>真</text:p>
          </table:table-cell>
          <table:table-cell table:formula="of:=[.AN24]=[.AN37]" office:value-type="boolean" office:boolean-value="true" calcext:value-type="boolean">
            <text:p>真</text:p>
          </table:table-cell>
          <table:table-cell table:formula="of:=[.AO24]=[.AO37]" office:value-type="boolean" office:boolean-value="true" calcext:value-type="boolean">
            <text:p>真</text:p>
          </table:table-cell>
          <table:table-cell table:formula="of:=[.AP24]=[.AP37]" office:value-type="boolean" office:boolean-value="true" calcext:value-type="boolean">
            <text:p>真</text:p>
          </table:table-cell>
          <table:table-cell table:formula="of:=[.AQ24]=[.AQ37]" office:value-type="boolean" office:boolean-value="true" calcext:value-type="boolean">
            <text:p>真</text:p>
          </table:table-cell>
          <table:table-cell table:formula="of:=[.AR24]=[.AR37]" office:value-type="boolean" office:boolean-value="true" calcext:value-type="boolean">
            <text:p>真</text:p>
          </table:table-cell>
          <table:table-cell table:formula="of:=[.AS24]=[.AS37]" office:value-type="boolean" office:boolean-value="true" calcext:value-type="boolean">
            <text:p>真</text:p>
          </table:table-cell>
          <table:table-cell table:formula="of:=[.AT24]=[.AT37]" office:value-type="boolean" office:boolean-value="false" calcext:value-type="boolean">
            <text:p>假</text:p>
          </table:table-cell>
          <table:table-cell table:formula="of:=[.AU24]=[.AU37]" office:value-type="boolean" office:boolean-value="true" calcext:value-type="boolean">
            <text:p>真</text:p>
          </table:table-cell>
          <table:table-cell table:formula="of:=[.AV24]=[.AV37]" office:value-type="boolean" office:boolean-value="true" calcext:value-type="boolean">
            <text:p>真</text:p>
          </table:table-cell>
          <table:table-cell table:formula="of:=[.AW24]=[.AW37]" office:value-type="boolean" office:boolean-value="true" calcext:value-type="boolean">
            <text:p>真</text:p>
          </table:table-cell>
          <table:table-cell table:formula="of:=[.AX24]=[.AX37]" office:value-type="boolean" office:boolean-value="true" calcext:value-type="boolean">
            <text:p>真</text:p>
          </table:table-cell>
          <table:table-cell table:formula="of:=[.AY24]=[.AY37]" office:value-type="boolean" office:boolean-value="true" calcext:value-type="boolean">
            <text:p>真</text:p>
          </table:table-cell>
          <table:table-cell/>
        </table:table-row>
        <table:table-row table:style-name="ro1">
          <table:table-cell/>
          <table:table-cell table:formula="of:=[.B25]=[.B38]" office:value-type="boolean" office:boolean-value="true" calcext:value-type="boolean">
            <text:p>真</text:p>
          </table:table-cell>
          <table:table-cell table:formula="of:=[.C25]=[.C38]" office:value-type="boolean" office:boolean-value="true" calcext:value-type="boolean">
            <text:p>真</text:p>
          </table:table-cell>
          <table:table-cell table:formula="of:=[.D25]=[.D38]" office:value-type="boolean" office:boolean-value="true" calcext:value-type="boolean">
            <text:p>真</text:p>
          </table:table-cell>
          <table:table-cell table:formula="of:=[.E25]=[.E38]" office:value-type="boolean" office:boolean-value="true" calcext:value-type="boolean">
            <text:p>真</text:p>
          </table:table-cell>
          <table:table-cell table:formula="of:=[.F25]=[.F38]" office:value-type="boolean" office:boolean-value="true" calcext:value-type="boolean">
            <text:p>真</text:p>
          </table:table-cell>
          <table:table-cell table:formula="of:=[.G25]=[.G38]" office:value-type="boolean" office:boolean-value="true" calcext:value-type="boolean">
            <text:p>真</text:p>
          </table:table-cell>
          <table:table-cell table:formula="of:=[.H25]=[.H38]" office:value-type="boolean" office:boolean-value="true" calcext:value-type="boolean">
            <text:p>真</text:p>
          </table:table-cell>
          <table:table-cell table:formula="of:=[.I25]=[.I38]" office:value-type="boolean" office:boolean-value="true" calcext:value-type="boolean">
            <text:p>真</text:p>
          </table:table-cell>
          <table:table-cell table:formula="of:=[.J25]=[.J38]" office:value-type="boolean" office:boolean-value="true" calcext:value-type="boolean">
            <text:p>真</text:p>
          </table:table-cell>
          <table:table-cell table:formula="of:=[.K25]=[.K38]" office:value-type="boolean" office:boolean-value="true" calcext:value-type="boolean">
            <text:p>真</text:p>
          </table:table-cell>
          <table:table-cell table:formula="of:=[.L25]=[.L38]" office:value-type="boolean" office:boolean-value="true" calcext:value-type="boolean">
            <text:p>真</text:p>
          </table:table-cell>
          <table:table-cell table:formula="of:=[.M25]=[.M38]" office:value-type="boolean" office:boolean-value="true" calcext:value-type="boolean">
            <text:p>真</text:p>
          </table:table-cell>
          <table:table-cell table:formula="of:=[.N25]=[.N38]" office:value-type="boolean" office:boolean-value="true" calcext:value-type="boolean">
            <text:p>真</text:p>
          </table:table-cell>
          <table:table-cell table:formula="of:=[.O25]=[.O38]" office:value-type="boolean" office:boolean-value="true" calcext:value-type="boolean">
            <text:p>真</text:p>
          </table:table-cell>
          <table:table-cell table:formula="of:=[.P25]=[.P38]" office:value-type="boolean" office:boolean-value="true" calcext:value-type="boolean">
            <text:p>真</text:p>
          </table:table-cell>
          <table:table-cell table:formula="of:=[.Q25]=[.Q38]" office:value-type="boolean" office:boolean-value="true" calcext:value-type="boolean">
            <text:p>真</text:p>
          </table:table-cell>
          <table:table-cell table:formula="of:=[.R25]=[.R38]" office:value-type="boolean" office:boolean-value="true" calcext:value-type="boolean">
            <text:p>真</text:p>
          </table:table-cell>
          <table:table-cell table:formula="of:=[.S25]=[.S38]" office:value-type="boolean" office:boolean-value="true" calcext:value-type="boolean">
            <text:p>真</text:p>
          </table:table-cell>
          <table:table-cell table:formula="of:=[.T25]=[.T38]" office:value-type="boolean" office:boolean-value="true" calcext:value-type="boolean">
            <text:p>真</text:p>
          </table:table-cell>
          <table:table-cell table:formula="of:=[.U25]=[.U38]" office:value-type="boolean" office:boolean-value="true" calcext:value-type="boolean">
            <text:p>真</text:p>
          </table:table-cell>
          <table:table-cell table:formula="of:=[.V25]=[.V38]" office:value-type="boolean" office:boolean-value="true" calcext:value-type="boolean">
            <text:p>真</text:p>
          </table:table-cell>
          <table:table-cell table:formula="of:=[.W25]=[.W38]" office:value-type="boolean" office:boolean-value="true" calcext:value-type="boolean">
            <text:p>真</text:p>
          </table:table-cell>
          <table:table-cell table:formula="of:=[.X25]=[.X38]" office:value-type="boolean" office:boolean-value="true" calcext:value-type="boolean">
            <text:p>真</text:p>
          </table:table-cell>
          <table:table-cell table:formula="of:=[.Y25]=[.Y38]" office:value-type="boolean" office:boolean-value="true" calcext:value-type="boolean">
            <text:p>真</text:p>
          </table:table-cell>
          <table:table-cell table:formula="of:=[.Z25]=[.Z38]" office:value-type="boolean" office:boolean-value="true" calcext:value-type="boolean">
            <text:p>真</text:p>
          </table:table-cell>
          <table:table-cell table:formula="of:=[.AA25]=[.AA38]" office:value-type="boolean" office:boolean-value="true" calcext:value-type="boolean">
            <text:p>真</text:p>
          </table:table-cell>
          <table:table-cell table:formula="of:=[.AB25]=[.AB38]" office:value-type="boolean" office:boolean-value="true" calcext:value-type="boolean">
            <text:p>真</text:p>
          </table:table-cell>
          <table:table-cell table:formula="of:=[.AC25]=[.AC38]" office:value-type="boolean" office:boolean-value="true" calcext:value-type="boolean">
            <text:p>真</text:p>
          </table:table-cell>
          <table:table-cell table:formula="of:=[.AD25]=[.AD38]" office:value-type="boolean" office:boolean-value="true" calcext:value-type="boolean">
            <text:p>真</text:p>
          </table:table-cell>
          <table:table-cell table:formula="of:=[.AE25]=[.AE38]" office:value-type="boolean" office:boolean-value="true" calcext:value-type="boolean">
            <text:p>真</text:p>
          </table:table-cell>
          <table:table-cell table:formula="of:=[.AF25]=[.AF38]" office:value-type="boolean" office:boolean-value="true" calcext:value-type="boolean">
            <text:p>真</text:p>
          </table:table-cell>
          <table:table-cell table:formula="of:=[.AG25]=[.AG38]" office:value-type="boolean" office:boolean-value="true" calcext:value-type="boolean">
            <text:p>真</text:p>
          </table:table-cell>
          <table:table-cell table:formula="of:=[.AH25]=[.AH38]" office:value-type="boolean" office:boolean-value="true" calcext:value-type="boolean">
            <text:p>真</text:p>
          </table:table-cell>
          <table:table-cell table:formula="of:=[.AI25]=[.AI38]" office:value-type="boolean" office:boolean-value="true" calcext:value-type="boolean">
            <text:p>真</text:p>
          </table:table-cell>
          <table:table-cell table:formula="of:=[.AJ25]=[.AJ38]" office:value-type="boolean" office:boolean-value="true" calcext:value-type="boolean">
            <text:p>真</text:p>
          </table:table-cell>
          <table:table-cell table:formula="of:=[.AK25]=[.AK38]" office:value-type="boolean" office:boolean-value="true" calcext:value-type="boolean">
            <text:p>真</text:p>
          </table:table-cell>
          <table:table-cell table:formula="of:=[.AL25]=[.AL38]" office:value-type="boolean" office:boolean-value="false" calcext:value-type="boolean">
            <text:p>假</text:p>
          </table:table-cell>
          <table:table-cell table:formula="of:=[.AM25]=[.AM38]" office:value-type="boolean" office:boolean-value="false" calcext:value-type="boolean">
            <text:p>假</text:p>
          </table:table-cell>
          <table:table-cell table:formula="of:=[.AN25]=[.AN38]" office:value-type="boolean" office:boolean-value="true" calcext:value-type="boolean">
            <text:p>真</text:p>
          </table:table-cell>
          <table:table-cell table:formula="of:=[.AO25]=[.AO38]" office:value-type="boolean" office:boolean-value="true" calcext:value-type="boolean">
            <text:p>真</text:p>
          </table:table-cell>
          <table:table-cell table:formula="of:=[.AP25]=[.AP38]" office:value-type="boolean" office:boolean-value="true" calcext:value-type="boolean">
            <text:p>真</text:p>
          </table:table-cell>
          <table:table-cell table:formula="of:=[.AQ25]=[.AQ38]" office:value-type="boolean" office:boolean-value="true" calcext:value-type="boolean">
            <text:p>真</text:p>
          </table:table-cell>
          <table:table-cell table:formula="of:=[.AR25]=[.AR38]" office:value-type="boolean" office:boolean-value="true" calcext:value-type="boolean">
            <text:p>真</text:p>
          </table:table-cell>
          <table:table-cell table:formula="of:=[.AS25]=[.AS38]" office:value-type="boolean" office:boolean-value="true" calcext:value-type="boolean">
            <text:p>真</text:p>
          </table:table-cell>
          <table:table-cell table:formula="of:=[.AT25]=[.AT38]" office:value-type="boolean" office:boolean-value="false" calcext:value-type="boolean">
            <text:p>假</text:p>
          </table:table-cell>
          <table:table-cell table:formula="of:=[.AU25]=[.AU38]" office:value-type="boolean" office:boolean-value="true" calcext:value-type="boolean">
            <text:p>真</text:p>
          </table:table-cell>
          <table:table-cell table:formula="of:=[.AV25]=[.AV38]" office:value-type="boolean" office:boolean-value="true" calcext:value-type="boolean">
            <text:p>真</text:p>
          </table:table-cell>
          <table:table-cell table:formula="of:=[.AW25]=[.AW38]" office:value-type="boolean" office:boolean-value="true" calcext:value-type="boolean">
            <text:p>真</text:p>
          </table:table-cell>
          <table:table-cell table:formula="of:=[.AX25]=[.AX38]" office:value-type="boolean" office:boolean-value="true" calcext:value-type="boolean">
            <text:p>真</text:p>
          </table:table-cell>
          <table:table-cell table:formula="of:=[.AY25]=[.AY38]" office:value-type="boolean" office:boolean-value="true" calcext:value-type="boolean">
            <text:p>真</text:p>
          </table:table-cell>
          <table:table-cell/>
        </table:table-row>
        <table:table-row table:style-name="ro1">
          <table:table-cell/>
          <table:table-cell table:formula="of:=[.B26]=[.B39]" office:value-type="boolean" office:boolean-value="false" calcext:value-type="boolean">
            <text:p>假</text:p>
          </table:table-cell>
          <table:table-cell table:formula="of:=[.C26]=[.C39]" office:value-type="boolean" office:boolean-value="true" calcext:value-type="boolean">
            <text:p>真</text:p>
          </table:table-cell>
          <table:table-cell table:formula="of:=[.D26]=[.D39]" office:value-type="boolean" office:boolean-value="false" calcext:value-type="boolean">
            <text:p>假</text:p>
          </table:table-cell>
          <table:table-cell table:formula="of:=[.E26]=[.E39]" office:value-type="boolean" office:boolean-value="true" calcext:value-type="boolean">
            <text:p>真</text:p>
          </table:table-cell>
          <table:table-cell table:formula="of:=[.F26]=[.F39]" office:value-type="boolean" office:boolean-value="true" calcext:value-type="boolean">
            <text:p>真</text:p>
          </table:table-cell>
          <table:table-cell table:formula="of:=[.G26]=[.G39]" office:value-type="boolean" office:boolean-value="true" calcext:value-type="boolean">
            <text:p>真</text:p>
          </table:table-cell>
          <table:table-cell table:formula="of:=[.H26]=[.H39]" office:value-type="boolean" office:boolean-value="true" calcext:value-type="boolean">
            <text:p>真</text:p>
          </table:table-cell>
          <table:table-cell table:formula="of:=[.I26]=[.I39]" office:value-type="boolean" office:boolean-value="true" calcext:value-type="boolean">
            <text:p>真</text:p>
          </table:table-cell>
          <table:table-cell table:formula="of:=[.J26]=[.J39]" office:value-type="boolean" office:boolean-value="true" calcext:value-type="boolean">
            <text:p>真</text:p>
          </table:table-cell>
          <table:table-cell table:formula="of:=[.K26]=[.K39]" office:value-type="boolean" office:boolean-value="true" calcext:value-type="boolean">
            <text:p>真</text:p>
          </table:table-cell>
          <table:table-cell table:formula="of:=[.L26]=[.L39]" office:value-type="boolean" office:boolean-value="true" calcext:value-type="boolean">
            <text:p>真</text:p>
          </table:table-cell>
          <table:table-cell table:formula="of:=[.M26]=[.M39]" office:value-type="boolean" office:boolean-value="true" calcext:value-type="boolean">
            <text:p>真</text:p>
          </table:table-cell>
          <table:table-cell table:formula="of:=[.N26]=[.N39]" office:value-type="boolean" office:boolean-value="true" calcext:value-type="boolean">
            <text:p>真</text:p>
          </table:table-cell>
          <table:table-cell table:formula="of:=[.O26]=[.O39]" office:value-type="boolean" office:boolean-value="true" calcext:value-type="boolean">
            <text:p>真</text:p>
          </table:table-cell>
          <table:table-cell table:formula="of:=[.P26]=[.P39]" office:value-type="boolean" office:boolean-value="true" calcext:value-type="boolean">
            <text:p>真</text:p>
          </table:table-cell>
          <table:table-cell table:formula="of:=[.Q26]=[.Q39]" office:value-type="boolean" office:boolean-value="true" calcext:value-type="boolean">
            <text:p>真</text:p>
          </table:table-cell>
          <table:table-cell table:formula="of:=[.R26]=[.R39]" office:value-type="boolean" office:boolean-value="true" calcext:value-type="boolean">
            <text:p>真</text:p>
          </table:table-cell>
          <table:table-cell table:formula="of:=[.S26]=[.S39]" office:value-type="boolean" office:boolean-value="true" calcext:value-type="boolean">
            <text:p>真</text:p>
          </table:table-cell>
          <table:table-cell table:formula="of:=[.T26]=[.T39]" office:value-type="boolean" office:boolean-value="true" calcext:value-type="boolean">
            <text:p>真</text:p>
          </table:table-cell>
          <table:table-cell table:formula="of:=[.U26]=[.U39]" office:value-type="boolean" office:boolean-value="true" calcext:value-type="boolean">
            <text:p>真</text:p>
          </table:table-cell>
          <table:table-cell table:formula="of:=[.V26]=[.V39]" office:value-type="boolean" office:boolean-value="true" calcext:value-type="boolean">
            <text:p>真</text:p>
          </table:table-cell>
          <table:table-cell table:formula="of:=[.W26]=[.W39]" office:value-type="boolean" office:boolean-value="true" calcext:value-type="boolean">
            <text:p>真</text:p>
          </table:table-cell>
          <table:table-cell table:formula="of:=[.X26]=[.X39]" office:value-type="boolean" office:boolean-value="true" calcext:value-type="boolean">
            <text:p>真</text:p>
          </table:table-cell>
          <table:table-cell table:formula="of:=[.Y26]=[.Y39]" office:value-type="boolean" office:boolean-value="true" calcext:value-type="boolean">
            <text:p>真</text:p>
          </table:table-cell>
          <table:table-cell table:formula="of:=[.Z26]=[.Z39]" office:value-type="boolean" office:boolean-value="true" calcext:value-type="boolean">
            <text:p>真</text:p>
          </table:table-cell>
          <table:table-cell table:formula="of:=[.AA26]=[.AA39]" office:value-type="boolean" office:boolean-value="false" calcext:value-type="boolean">
            <text:p>假</text:p>
          </table:table-cell>
          <table:table-cell table:formula="of:=[.AB26]=[.AB39]" office:value-type="boolean" office:boolean-value="true" calcext:value-type="boolean">
            <text:p>真</text:p>
          </table:table-cell>
          <table:table-cell table:formula="of:=[.AC26]=[.AC39]" office:value-type="boolean" office:boolean-value="true" calcext:value-type="boolean">
            <text:p>真</text:p>
          </table:table-cell>
          <table:table-cell table:formula="of:=[.AD26]=[.AD39]" office:value-type="boolean" office:boolean-value="true" calcext:value-type="boolean">
            <text:p>真</text:p>
          </table:table-cell>
          <table:table-cell table:formula="of:=[.AE26]=[.AE39]" office:value-type="boolean" office:boolean-value="true" calcext:value-type="boolean">
            <text:p>真</text:p>
          </table:table-cell>
          <table:table-cell table:formula="of:=[.AF26]=[.AF39]" office:value-type="boolean" office:boolean-value="true" calcext:value-type="boolean">
            <text:p>真</text:p>
          </table:table-cell>
          <table:table-cell table:formula="of:=[.AG26]=[.AG39]" office:value-type="boolean" office:boolean-value="true" calcext:value-type="boolean">
            <text:p>真</text:p>
          </table:table-cell>
          <table:table-cell table:formula="of:=[.AH26]=[.AH39]" office:value-type="boolean" office:boolean-value="true" calcext:value-type="boolean">
            <text:p>真</text:p>
          </table:table-cell>
          <table:table-cell table:formula="of:=[.AI26]=[.AI39]" office:value-type="boolean" office:boolean-value="true" calcext:value-type="boolean">
            <text:p>真</text:p>
          </table:table-cell>
          <table:table-cell table:formula="of:=[.AJ26]=[.AJ39]" office:value-type="boolean" office:boolean-value="true" calcext:value-type="boolean">
            <text:p>真</text:p>
          </table:table-cell>
          <table:table-cell table:formula="of:=[.AK26]=[.AK39]" office:value-type="boolean" office:boolean-value="true" calcext:value-type="boolean">
            <text:p>真</text:p>
          </table:table-cell>
          <table:table-cell table:formula="of:=[.AL26]=[.AL39]" office:value-type="boolean" office:boolean-value="false" calcext:value-type="boolean">
            <text:p>假</text:p>
          </table:table-cell>
          <table:table-cell table:formula="of:=[.AM26]=[.AM39]" office:value-type="boolean" office:boolean-value="true" calcext:value-type="boolean">
            <text:p>真</text:p>
          </table:table-cell>
          <table:table-cell table:formula="of:=[.AN26]=[.AN39]" office:value-type="boolean" office:boolean-value="true" calcext:value-type="boolean">
            <text:p>真</text:p>
          </table:table-cell>
          <table:table-cell table:formula="of:=[.AO26]=[.AO39]" office:value-type="boolean" office:boolean-value="false" calcext:value-type="boolean">
            <text:p>假</text:p>
          </table:table-cell>
          <table:table-cell table:formula="of:=[.AP26]=[.AP39]" office:value-type="boolean" office:boolean-value="true" calcext:value-type="boolean">
            <text:p>真</text:p>
          </table:table-cell>
          <table:table-cell table:formula="of:=[.AQ26]=[.AQ39]" office:value-type="boolean" office:boolean-value="true" calcext:value-type="boolean">
            <text:p>真</text:p>
          </table:table-cell>
          <table:table-cell table:formula="of:=[.AR26]=[.AR39]" office:value-type="boolean" office:boolean-value="true" calcext:value-type="boolean">
            <text:p>真</text:p>
          </table:table-cell>
          <table:table-cell table:formula="of:=[.AS26]=[.AS39]" office:value-type="boolean" office:boolean-value="true" calcext:value-type="boolean">
            <text:p>真</text:p>
          </table:table-cell>
          <table:table-cell table:formula="of:=[.AT26]=[.AT39]" office:value-type="boolean" office:boolean-value="false" calcext:value-type="boolean">
            <text:p>假</text:p>
          </table:table-cell>
          <table:table-cell table:formula="of:=[.AU26]=[.AU39]" office:value-type="boolean" office:boolean-value="false" calcext:value-type="boolean">
            <text:p>假</text:p>
          </table:table-cell>
          <table:table-cell table:formula="of:=[.AV26]=[.AV39]" office:value-type="boolean" office:boolean-value="true" calcext:value-type="boolean">
            <text:p>真</text:p>
          </table:table-cell>
          <table:table-cell table:formula="of:=[.AW26]=[.AW39]" office:value-type="boolean" office:boolean-value="true" calcext:value-type="boolean">
            <text:p>真</text:p>
          </table:table-cell>
          <table:table-cell table:formula="of:=[.AX26]=[.AX39]" office:value-type="boolean" office:boolean-value="false" calcext:value-type="boolean">
            <text:p>假</text:p>
          </table:table-cell>
          <table:table-cell table:formula="of:=[.AY26]=[.AY39]" office:value-type="boolean" office:boolean-value="false" calcext:value-type="boolean">
            <text:p>假</text:p>
          </table:table-cell>
          <table:table-cell/>
        </table:table-row>
        <table:table-row table:style-name="ro1">
          <table:table-cell office:value-type="string" calcext:value-type="string">
            <text:p>F == e</text:p>
          </table:table-cell>
          <table:table-cell table:style-name="Default" table:number-columns-repeated="50"/>
          <table:table-cell table:formula="of:=SUM([.B54:.AY65])/(50*12)" office:value-type="float" office:value="0.923333333333333" calcext:value-type="float">
            <text:p>0.923333333333333</text:p>
          </table:table-cell>
        </table:table-row>
        <table:table-row table:style-name="ro1">
          <table:table-cell/>
          <table:table-cell table:formula="of:=[.B2]=[.B28]" office:value-type="boolean" office:boolean-value="true" calcext:value-type="boolean">
            <text:p>真</text:p>
          </table:table-cell>
          <table:table-cell table:formula="of:=[.C2]=[.C28]" office:value-type="boolean" office:boolean-value="true" calcext:value-type="boolean">
            <text:p>真</text:p>
          </table:table-cell>
          <table:table-cell table:formula="of:=[.D2]=[.D28]" office:value-type="boolean" office:boolean-value="true" calcext:value-type="boolean">
            <text:p>真</text:p>
          </table:table-cell>
          <table:table-cell table:formula="of:=[.E2]=[.E28]" office:value-type="boolean" office:boolean-value="true" calcext:value-type="boolean">
            <text:p>真</text:p>
          </table:table-cell>
          <table:table-cell table:formula="of:=[.F2]=[.F28]" office:value-type="boolean" office:boolean-value="true" calcext:value-type="boolean">
            <text:p>真</text:p>
          </table:table-cell>
          <table:table-cell table:formula="of:=[.G2]=[.G28]" office:value-type="boolean" office:boolean-value="false" calcext:value-type="boolean">
            <text:p>假</text:p>
          </table:table-cell>
          <table:table-cell table:formula="of:=[.H2]=[.H28]" office:value-type="boolean" office:boolean-value="true" calcext:value-type="boolean">
            <text:p>真</text:p>
          </table:table-cell>
          <table:table-cell table:formula="of:=[.I2]=[.I28]" office:value-type="boolean" office:boolean-value="true" calcext:value-type="boolean">
            <text:p>真</text:p>
          </table:table-cell>
          <table:table-cell table:formula="of:=[.J2]=[.J28]" office:value-type="boolean" office:boolean-value="true" calcext:value-type="boolean">
            <text:p>真</text:p>
          </table:table-cell>
          <table:table-cell table:formula="of:=[.K2]=[.K28]" office:value-type="boolean" office:boolean-value="true" calcext:value-type="boolean">
            <text:p>真</text:p>
          </table:table-cell>
          <table:table-cell table:formula="of:=[.L2]=[.L28]" office:value-type="boolean" office:boolean-value="true" calcext:value-type="boolean">
            <text:p>真</text:p>
          </table:table-cell>
          <table:table-cell table:formula="of:=[.M2]=[.M28]" office:value-type="boolean" office:boolean-value="true" calcext:value-type="boolean">
            <text:p>真</text:p>
          </table:table-cell>
          <table:table-cell table:formula="of:=[.N2]=[.N28]" office:value-type="boolean" office:boolean-value="true" calcext:value-type="boolean">
            <text:p>真</text:p>
          </table:table-cell>
          <table:table-cell table:formula="of:=[.O2]=[.O28]" office:value-type="boolean" office:boolean-value="true" calcext:value-type="boolean">
            <text:p>真</text:p>
          </table:table-cell>
          <table:table-cell table:formula="of:=[.P2]=[.P28]" office:value-type="boolean" office:boolean-value="true" calcext:value-type="boolean">
            <text:p>真</text:p>
          </table:table-cell>
          <table:table-cell table:formula="of:=[.Q2]=[.Q28]" office:value-type="boolean" office:boolean-value="true" calcext:value-type="boolean">
            <text:p>真</text:p>
          </table:table-cell>
          <table:table-cell table:formula="of:=[.R2]=[.R28]" office:value-type="boolean" office:boolean-value="true" calcext:value-type="boolean">
            <text:p>真</text:p>
          </table:table-cell>
          <table:table-cell table:formula="of:=[.S2]=[.S28]" office:value-type="boolean" office:boolean-value="true" calcext:value-type="boolean">
            <text:p>真</text:p>
          </table:table-cell>
          <table:table-cell table:formula="of:=[.T2]=[.T28]" office:value-type="boolean" office:boolean-value="true" calcext:value-type="boolean">
            <text:p>真</text:p>
          </table:table-cell>
          <table:table-cell table:formula="of:=[.U2]=[.U28]" office:value-type="boolean" office:boolean-value="true" calcext:value-type="boolean">
            <text:p>真</text:p>
          </table:table-cell>
          <table:table-cell table:formula="of:=[.V2]=[.V28]" office:value-type="boolean" office:boolean-value="true" calcext:value-type="boolean">
            <text:p>真</text:p>
          </table:table-cell>
          <table:table-cell table:formula="of:=[.W2]=[.W28]" office:value-type="boolean" office:boolean-value="true" calcext:value-type="boolean">
            <text:p>真</text:p>
          </table:table-cell>
          <table:table-cell table:formula="of:=[.X2]=[.X28]" office:value-type="boolean" office:boolean-value="true" calcext:value-type="boolean">
            <text:p>真</text:p>
          </table:table-cell>
          <table:table-cell table:formula="of:=[.Y2]=[.Y28]" office:value-type="boolean" office:boolean-value="true" calcext:value-type="boolean">
            <text:p>真</text:p>
          </table:table-cell>
          <table:table-cell table:formula="of:=[.Z2]=[.Z28]" office:value-type="boolean" office:boolean-value="true" calcext:value-type="boolean">
            <text:p>真</text:p>
          </table:table-cell>
          <table:table-cell table:formula="of:=[.AA2]=[.AA28]" office:value-type="boolean" office:boolean-value="false" calcext:value-type="boolean">
            <text:p>假</text:p>
          </table:table-cell>
          <table:table-cell table:formula="of:=[.AB2]=[.AB28]" office:value-type="boolean" office:boolean-value="true" calcext:value-type="boolean">
            <text:p>真</text:p>
          </table:table-cell>
          <table:table-cell table:formula="of:=[.AC2]=[.AC28]" office:value-type="boolean" office:boolean-value="true" calcext:value-type="boolean">
            <text:p>真</text:p>
          </table:table-cell>
          <table:table-cell table:formula="of:=[.AD2]=[.AD28]" office:value-type="boolean" office:boolean-value="true" calcext:value-type="boolean">
            <text:p>真</text:p>
          </table:table-cell>
          <table:table-cell table:formula="of:=[.AE2]=[.AE28]" office:value-type="boolean" office:boolean-value="true" calcext:value-type="boolean">
            <text:p>真</text:p>
          </table:table-cell>
          <table:table-cell table:formula="of:=[.AF2]=[.AF28]" office:value-type="boolean" office:boolean-value="true" calcext:value-type="boolean">
            <text:p>真</text:p>
          </table:table-cell>
          <table:table-cell table:formula="of:=[.AG2]=[.AG28]" office:value-type="boolean" office:boolean-value="true" calcext:value-type="boolean">
            <text:p>真</text:p>
          </table:table-cell>
          <table:table-cell table:formula="of:=[.AH2]=[.AH28]" office:value-type="boolean" office:boolean-value="true" calcext:value-type="boolean">
            <text:p>真</text:p>
          </table:table-cell>
          <table:table-cell table:formula="of:=[.AI2]=[.AI28]" office:value-type="boolean" office:boolean-value="true" calcext:value-type="boolean">
            <text:p>真</text:p>
          </table:table-cell>
          <table:table-cell table:formula="of:=[.AJ2]=[.AJ28]" office:value-type="boolean" office:boolean-value="true" calcext:value-type="boolean">
            <text:p>真</text:p>
          </table:table-cell>
          <table:table-cell table:formula="of:=[.AK2]=[.AK28]" office:value-type="boolean" office:boolean-value="true" calcext:value-type="boolean">
            <text:p>真</text:p>
          </table:table-cell>
          <table:table-cell table:formula="of:=[.AL2]=[.AL28]" office:value-type="boolean" office:boolean-value="true" calcext:value-type="boolean">
            <text:p>真</text:p>
          </table:table-cell>
          <table:table-cell table:formula="of:=[.AM2]=[.AM28]" office:value-type="boolean" office:boolean-value="true" calcext:value-type="boolean">
            <text:p>真</text:p>
          </table:table-cell>
          <table:table-cell table:formula="of:=[.AN2]=[.AN28]" office:value-type="boolean" office:boolean-value="false" calcext:value-type="boolean">
            <text:p>假</text:p>
          </table:table-cell>
          <table:table-cell table:formula="of:=[.AO2]=[.AO28]" office:value-type="boolean" office:boolean-value="true" calcext:value-type="boolean">
            <text:p>真</text:p>
          </table:table-cell>
          <table:table-cell table:formula="of:=[.AP2]=[.AP28]" office:value-type="boolean" office:boolean-value="true" calcext:value-type="boolean">
            <text:p>真</text:p>
          </table:table-cell>
          <table:table-cell table:formula="of:=[.AQ2]=[.AQ28]" office:value-type="boolean" office:boolean-value="true" calcext:value-type="boolean">
            <text:p>真</text:p>
          </table:table-cell>
          <table:table-cell table:formula="of:=[.AR2]=[.AR28]" office:value-type="boolean" office:boolean-value="true" calcext:value-type="boolean">
            <text:p>真</text:p>
          </table:table-cell>
          <table:table-cell table:formula="of:=[.AS2]=[.AS28]" office:value-type="boolean" office:boolean-value="true" calcext:value-type="boolean">
            <text:p>真</text:p>
          </table:table-cell>
          <table:table-cell table:formula="of:=[.AT2]=[.AT28]" office:value-type="boolean" office:boolean-value="false" calcext:value-type="boolean">
            <text:p>假</text:p>
          </table:table-cell>
          <table:table-cell table:formula="of:=[.AU2]=[.AU28]" office:value-type="boolean" office:boolean-value="false" calcext:value-type="boolean">
            <text:p>假</text:p>
          </table:table-cell>
          <table:table-cell table:formula="of:=[.AV2]=[.AV28]" office:value-type="boolean" office:boolean-value="true" calcext:value-type="boolean">
            <text:p>真</text:p>
          </table:table-cell>
          <table:table-cell table:formula="of:=[.AW2]=[.AW28]" office:value-type="boolean" office:boolean-value="true" calcext:value-type="boolean">
            <text:p>真</text:p>
          </table:table-cell>
          <table:table-cell table:formula="of:=[.AX2]=[.AX28]" office:value-type="boolean" office:boolean-value="true" calcext:value-type="boolean">
            <text:p>真</text:p>
          </table:table-cell>
          <table:table-cell table:formula="of:=[.AY2]=[.AY28]" office:value-type="boolean" office:boolean-value="true" calcext:value-type="boolean">
            <text:p>真</text:p>
          </table:table-cell>
          <table:table-cell/>
        </table:table-row>
        <table:table-row table:style-name="ro1">
          <table:table-cell/>
          <table:table-cell table:formula="of:=[.B3]=[.B29]" office:value-type="boolean" office:boolean-value="true" calcext:value-type="boolean">
            <text:p>真</text:p>
          </table:table-cell>
          <table:table-cell table:formula="of:=[.C3]=[.C29]" office:value-type="boolean" office:boolean-value="true" calcext:value-type="boolean">
            <text:p>真</text:p>
          </table:table-cell>
          <table:table-cell table:formula="of:=[.D3]=[.D29]" office:value-type="boolean" office:boolean-value="true" calcext:value-type="boolean">
            <text:p>真</text:p>
          </table:table-cell>
          <table:table-cell table:formula="of:=[.E3]=[.E29]" office:value-type="boolean" office:boolean-value="true" calcext:value-type="boolean">
            <text:p>真</text:p>
          </table:table-cell>
          <table:table-cell table:formula="of:=[.F3]=[.F29]" office:value-type="boolean" office:boolean-value="true" calcext:value-type="boolean">
            <text:p>真</text:p>
          </table:table-cell>
          <table:table-cell table:formula="of:=[.G3]=[.G29]" office:value-type="boolean" office:boolean-value="false" calcext:value-type="boolean">
            <text:p>假</text:p>
          </table:table-cell>
          <table:table-cell table:formula="of:=[.H3]=[.H29]" office:value-type="boolean" office:boolean-value="true" calcext:value-type="boolean">
            <text:p>真</text:p>
          </table:table-cell>
          <table:table-cell table:formula="of:=[.I3]=[.I29]" office:value-type="boolean" office:boolean-value="true" calcext:value-type="boolean">
            <text:p>真</text:p>
          </table:table-cell>
          <table:table-cell table:formula="of:=[.J3]=[.J29]" office:value-type="boolean" office:boolean-value="true" calcext:value-type="boolean">
            <text:p>真</text:p>
          </table:table-cell>
          <table:table-cell table:formula="of:=[.K3]=[.K29]" office:value-type="boolean" office:boolean-value="true" calcext:value-type="boolean">
            <text:p>真</text:p>
          </table:table-cell>
          <table:table-cell table:formula="of:=[.L3]=[.L29]" office:value-type="boolean" office:boolean-value="true" calcext:value-type="boolean">
            <text:p>真</text:p>
          </table:table-cell>
          <table:table-cell table:formula="of:=[.M3]=[.M29]" office:value-type="boolean" office:boolean-value="true" calcext:value-type="boolean">
            <text:p>真</text:p>
          </table:table-cell>
          <table:table-cell table:formula="of:=[.N3]=[.N29]" office:value-type="boolean" office:boolean-value="true" calcext:value-type="boolean">
            <text:p>真</text:p>
          </table:table-cell>
          <table:table-cell table:formula="of:=[.O3]=[.O29]" office:value-type="boolean" office:boolean-value="true" calcext:value-type="boolean">
            <text:p>真</text:p>
          </table:table-cell>
          <table:table-cell table:formula="of:=[.P3]=[.P29]" office:value-type="boolean" office:boolean-value="true" calcext:value-type="boolean">
            <text:p>真</text:p>
          </table:table-cell>
          <table:table-cell table:formula="of:=[.Q3]=[.Q29]" office:value-type="boolean" office:boolean-value="true" calcext:value-type="boolean">
            <text:p>真</text:p>
          </table:table-cell>
          <table:table-cell table:formula="of:=[.R3]=[.R29]" office:value-type="boolean" office:boolean-value="true" calcext:value-type="boolean">
            <text:p>真</text:p>
          </table:table-cell>
          <table:table-cell table:formula="of:=[.S3]=[.S29]" office:value-type="boolean" office:boolean-value="true" calcext:value-type="boolean">
            <text:p>真</text:p>
          </table:table-cell>
          <table:table-cell table:formula="of:=[.T3]=[.T29]" office:value-type="boolean" office:boolean-value="true" calcext:value-type="boolean">
            <text:p>真</text:p>
          </table:table-cell>
          <table:table-cell table:formula="of:=[.U3]=[.U29]" office:value-type="boolean" office:boolean-value="true" calcext:value-type="boolean">
            <text:p>真</text:p>
          </table:table-cell>
          <table:table-cell table:formula="of:=[.V3]=[.V29]" office:value-type="boolean" office:boolean-value="true" calcext:value-type="boolean">
            <text:p>真</text:p>
          </table:table-cell>
          <table:table-cell table:formula="of:=[.W3]=[.W29]" office:value-type="boolean" office:boolean-value="true" calcext:value-type="boolean">
            <text:p>真</text:p>
          </table:table-cell>
          <table:table-cell table:formula="of:=[.X3]=[.X29]" office:value-type="boolean" office:boolean-value="true" calcext:value-type="boolean">
            <text:p>真</text:p>
          </table:table-cell>
          <table:table-cell table:formula="of:=[.Y3]=[.Y29]" office:value-type="boolean" office:boolean-value="true" calcext:value-type="boolean">
            <text:p>真</text:p>
          </table:table-cell>
          <table:table-cell table:formula="of:=[.Z3]=[.Z29]" office:value-type="boolean" office:boolean-value="true" calcext:value-type="boolean">
            <text:p>真</text:p>
          </table:table-cell>
          <table:table-cell table:formula="of:=[.AA3]=[.AA29]" office:value-type="boolean" office:boolean-value="false" calcext:value-type="boolean">
            <text:p>假</text:p>
          </table:table-cell>
          <table:table-cell table:formula="of:=[.AB3]=[.AB29]" office:value-type="boolean" office:boolean-value="true" calcext:value-type="boolean">
            <text:p>真</text:p>
          </table:table-cell>
          <table:table-cell table:formula="of:=[.AC3]=[.AC29]" office:value-type="boolean" office:boolean-value="true" calcext:value-type="boolean">
            <text:p>真</text:p>
          </table:table-cell>
          <table:table-cell table:formula="of:=[.AD3]=[.AD29]" office:value-type="boolean" office:boolean-value="true" calcext:value-type="boolean">
            <text:p>真</text:p>
          </table:table-cell>
          <table:table-cell table:formula="of:=[.AE3]=[.AE29]" office:value-type="boolean" office:boolean-value="true" calcext:value-type="boolean">
            <text:p>真</text:p>
          </table:table-cell>
          <table:table-cell table:formula="of:=[.AF3]=[.AF29]" office:value-type="boolean" office:boolean-value="true" calcext:value-type="boolean">
            <text:p>真</text:p>
          </table:table-cell>
          <table:table-cell table:formula="of:=[.AG3]=[.AG29]" office:value-type="boolean" office:boolean-value="true" calcext:value-type="boolean">
            <text:p>真</text:p>
          </table:table-cell>
          <table:table-cell table:formula="of:=[.AH3]=[.AH29]" office:value-type="boolean" office:boolean-value="true" calcext:value-type="boolean">
            <text:p>真</text:p>
          </table:table-cell>
          <table:table-cell table:formula="of:=[.AI3]=[.AI29]" office:value-type="boolean" office:boolean-value="true" calcext:value-type="boolean">
            <text:p>真</text:p>
          </table:table-cell>
          <table:table-cell table:formula="of:=[.AJ3]=[.AJ29]" office:value-type="boolean" office:boolean-value="false" calcext:value-type="boolean">
            <text:p>假</text:p>
          </table:table-cell>
          <table:table-cell table:formula="of:=[.AK3]=[.AK29]" office:value-type="boolean" office:boolean-value="true" calcext:value-type="boolean">
            <text:p>真</text:p>
          </table:table-cell>
          <table:table-cell table:formula="of:=[.AL3]=[.AL29]" office:value-type="boolean" office:boolean-value="true" calcext:value-type="boolean">
            <text:p>真</text:p>
          </table:table-cell>
          <table:table-cell table:formula="of:=[.AM3]=[.AM29]" office:value-type="boolean" office:boolean-value="false" calcext:value-type="boolean">
            <text:p>假</text:p>
          </table:table-cell>
          <table:table-cell table:formula="of:=[.AN3]=[.AN29]" office:value-type="boolean" office:boolean-value="true" calcext:value-type="boolean">
            <text:p>真</text:p>
          </table:table-cell>
          <table:table-cell table:formula="of:=[.AO3]=[.AO29]" office:value-type="boolean" office:boolean-value="true" calcext:value-type="boolean">
            <text:p>真</text:p>
          </table:table-cell>
          <table:table-cell table:formula="of:=[.AP3]=[.AP29]" office:value-type="boolean" office:boolean-value="true" calcext:value-type="boolean">
            <text:p>真</text:p>
          </table:table-cell>
          <table:table-cell table:formula="of:=[.AQ3]=[.AQ29]" office:value-type="boolean" office:boolean-value="true" calcext:value-type="boolean">
            <text:p>真</text:p>
          </table:table-cell>
          <table:table-cell table:formula="of:=[.AR3]=[.AR29]" office:value-type="boolean" office:boolean-value="true" calcext:value-type="boolean">
            <text:p>真</text:p>
          </table:table-cell>
          <table:table-cell table:formula="of:=[.AS3]=[.AS29]" office:value-type="boolean" office:boolean-value="true" calcext:value-type="boolean">
            <text:p>真</text:p>
          </table:table-cell>
          <table:table-cell table:formula="of:=[.AT3]=[.AT29]" office:value-type="boolean" office:boolean-value="true" calcext:value-type="boolean">
            <text:p>真</text:p>
          </table:table-cell>
          <table:table-cell table:formula="of:=[.AU3]=[.AU29]" office:value-type="boolean" office:boolean-value="true" calcext:value-type="boolean">
            <text:p>真</text:p>
          </table:table-cell>
          <table:table-cell table:formula="of:=[.AV3]=[.AV29]" office:value-type="boolean" office:boolean-value="true" calcext:value-type="boolean">
            <text:p>真</text:p>
          </table:table-cell>
          <table:table-cell table:formula="of:=[.AW3]=[.AW29]" office:value-type="boolean" office:boolean-value="true" calcext:value-type="boolean">
            <text:p>真</text:p>
          </table:table-cell>
          <table:table-cell table:formula="of:=[.AX3]=[.AX29]" office:value-type="boolean" office:boolean-value="true" calcext:value-type="boolean">
            <text:p>真</text:p>
          </table:table-cell>
          <table:table-cell table:formula="of:=[.AY3]=[.AY29]" office:value-type="boolean" office:boolean-value="true" calcext:value-type="boolean">
            <text:p>真</text:p>
          </table:table-cell>
          <table:table-cell/>
        </table:table-row>
        <table:table-row table:style-name="ro1">
          <table:table-cell/>
          <table:table-cell table:formula="of:=[.B4]=[.B30]" office:value-type="boolean" office:boolean-value="true" calcext:value-type="boolean">
            <text:p>真</text:p>
          </table:table-cell>
          <table:table-cell table:formula="of:=[.C4]=[.C30]" office:value-type="boolean" office:boolean-value="true" calcext:value-type="boolean">
            <text:p>真</text:p>
          </table:table-cell>
          <table:table-cell table:formula="of:=[.D4]=[.D30]" office:value-type="boolean" office:boolean-value="true" calcext:value-type="boolean">
            <text:p>真</text:p>
          </table:table-cell>
          <table:table-cell table:formula="of:=[.E4]=[.E30]" office:value-type="boolean" office:boolean-value="true" calcext:value-type="boolean">
            <text:p>真</text:p>
          </table:table-cell>
          <table:table-cell table:formula="of:=[.F4]=[.F30]" office:value-type="boolean" office:boolean-value="true" calcext:value-type="boolean">
            <text:p>真</text:p>
          </table:table-cell>
          <table:table-cell table:formula="of:=[.G4]=[.G30]" office:value-type="boolean" office:boolean-value="true" calcext:value-type="boolean">
            <text:p>真</text:p>
          </table:table-cell>
          <table:table-cell table:formula="of:=[.H4]=[.H30]" office:value-type="boolean" office:boolean-value="true" calcext:value-type="boolean">
            <text:p>真</text:p>
          </table:table-cell>
          <table:table-cell table:formula="of:=[.I4]=[.I30]" office:value-type="boolean" office:boolean-value="true" calcext:value-type="boolean">
            <text:p>真</text:p>
          </table:table-cell>
          <table:table-cell table:formula="of:=[.J4]=[.J30]" office:value-type="boolean" office:boolean-value="true" calcext:value-type="boolean">
            <text:p>真</text:p>
          </table:table-cell>
          <table:table-cell table:formula="of:=[.K4]=[.K30]" office:value-type="boolean" office:boolean-value="true" calcext:value-type="boolean">
            <text:p>真</text:p>
          </table:table-cell>
          <table:table-cell table:formula="of:=[.L4]=[.L30]" office:value-type="boolean" office:boolean-value="true" calcext:value-type="boolean">
            <text:p>真</text:p>
          </table:table-cell>
          <table:table-cell table:formula="of:=[.M4]=[.M30]" office:value-type="boolean" office:boolean-value="true" calcext:value-type="boolean">
            <text:p>真</text:p>
          </table:table-cell>
          <table:table-cell table:formula="of:=[.N4]=[.N30]" office:value-type="boolean" office:boolean-value="true" calcext:value-type="boolean">
            <text:p>真</text:p>
          </table:table-cell>
          <table:table-cell table:formula="of:=[.O4]=[.O30]" office:value-type="boolean" office:boolean-value="true" calcext:value-type="boolean">
            <text:p>真</text:p>
          </table:table-cell>
          <table:table-cell table:formula="of:=[.P4]=[.P30]" office:value-type="boolean" office:boolean-value="true" calcext:value-type="boolean">
            <text:p>真</text:p>
          </table:table-cell>
          <table:table-cell table:formula="of:=[.Q4]=[.Q30]" office:value-type="boolean" office:boolean-value="true" calcext:value-type="boolean">
            <text:p>真</text:p>
          </table:table-cell>
          <table:table-cell table:formula="of:=[.R4]=[.R30]" office:value-type="boolean" office:boolean-value="true" calcext:value-type="boolean">
            <text:p>真</text:p>
          </table:table-cell>
          <table:table-cell table:formula="of:=[.S4]=[.S30]" office:value-type="boolean" office:boolean-value="true" calcext:value-type="boolean">
            <text:p>真</text:p>
          </table:table-cell>
          <table:table-cell table:formula="of:=[.T4]=[.T30]" office:value-type="boolean" office:boolean-value="true" calcext:value-type="boolean">
            <text:p>真</text:p>
          </table:table-cell>
          <table:table-cell table:formula="of:=[.U4]=[.U30]" office:value-type="boolean" office:boolean-value="true" calcext:value-type="boolean">
            <text:p>真</text:p>
          </table:table-cell>
          <table:table-cell table:formula="of:=[.V4]=[.V30]" office:value-type="boolean" office:boolean-value="true" calcext:value-type="boolean">
            <text:p>真</text:p>
          </table:table-cell>
          <table:table-cell table:formula="of:=[.W4]=[.W30]" office:value-type="boolean" office:boolean-value="true" calcext:value-type="boolean">
            <text:p>真</text:p>
          </table:table-cell>
          <table:table-cell table:formula="of:=[.X4]=[.X30]" office:value-type="boolean" office:boolean-value="true" calcext:value-type="boolean">
            <text:p>真</text:p>
          </table:table-cell>
          <table:table-cell table:formula="of:=[.Y4]=[.Y30]" office:value-type="boolean" office:boolean-value="true" calcext:value-type="boolean">
            <text:p>真</text:p>
          </table:table-cell>
          <table:table-cell table:formula="of:=[.Z4]=[.Z30]" office:value-type="boolean" office:boolean-value="true" calcext:value-type="boolean">
            <text:p>真</text:p>
          </table:table-cell>
          <table:table-cell table:formula="of:=[.AA4]=[.AA30]" office:value-type="boolean" office:boolean-value="true" calcext:value-type="boolean">
            <text:p>真</text:p>
          </table:table-cell>
          <table:table-cell table:formula="of:=[.AB4]=[.AB30]" office:value-type="boolean" office:boolean-value="true" calcext:value-type="boolean">
            <text:p>真</text:p>
          </table:table-cell>
          <table:table-cell table:formula="of:=[.AC4]=[.AC30]" office:value-type="boolean" office:boolean-value="true" calcext:value-type="boolean">
            <text:p>真</text:p>
          </table:table-cell>
          <table:table-cell table:formula="of:=[.AD4]=[.AD30]" office:value-type="boolean" office:boolean-value="true" calcext:value-type="boolean">
            <text:p>真</text:p>
          </table:table-cell>
          <table:table-cell table:formula="of:=[.AE4]=[.AE30]" office:value-type="boolean" office:boolean-value="true" calcext:value-type="boolean">
            <text:p>真</text:p>
          </table:table-cell>
          <table:table-cell table:formula="of:=[.AF4]=[.AF30]" office:value-type="boolean" office:boolean-value="true" calcext:value-type="boolean">
            <text:p>真</text:p>
          </table:table-cell>
          <table:table-cell table:formula="of:=[.AG4]=[.AG30]" office:value-type="boolean" office:boolean-value="true" calcext:value-type="boolean">
            <text:p>真</text:p>
          </table:table-cell>
          <table:table-cell table:formula="of:=[.AH4]=[.AH30]" office:value-type="boolean" office:boolean-value="true" calcext:value-type="boolean">
            <text:p>真</text:p>
          </table:table-cell>
          <table:table-cell table:formula="of:=[.AI4]=[.AI30]" office:value-type="boolean" office:boolean-value="true" calcext:value-type="boolean">
            <text:p>真</text:p>
          </table:table-cell>
          <table:table-cell table:formula="of:=[.AJ4]=[.AJ30]" office:value-type="boolean" office:boolean-value="true" calcext:value-type="boolean">
            <text:p>真</text:p>
          </table:table-cell>
          <table:table-cell table:formula="of:=[.AK4]=[.AK30]" office:value-type="boolean" office:boolean-value="true" calcext:value-type="boolean">
            <text:p>真</text:p>
          </table:table-cell>
          <table:table-cell table:formula="of:=[.AL4]=[.AL30]" office:value-type="boolean" office:boolean-value="true" calcext:value-type="boolean">
            <text:p>真</text:p>
          </table:table-cell>
          <table:table-cell table:formula="of:=[.AM4]=[.AM30]" office:value-type="boolean" office:boolean-value="true" calcext:value-type="boolean">
            <text:p>真</text:p>
          </table:table-cell>
          <table:table-cell table:formula="of:=[.AN4]=[.AN30]" office:value-type="boolean" office:boolean-value="true" calcext:value-type="boolean">
            <text:p>真</text:p>
          </table:table-cell>
          <table:table-cell table:formula="of:=[.AO4]=[.AO30]" office:value-type="boolean" office:boolean-value="true" calcext:value-type="boolean">
            <text:p>真</text:p>
          </table:table-cell>
          <table:table-cell table:formula="of:=[.AP4]=[.AP30]" office:value-type="boolean" office:boolean-value="true" calcext:value-type="boolean">
            <text:p>真</text:p>
          </table:table-cell>
          <table:table-cell table:formula="of:=[.AQ4]=[.AQ30]" office:value-type="boolean" office:boolean-value="true" calcext:value-type="boolean">
            <text:p>真</text:p>
          </table:table-cell>
          <table:table-cell table:formula="of:=[.AR4]=[.AR30]" office:value-type="boolean" office:boolean-value="true" calcext:value-type="boolean">
            <text:p>真</text:p>
          </table:table-cell>
          <table:table-cell table:formula="of:=[.AS4]=[.AS30]" office:value-type="boolean" office:boolean-value="true" calcext:value-type="boolean">
            <text:p>真</text:p>
          </table:table-cell>
          <table:table-cell table:formula="of:=[.AT4]=[.AT30]" office:value-type="boolean" office:boolean-value="false" calcext:value-type="boolean">
            <text:p>假</text:p>
          </table:table-cell>
          <table:table-cell table:formula="of:=[.AU4]=[.AU30]" office:value-type="boolean" office:boolean-value="true" calcext:value-type="boolean">
            <text:p>真</text:p>
          </table:table-cell>
          <table:table-cell table:formula="of:=[.AV4]=[.AV30]" office:value-type="boolean" office:boolean-value="true" calcext:value-type="boolean">
            <text:p>真</text:p>
          </table:table-cell>
          <table:table-cell table:formula="of:=[.AW4]=[.AW30]" office:value-type="boolean" office:boolean-value="true" calcext:value-type="boolean">
            <text:p>真</text:p>
          </table:table-cell>
          <table:table-cell table:formula="of:=[.AX4]=[.AX30]" office:value-type="boolean" office:boolean-value="true" calcext:value-type="boolean">
            <text:p>真</text:p>
          </table:table-cell>
          <table:table-cell table:formula="of:=[.AY4]=[.AY30]" office:value-type="boolean" office:boolean-value="true" calcext:value-type="boolean">
            <text:p>真</text:p>
          </table:table-cell>
          <table:table-cell/>
        </table:table-row>
        <table:table-row table:style-name="ro1">
          <table:table-cell/>
          <table:table-cell table:formula="of:=[.B5]=[.B31]" office:value-type="boolean" office:boolean-value="true" calcext:value-type="boolean">
            <text:p>真</text:p>
          </table:table-cell>
          <table:table-cell table:formula="of:=[.C5]=[.C31]" office:value-type="boolean" office:boolean-value="true" calcext:value-type="boolean">
            <text:p>真</text:p>
          </table:table-cell>
          <table:table-cell table:formula="of:=[.D5]=[.D31]" office:value-type="boolean" office:boolean-value="true" calcext:value-type="boolean">
            <text:p>真</text:p>
          </table:table-cell>
          <table:table-cell table:formula="of:=[.E5]=[.E31]" office:value-type="boolean" office:boolean-value="true" calcext:value-type="boolean">
            <text:p>真</text:p>
          </table:table-cell>
          <table:table-cell table:formula="of:=[.F5]=[.F31]" office:value-type="boolean" office:boolean-value="true" calcext:value-type="boolean">
            <text:p>真</text:p>
          </table:table-cell>
          <table:table-cell table:formula="of:=[.G5]=[.G31]" office:value-type="boolean" office:boolean-value="true" calcext:value-type="boolean">
            <text:p>真</text:p>
          </table:table-cell>
          <table:table-cell table:formula="of:=[.H5]=[.H31]" office:value-type="boolean" office:boolean-value="true" calcext:value-type="boolean">
            <text:p>真</text:p>
          </table:table-cell>
          <table:table-cell table:formula="of:=[.I5]=[.I31]" office:value-type="boolean" office:boolean-value="true" calcext:value-type="boolean">
            <text:p>真</text:p>
          </table:table-cell>
          <table:table-cell table:formula="of:=[.J5]=[.J31]" office:value-type="boolean" office:boolean-value="true" calcext:value-type="boolean">
            <text:p>真</text:p>
          </table:table-cell>
          <table:table-cell table:formula="of:=[.K5]=[.K31]" office:value-type="boolean" office:boolean-value="true" calcext:value-type="boolean">
            <text:p>真</text:p>
          </table:table-cell>
          <table:table-cell table:formula="of:=[.L5]=[.L31]" office:value-type="boolean" office:boolean-value="true" calcext:value-type="boolean">
            <text:p>真</text:p>
          </table:table-cell>
          <table:table-cell table:formula="of:=[.M5]=[.M31]" office:value-type="boolean" office:boolean-value="true" calcext:value-type="boolean">
            <text:p>真</text:p>
          </table:table-cell>
          <table:table-cell table:formula="of:=[.N5]=[.N31]" office:value-type="boolean" office:boolean-value="true" calcext:value-type="boolean">
            <text:p>真</text:p>
          </table:table-cell>
          <table:table-cell table:formula="of:=[.O5]=[.O31]" office:value-type="boolean" office:boolean-value="true" calcext:value-type="boolean">
            <text:p>真</text:p>
          </table:table-cell>
          <table:table-cell table:formula="of:=[.P5]=[.P31]" office:value-type="boolean" office:boolean-value="true" calcext:value-type="boolean">
            <text:p>真</text:p>
          </table:table-cell>
          <table:table-cell table:formula="of:=[.Q5]=[.Q31]" office:value-type="boolean" office:boolean-value="true" calcext:value-type="boolean">
            <text:p>真</text:p>
          </table:table-cell>
          <table:table-cell table:formula="of:=[.R5]=[.R31]" office:value-type="boolean" office:boolean-value="true" calcext:value-type="boolean">
            <text:p>真</text:p>
          </table:table-cell>
          <table:table-cell table:formula="of:=[.S5]=[.S31]" office:value-type="boolean" office:boolean-value="true" calcext:value-type="boolean">
            <text:p>真</text:p>
          </table:table-cell>
          <table:table-cell table:formula="of:=[.T5]=[.T31]" office:value-type="boolean" office:boolean-value="true" calcext:value-type="boolean">
            <text:p>真</text:p>
          </table:table-cell>
          <table:table-cell table:formula="of:=[.U5]=[.U31]" office:value-type="boolean" office:boolean-value="true" calcext:value-type="boolean">
            <text:p>真</text:p>
          </table:table-cell>
          <table:table-cell table:formula="of:=[.V5]=[.V31]" office:value-type="boolean" office:boolean-value="true" calcext:value-type="boolean">
            <text:p>真</text:p>
          </table:table-cell>
          <table:table-cell table:formula="of:=[.W5]=[.W31]" office:value-type="boolean" office:boolean-value="true" calcext:value-type="boolean">
            <text:p>真</text:p>
          </table:table-cell>
          <table:table-cell table:formula="of:=[.X5]=[.X31]" office:value-type="boolean" office:boolean-value="true" calcext:value-type="boolean">
            <text:p>真</text:p>
          </table:table-cell>
          <table:table-cell table:formula="of:=[.Y5]=[.Y31]" office:value-type="boolean" office:boolean-value="true" calcext:value-type="boolean">
            <text:p>真</text:p>
          </table:table-cell>
          <table:table-cell table:formula="of:=[.Z5]=[.Z31]" office:value-type="boolean" office:boolean-value="true" calcext:value-type="boolean">
            <text:p>真</text:p>
          </table:table-cell>
          <table:table-cell table:formula="of:=[.AA5]=[.AA31]" office:value-type="boolean" office:boolean-value="true" calcext:value-type="boolean">
            <text:p>真</text:p>
          </table:table-cell>
          <table:table-cell table:formula="of:=[.AB5]=[.AB31]" office:value-type="boolean" office:boolean-value="true" calcext:value-type="boolean">
            <text:p>真</text:p>
          </table:table-cell>
          <table:table-cell table:formula="of:=[.AC5]=[.AC31]" office:value-type="boolean" office:boolean-value="false" calcext:value-type="boolean">
            <text:p>假</text:p>
          </table:table-cell>
          <table:table-cell table:formula="of:=[.AD5]=[.AD31]" office:value-type="boolean" office:boolean-value="true" calcext:value-type="boolean">
            <text:p>真</text:p>
          </table:table-cell>
          <table:table-cell table:formula="of:=[.AE5]=[.AE31]" office:value-type="boolean" office:boolean-value="true" calcext:value-type="boolean">
            <text:p>真</text:p>
          </table:table-cell>
          <table:table-cell table:formula="of:=[.AF5]=[.AF31]" office:value-type="boolean" office:boolean-value="true" calcext:value-type="boolean">
            <text:p>真</text:p>
          </table:table-cell>
          <table:table-cell table:formula="of:=[.AG5]=[.AG31]" office:value-type="boolean" office:boolean-value="true" calcext:value-type="boolean">
            <text:p>真</text:p>
          </table:table-cell>
          <table:table-cell table:formula="of:=[.AH5]=[.AH31]" office:value-type="boolean" office:boolean-value="true" calcext:value-type="boolean">
            <text:p>真</text:p>
          </table:table-cell>
          <table:table-cell table:formula="of:=[.AI5]=[.AI31]" office:value-type="boolean" office:boolean-value="true" calcext:value-type="boolean">
            <text:p>真</text:p>
          </table:table-cell>
          <table:table-cell table:formula="of:=[.AJ5]=[.AJ31]" office:value-type="boolean" office:boolean-value="true" calcext:value-type="boolean">
            <text:p>真</text:p>
          </table:table-cell>
          <table:table-cell table:formula="of:=[.AK5]=[.AK31]" office:value-type="boolean" office:boolean-value="true" calcext:value-type="boolean">
            <text:p>真</text:p>
          </table:table-cell>
          <table:table-cell table:formula="of:=[.AL5]=[.AL31]" office:value-type="boolean" office:boolean-value="true" calcext:value-type="boolean">
            <text:p>真</text:p>
          </table:table-cell>
          <table:table-cell table:formula="of:=[.AM5]=[.AM31]" office:value-type="boolean" office:boolean-value="false" calcext:value-type="boolean">
            <text:p>假</text:p>
          </table:table-cell>
          <table:table-cell table:formula="of:=[.AN5]=[.AN31]" office:value-type="boolean" office:boolean-value="true" calcext:value-type="boolean">
            <text:p>真</text:p>
          </table:table-cell>
          <table:table-cell table:formula="of:=[.AO5]=[.AO31]" office:value-type="boolean" office:boolean-value="true" calcext:value-type="boolean">
            <text:p>真</text:p>
          </table:table-cell>
          <table:table-cell table:formula="of:=[.AP5]=[.AP31]" office:value-type="boolean" office:boolean-value="true" calcext:value-type="boolean">
            <text:p>真</text:p>
          </table:table-cell>
          <table:table-cell table:formula="of:=[.AQ5]=[.AQ31]" office:value-type="boolean" office:boolean-value="true" calcext:value-type="boolean">
            <text:p>真</text:p>
          </table:table-cell>
          <table:table-cell table:formula="of:=[.AR5]=[.AR31]" office:value-type="boolean" office:boolean-value="true" calcext:value-type="boolean">
            <text:p>真</text:p>
          </table:table-cell>
          <table:table-cell table:formula="of:=[.AS5]=[.AS31]" office:value-type="boolean" office:boolean-value="true" calcext:value-type="boolean">
            <text:p>真</text:p>
          </table:table-cell>
          <table:table-cell table:formula="of:=[.AT5]=[.AT31]" office:value-type="boolean" office:boolean-value="false" calcext:value-type="boolean">
            <text:p>假</text:p>
          </table:table-cell>
          <table:table-cell table:formula="of:=[.AU5]=[.AU31]" office:value-type="boolean" office:boolean-value="true" calcext:value-type="boolean">
            <text:p>真</text:p>
          </table:table-cell>
          <table:table-cell table:formula="of:=[.AV5]=[.AV31]" office:value-type="boolean" office:boolean-value="true" calcext:value-type="boolean">
            <text:p>真</text:p>
          </table:table-cell>
          <table:table-cell table:formula="of:=[.AW5]=[.AW31]" office:value-type="boolean" office:boolean-value="true" calcext:value-type="boolean">
            <text:p>真</text:p>
          </table:table-cell>
          <table:table-cell table:formula="of:=[.AX5]=[.AX31]" office:value-type="boolean" office:boolean-value="true" calcext:value-type="boolean">
            <text:p>真</text:p>
          </table:table-cell>
          <table:table-cell table:formula="of:=[.AY5]=[.AY31]" office:value-type="boolean" office:boolean-value="true" calcext:value-type="boolean">
            <text:p>真</text:p>
          </table:table-cell>
          <table:table-cell/>
        </table:table-row>
        <table:table-row table:style-name="ro1">
          <table:table-cell/>
          <table:table-cell table:formula="of:=[.B6]=[.B32]" office:value-type="boolean" office:boolean-value="true" calcext:value-type="boolean">
            <text:p>真</text:p>
          </table:table-cell>
          <table:table-cell table:formula="of:=[.C6]=[.C32]" office:value-type="boolean" office:boolean-value="true" calcext:value-type="boolean">
            <text:p>真</text:p>
          </table:table-cell>
          <table:table-cell table:formula="of:=[.D6]=[.D32]" office:value-type="boolean" office:boolean-value="true" calcext:value-type="boolean">
            <text:p>真</text:p>
          </table:table-cell>
          <table:table-cell table:formula="of:=[.E6]=[.E32]" office:value-type="boolean" office:boolean-value="true" calcext:value-type="boolean">
            <text:p>真</text:p>
          </table:table-cell>
          <table:table-cell table:formula="of:=[.F6]=[.F32]" office:value-type="boolean" office:boolean-value="true" calcext:value-type="boolean">
            <text:p>真</text:p>
          </table:table-cell>
          <table:table-cell table:formula="of:=[.G6]=[.G32]" office:value-type="boolean" office:boolean-value="true" calcext:value-type="boolean">
            <text:p>真</text:p>
          </table:table-cell>
          <table:table-cell table:formula="of:=[.H6]=[.H32]" office:value-type="boolean" office:boolean-value="true" calcext:value-type="boolean">
            <text:p>真</text:p>
          </table:table-cell>
          <table:table-cell table:formula="of:=[.I6]=[.I32]" office:value-type="boolean" office:boolean-value="true" calcext:value-type="boolean">
            <text:p>真</text:p>
          </table:table-cell>
          <table:table-cell table:formula="of:=[.J6]=[.J32]" office:value-type="boolean" office:boolean-value="true" calcext:value-type="boolean">
            <text:p>真</text:p>
          </table:table-cell>
          <table:table-cell table:formula="of:=[.K6]=[.K32]" office:value-type="boolean" office:boolean-value="true" calcext:value-type="boolean">
            <text:p>真</text:p>
          </table:table-cell>
          <table:table-cell table:formula="of:=[.L6]=[.L32]" office:value-type="boolean" office:boolean-value="true" calcext:value-type="boolean">
            <text:p>真</text:p>
          </table:table-cell>
          <table:table-cell table:formula="of:=[.M6]=[.M32]" office:value-type="boolean" office:boolean-value="true" calcext:value-type="boolean">
            <text:p>真</text:p>
          </table:table-cell>
          <table:table-cell table:formula="of:=[.N6]=[.N32]" office:value-type="boolean" office:boolean-value="true" calcext:value-type="boolean">
            <text:p>真</text:p>
          </table:table-cell>
          <table:table-cell table:formula="of:=[.O6]=[.O32]" office:value-type="boolean" office:boolean-value="true" calcext:value-type="boolean">
            <text:p>真</text:p>
          </table:table-cell>
          <table:table-cell table:formula="of:=[.P6]=[.P32]" office:value-type="boolean" office:boolean-value="true" calcext:value-type="boolean">
            <text:p>真</text:p>
          </table:table-cell>
          <table:table-cell table:formula="of:=[.Q6]=[.Q32]" office:value-type="boolean" office:boolean-value="true" calcext:value-type="boolean">
            <text:p>真</text:p>
          </table:table-cell>
          <table:table-cell table:formula="of:=[.R6]=[.R32]" office:value-type="boolean" office:boolean-value="true" calcext:value-type="boolean">
            <text:p>真</text:p>
          </table:table-cell>
          <table:table-cell table:formula="of:=[.S6]=[.S32]" office:value-type="boolean" office:boolean-value="true" calcext:value-type="boolean">
            <text:p>真</text:p>
          </table:table-cell>
          <table:table-cell table:formula="of:=[.T6]=[.T32]" office:value-type="boolean" office:boolean-value="true" calcext:value-type="boolean">
            <text:p>真</text:p>
          </table:table-cell>
          <table:table-cell table:formula="of:=[.U6]=[.U32]" office:value-type="boolean" office:boolean-value="true" calcext:value-type="boolean">
            <text:p>真</text:p>
          </table:table-cell>
          <table:table-cell table:formula="of:=[.V6]=[.V32]" office:value-type="boolean" office:boolean-value="true" calcext:value-type="boolean">
            <text:p>真</text:p>
          </table:table-cell>
          <table:table-cell table:formula="of:=[.W6]=[.W32]" office:value-type="boolean" office:boolean-value="true" calcext:value-type="boolean">
            <text:p>真</text:p>
          </table:table-cell>
          <table:table-cell table:formula="of:=[.X6]=[.X32]" office:value-type="boolean" office:boolean-value="true" calcext:value-type="boolean">
            <text:p>真</text:p>
          </table:table-cell>
          <table:table-cell table:formula="of:=[.Y6]=[.Y32]" office:value-type="boolean" office:boolean-value="true" calcext:value-type="boolean">
            <text:p>真</text:p>
          </table:table-cell>
          <table:table-cell table:formula="of:=[.Z6]=[.Z32]" office:value-type="boolean" office:boolean-value="true" calcext:value-type="boolean">
            <text:p>真</text:p>
          </table:table-cell>
          <table:table-cell table:formula="of:=[.AA6]=[.AA32]" office:value-type="boolean" office:boolean-value="false" calcext:value-type="boolean">
            <text:p>假</text:p>
          </table:table-cell>
          <table:table-cell table:formula="of:=[.AB6]=[.AB32]" office:value-type="boolean" office:boolean-value="true" calcext:value-type="boolean">
            <text:p>真</text:p>
          </table:table-cell>
          <table:table-cell table:formula="of:=[.AC6]=[.AC32]" office:value-type="boolean" office:boolean-value="true" calcext:value-type="boolean">
            <text:p>真</text:p>
          </table:table-cell>
          <table:table-cell table:formula="of:=[.AD6]=[.AD32]" office:value-type="boolean" office:boolean-value="true" calcext:value-type="boolean">
            <text:p>真</text:p>
          </table:table-cell>
          <table:table-cell table:formula="of:=[.AE6]=[.AE32]" office:value-type="boolean" office:boolean-value="true" calcext:value-type="boolean">
            <text:p>真</text:p>
          </table:table-cell>
          <table:table-cell table:formula="of:=[.AF6]=[.AF32]" office:value-type="boolean" office:boolean-value="true" calcext:value-type="boolean">
            <text:p>真</text:p>
          </table:table-cell>
          <table:table-cell table:formula="of:=[.AG6]=[.AG32]" office:value-type="boolean" office:boolean-value="true" calcext:value-type="boolean">
            <text:p>真</text:p>
          </table:table-cell>
          <table:table-cell table:formula="of:=[.AH6]=[.AH32]" office:value-type="boolean" office:boolean-value="true" calcext:value-type="boolean">
            <text:p>真</text:p>
          </table:table-cell>
          <table:table-cell table:formula="of:=[.AI6]=[.AI32]" office:value-type="boolean" office:boolean-value="true" calcext:value-type="boolean">
            <text:p>真</text:p>
          </table:table-cell>
          <table:table-cell table:formula="of:=[.AJ6]=[.AJ32]" office:value-type="boolean" office:boolean-value="true" calcext:value-type="boolean">
            <text:p>真</text:p>
          </table:table-cell>
          <table:table-cell table:formula="of:=[.AK6]=[.AK32]" office:value-type="boolean" office:boolean-value="true" calcext:value-type="boolean">
            <text:p>真</text:p>
          </table:table-cell>
          <table:table-cell table:formula="of:=[.AL6]=[.AL32]" office:value-type="boolean" office:boolean-value="true" calcext:value-type="boolean">
            <text:p>真</text:p>
          </table:table-cell>
          <table:table-cell table:formula="of:=[.AM6]=[.AM32]" office:value-type="boolean" office:boolean-value="true" calcext:value-type="boolean">
            <text:p>真</text:p>
          </table:table-cell>
          <table:table-cell table:formula="of:=[.AN6]=[.AN32]" office:value-type="boolean" office:boolean-value="true" calcext:value-type="boolean">
            <text:p>真</text:p>
          </table:table-cell>
          <table:table-cell table:formula="of:=[.AO6]=[.AO32]" office:value-type="boolean" office:boolean-value="true" calcext:value-type="boolean">
            <text:p>真</text:p>
          </table:table-cell>
          <table:table-cell table:formula="of:=[.AP6]=[.AP32]" office:value-type="boolean" office:boolean-value="true" calcext:value-type="boolean">
            <text:p>真</text:p>
          </table:table-cell>
          <table:table-cell table:formula="of:=[.AQ6]=[.AQ32]" office:value-type="boolean" office:boolean-value="true" calcext:value-type="boolean">
            <text:p>真</text:p>
          </table:table-cell>
          <table:table-cell table:formula="of:=[.AR6]=[.AR32]" office:value-type="boolean" office:boolean-value="true" calcext:value-type="boolean">
            <text:p>真</text:p>
          </table:table-cell>
          <table:table-cell table:formula="of:=[.AS6]=[.AS32]" office:value-type="boolean" office:boolean-value="true" calcext:value-type="boolean">
            <text:p>真</text:p>
          </table:table-cell>
          <table:table-cell table:formula="of:=[.AT6]=[.AT32]" office:value-type="boolean" office:boolean-value="true" calcext:value-type="boolean">
            <text:p>真</text:p>
          </table:table-cell>
          <table:table-cell table:formula="of:=[.AU6]=[.AU32]" office:value-type="boolean" office:boolean-value="true" calcext:value-type="boolean">
            <text:p>真</text:p>
          </table:table-cell>
          <table:table-cell table:formula="of:=[.AV6]=[.AV32]" office:value-type="boolean" office:boolean-value="true" calcext:value-type="boolean">
            <text:p>真</text:p>
          </table:table-cell>
          <table:table-cell table:formula="of:=[.AW6]=[.AW32]" office:value-type="boolean" office:boolean-value="true" calcext:value-type="boolean">
            <text:p>真</text:p>
          </table:table-cell>
          <table:table-cell table:formula="of:=[.AX6]=[.AX32]" office:value-type="boolean" office:boolean-value="true" calcext:value-type="boolean">
            <text:p>真</text:p>
          </table:table-cell>
          <table:table-cell table:formula="of:=[.AY6]=[.AY32]" office:value-type="boolean" office:boolean-value="true" calcext:value-type="boolean">
            <text:p>真</text:p>
          </table:table-cell>
          <table:table-cell/>
        </table:table-row>
        <table:table-row table:style-name="ro1">
          <table:table-cell/>
          <table:table-cell table:formula="of:=[.B7]=[.B33]" office:value-type="boolean" office:boolean-value="true" calcext:value-type="boolean">
            <text:p>真</text:p>
          </table:table-cell>
          <table:table-cell table:formula="of:=[.C7]=[.C33]" office:value-type="boolean" office:boolean-value="true" calcext:value-type="boolean">
            <text:p>真</text:p>
          </table:table-cell>
          <table:table-cell table:formula="of:=[.D7]=[.D33]" office:value-type="boolean" office:boolean-value="true" calcext:value-type="boolean">
            <text:p>真</text:p>
          </table:table-cell>
          <table:table-cell table:formula="of:=[.E7]=[.E33]" office:value-type="boolean" office:boolean-value="true" calcext:value-type="boolean">
            <text:p>真</text:p>
          </table:table-cell>
          <table:table-cell table:formula="of:=[.F7]=[.F33]" office:value-type="boolean" office:boolean-value="true" calcext:value-type="boolean">
            <text:p>真</text:p>
          </table:table-cell>
          <table:table-cell table:formula="of:=[.G7]=[.G33]" office:value-type="boolean" office:boolean-value="true" calcext:value-type="boolean">
            <text:p>真</text:p>
          </table:table-cell>
          <table:table-cell table:formula="of:=[.H7]=[.H33]" office:value-type="boolean" office:boolean-value="true" calcext:value-type="boolean">
            <text:p>真</text:p>
          </table:table-cell>
          <table:table-cell table:formula="of:=[.I7]=[.I33]" office:value-type="boolean" office:boolean-value="true" calcext:value-type="boolean">
            <text:p>真</text:p>
          </table:table-cell>
          <table:table-cell table:formula="of:=[.J7]=[.J33]" office:value-type="boolean" office:boolean-value="true" calcext:value-type="boolean">
            <text:p>真</text:p>
          </table:table-cell>
          <table:table-cell table:formula="of:=[.K7]=[.K33]" office:value-type="boolean" office:boolean-value="true" calcext:value-type="boolean">
            <text:p>真</text:p>
          </table:table-cell>
          <table:table-cell table:formula="of:=[.L7]=[.L33]" office:value-type="boolean" office:boolean-value="true" calcext:value-type="boolean">
            <text:p>真</text:p>
          </table:table-cell>
          <table:table-cell table:formula="of:=[.M7]=[.M33]" office:value-type="boolean" office:boolean-value="true" calcext:value-type="boolean">
            <text:p>真</text:p>
          </table:table-cell>
          <table:table-cell table:formula="of:=[.N7]=[.N33]" office:value-type="boolean" office:boolean-value="true" calcext:value-type="boolean">
            <text:p>真</text:p>
          </table:table-cell>
          <table:table-cell table:formula="of:=[.O7]=[.O33]" office:value-type="boolean" office:boolean-value="true" calcext:value-type="boolean">
            <text:p>真</text:p>
          </table:table-cell>
          <table:table-cell table:formula="of:=[.P7]=[.P33]" office:value-type="boolean" office:boolean-value="true" calcext:value-type="boolean">
            <text:p>真</text:p>
          </table:table-cell>
          <table:table-cell table:formula="of:=[.Q7]=[.Q33]" office:value-type="boolean" office:boolean-value="true" calcext:value-type="boolean">
            <text:p>真</text:p>
          </table:table-cell>
          <table:table-cell table:formula="of:=[.R7]=[.R33]" office:value-type="boolean" office:boolean-value="true" calcext:value-type="boolean">
            <text:p>真</text:p>
          </table:table-cell>
          <table:table-cell table:formula="of:=[.S7]=[.S33]" office:value-type="boolean" office:boolean-value="true" calcext:value-type="boolean">
            <text:p>真</text:p>
          </table:table-cell>
          <table:table-cell table:formula="of:=[.T7]=[.T33]" office:value-type="boolean" office:boolean-value="true" calcext:value-type="boolean">
            <text:p>真</text:p>
          </table:table-cell>
          <table:table-cell table:formula="of:=[.U7]=[.U33]" office:value-type="boolean" office:boolean-value="true" calcext:value-type="boolean">
            <text:p>真</text:p>
          </table:table-cell>
          <table:table-cell table:formula="of:=[.V7]=[.V33]" office:value-type="boolean" office:boolean-value="true" calcext:value-type="boolean">
            <text:p>真</text:p>
          </table:table-cell>
          <table:table-cell table:formula="of:=[.W7]=[.W33]" office:value-type="boolean" office:boolean-value="true" calcext:value-type="boolean">
            <text:p>真</text:p>
          </table:table-cell>
          <table:table-cell table:formula="of:=[.X7]=[.X33]" office:value-type="boolean" office:boolean-value="true" calcext:value-type="boolean">
            <text:p>真</text:p>
          </table:table-cell>
          <table:table-cell table:formula="of:=[.Y7]=[.Y33]" office:value-type="boolean" office:boolean-value="true" calcext:value-type="boolean">
            <text:p>真</text:p>
          </table:table-cell>
          <table:table-cell table:formula="of:=[.Z7]=[.Z33]" office:value-type="boolean" office:boolean-value="true" calcext:value-type="boolean">
            <text:p>真</text:p>
          </table:table-cell>
          <table:table-cell table:formula="of:=[.AA7]=[.AA33]" office:value-type="boolean" office:boolean-value="true" calcext:value-type="boolean">
            <text:p>真</text:p>
          </table:table-cell>
          <table:table-cell table:formula="of:=[.AB7]=[.AB33]" office:value-type="boolean" office:boolean-value="true" calcext:value-type="boolean">
            <text:p>真</text:p>
          </table:table-cell>
          <table:table-cell table:formula="of:=[.AC7]=[.AC33]" office:value-type="boolean" office:boolean-value="false" calcext:value-type="boolean">
            <text:p>假</text:p>
          </table:table-cell>
          <table:table-cell table:formula="of:=[.AD7]=[.AD33]" office:value-type="boolean" office:boolean-value="true" calcext:value-type="boolean">
            <text:p>真</text:p>
          </table:table-cell>
          <table:table-cell table:formula="of:=[.AE7]=[.AE33]" office:value-type="boolean" office:boolean-value="true" calcext:value-type="boolean">
            <text:p>真</text:p>
          </table:table-cell>
          <table:table-cell table:formula="of:=[.AF7]=[.AF33]" office:value-type="boolean" office:boolean-value="true" calcext:value-type="boolean">
            <text:p>真</text:p>
          </table:table-cell>
          <table:table-cell table:formula="of:=[.AG7]=[.AG33]" office:value-type="boolean" office:boolean-value="true" calcext:value-type="boolean">
            <text:p>真</text:p>
          </table:table-cell>
          <table:table-cell table:formula="of:=[.AH7]=[.AH33]" office:value-type="boolean" office:boolean-value="true" calcext:value-type="boolean">
            <text:p>真</text:p>
          </table:table-cell>
          <table:table-cell table:formula="of:=[.AI7]=[.AI33]" office:value-type="boolean" office:boolean-value="true" calcext:value-type="boolean">
            <text:p>真</text:p>
          </table:table-cell>
          <table:table-cell table:formula="of:=[.AJ7]=[.AJ33]" office:value-type="boolean" office:boolean-value="true" calcext:value-type="boolean">
            <text:p>真</text:p>
          </table:table-cell>
          <table:table-cell table:formula="of:=[.AK7]=[.AK33]" office:value-type="boolean" office:boolean-value="true" calcext:value-type="boolean">
            <text:p>真</text:p>
          </table:table-cell>
          <table:table-cell table:formula="of:=[.AL7]=[.AL33]" office:value-type="boolean" office:boolean-value="false" calcext:value-type="boolean">
            <text:p>假</text:p>
          </table:table-cell>
          <table:table-cell table:formula="of:=[.AM7]=[.AM33]" office:value-type="boolean" office:boolean-value="false" calcext:value-type="boolean">
            <text:p>假</text:p>
          </table:table-cell>
          <table:table-cell table:formula="of:=[.AN7]=[.AN33]" office:value-type="boolean" office:boolean-value="true" calcext:value-type="boolean">
            <text:p>真</text:p>
          </table:table-cell>
          <table:table-cell table:formula="of:=[.AO7]=[.AO33]" office:value-type="boolean" office:boolean-value="false" calcext:value-type="boolean">
            <text:p>假</text:p>
          </table:table-cell>
          <table:table-cell table:formula="of:=[.AP7]=[.AP33]" office:value-type="boolean" office:boolean-value="true" calcext:value-type="boolean">
            <text:p>真</text:p>
          </table:table-cell>
          <table:table-cell table:formula="of:=[.AQ7]=[.AQ33]" office:value-type="boolean" office:boolean-value="true" calcext:value-type="boolean">
            <text:p>真</text:p>
          </table:table-cell>
          <table:table-cell table:formula="of:=[.AR7]=[.AR33]" office:value-type="boolean" office:boolean-value="true" calcext:value-type="boolean">
            <text:p>真</text:p>
          </table:table-cell>
          <table:table-cell table:formula="of:=[.AS7]=[.AS33]" office:value-type="boolean" office:boolean-value="true" calcext:value-type="boolean">
            <text:p>真</text:p>
          </table:table-cell>
          <table:table-cell table:formula="of:=[.AT7]=[.AT33]" office:value-type="boolean" office:boolean-value="false" calcext:value-type="boolean">
            <text:p>假</text:p>
          </table:table-cell>
          <table:table-cell table:formula="of:=[.AU7]=[.AU33]" office:value-type="boolean" office:boolean-value="true" calcext:value-type="boolean">
            <text:p>真</text:p>
          </table:table-cell>
          <table:table-cell table:formula="of:=[.AV7]=[.AV33]" office:value-type="boolean" office:boolean-value="true" calcext:value-type="boolean">
            <text:p>真</text:p>
          </table:table-cell>
          <table:table-cell table:formula="of:=[.AW7]=[.AW33]" office:value-type="boolean" office:boolean-value="true" calcext:value-type="boolean">
            <text:p>真</text:p>
          </table:table-cell>
          <table:table-cell table:formula="of:=[.AX7]=[.AX33]" office:value-type="boolean" office:boolean-value="true" calcext:value-type="boolean">
            <text:p>真</text:p>
          </table:table-cell>
          <table:table-cell table:formula="of:=[.AY7]=[.AY33]" office:value-type="boolean" office:boolean-value="true" calcext:value-type="boolean">
            <text:p>真</text:p>
          </table:table-cell>
          <table:table-cell/>
        </table:table-row>
        <table:table-row table:style-name="ro1">
          <table:table-cell/>
          <table:table-cell table:formula="of:=[.B8]=[.B34]" office:value-type="boolean" office:boolean-value="true" calcext:value-type="boolean">
            <text:p>真</text:p>
          </table:table-cell>
          <table:table-cell table:formula="of:=[.C8]=[.C34]" office:value-type="boolean" office:boolean-value="true" calcext:value-type="boolean">
            <text:p>真</text:p>
          </table:table-cell>
          <table:table-cell table:formula="of:=[.D8]=[.D34]" office:value-type="boolean" office:boolean-value="true" calcext:value-type="boolean">
            <text:p>真</text:p>
          </table:table-cell>
          <table:table-cell table:formula="of:=[.E8]=[.E34]" office:value-type="boolean" office:boolean-value="false" calcext:value-type="boolean">
            <text:p>假</text:p>
          </table:table-cell>
          <table:table-cell table:formula="of:=[.F8]=[.F34]" office:value-type="boolean" office:boolean-value="true" calcext:value-type="boolean">
            <text:p>真</text:p>
          </table:table-cell>
          <table:table-cell table:formula="of:=[.G8]=[.G34]" office:value-type="boolean" office:boolean-value="true" calcext:value-type="boolean">
            <text:p>真</text:p>
          </table:table-cell>
          <table:table-cell table:formula="of:=[.H8]=[.H34]" office:value-type="boolean" office:boolean-value="true" calcext:value-type="boolean">
            <text:p>真</text:p>
          </table:table-cell>
          <table:table-cell table:formula="of:=[.I8]=[.I34]" office:value-type="boolean" office:boolean-value="true" calcext:value-type="boolean">
            <text:p>真</text:p>
          </table:table-cell>
          <table:table-cell table:formula="of:=[.J8]=[.J34]" office:value-type="boolean" office:boolean-value="true" calcext:value-type="boolean">
            <text:p>真</text:p>
          </table:table-cell>
          <table:table-cell table:formula="of:=[.K8]=[.K34]" office:value-type="boolean" office:boolean-value="true" calcext:value-type="boolean">
            <text:p>真</text:p>
          </table:table-cell>
          <table:table-cell table:formula="of:=[.L8]=[.L34]" office:value-type="boolean" office:boolean-value="true" calcext:value-type="boolean">
            <text:p>真</text:p>
          </table:table-cell>
          <table:table-cell table:formula="of:=[.M8]=[.M34]" office:value-type="boolean" office:boolean-value="true" calcext:value-type="boolean">
            <text:p>真</text:p>
          </table:table-cell>
          <table:table-cell table:formula="of:=[.N8]=[.N34]" office:value-type="boolean" office:boolean-value="true" calcext:value-type="boolean">
            <text:p>真</text:p>
          </table:table-cell>
          <table:table-cell table:formula="of:=[.O8]=[.O34]" office:value-type="boolean" office:boolean-value="true" calcext:value-type="boolean">
            <text:p>真</text:p>
          </table:table-cell>
          <table:table-cell table:formula="of:=[.P8]=[.P34]" office:value-type="boolean" office:boolean-value="true" calcext:value-type="boolean">
            <text:p>真</text:p>
          </table:table-cell>
          <table:table-cell table:formula="of:=[.Q8]=[.Q34]" office:value-type="boolean" office:boolean-value="true" calcext:value-type="boolean">
            <text:p>真</text:p>
          </table:table-cell>
          <table:table-cell table:formula="of:=[.R8]=[.R34]" office:value-type="boolean" office:boolean-value="true" calcext:value-type="boolean">
            <text:p>真</text:p>
          </table:table-cell>
          <table:table-cell table:formula="of:=[.S8]=[.S34]" office:value-type="boolean" office:boolean-value="true" calcext:value-type="boolean">
            <text:p>真</text:p>
          </table:table-cell>
          <table:table-cell table:formula="of:=[.T8]=[.T34]" office:value-type="boolean" office:boolean-value="true" calcext:value-type="boolean">
            <text:p>真</text:p>
          </table:table-cell>
          <table:table-cell table:formula="of:=[.U8]=[.U34]" office:value-type="boolean" office:boolean-value="true" calcext:value-type="boolean">
            <text:p>真</text:p>
          </table:table-cell>
          <table:table-cell table:formula="of:=[.V8]=[.V34]" office:value-type="boolean" office:boolean-value="true" calcext:value-type="boolean">
            <text:p>真</text:p>
          </table:table-cell>
          <table:table-cell table:formula="of:=[.W8]=[.W34]" office:value-type="boolean" office:boolean-value="true" calcext:value-type="boolean">
            <text:p>真</text:p>
          </table:table-cell>
          <table:table-cell table:formula="of:=[.X8]=[.X34]" office:value-type="boolean" office:boolean-value="true" calcext:value-type="boolean">
            <text:p>真</text:p>
          </table:table-cell>
          <table:table-cell table:formula="of:=[.Y8]=[.Y34]" office:value-type="boolean" office:boolean-value="true" calcext:value-type="boolean">
            <text:p>真</text:p>
          </table:table-cell>
          <table:table-cell table:formula="of:=[.Z8]=[.Z34]" office:value-type="boolean" office:boolean-value="true" calcext:value-type="boolean">
            <text:p>真</text:p>
          </table:table-cell>
          <table:table-cell table:formula="of:=[.AA8]=[.AA34]" office:value-type="boolean" office:boolean-value="false" calcext:value-type="boolean">
            <text:p>假</text:p>
          </table:table-cell>
          <table:table-cell table:formula="of:=[.AB8]=[.AB34]" office:value-type="boolean" office:boolean-value="true" calcext:value-type="boolean">
            <text:p>真</text:p>
          </table:table-cell>
          <table:table-cell table:formula="of:=[.AC8]=[.AC34]" office:value-type="boolean" office:boolean-value="false" calcext:value-type="boolean">
            <text:p>假</text:p>
          </table:table-cell>
          <table:table-cell table:formula="of:=[.AD8]=[.AD34]" office:value-type="boolean" office:boolean-value="true" calcext:value-type="boolean">
            <text:p>真</text:p>
          </table:table-cell>
          <table:table-cell table:formula="of:=[.AE8]=[.AE34]" office:value-type="boolean" office:boolean-value="true" calcext:value-type="boolean">
            <text:p>真</text:p>
          </table:table-cell>
          <table:table-cell table:formula="of:=[.AF8]=[.AF34]" office:value-type="boolean" office:boolean-value="true" calcext:value-type="boolean">
            <text:p>真</text:p>
          </table:table-cell>
          <table:table-cell table:formula="of:=[.AG8]=[.AG34]" office:value-type="boolean" office:boolean-value="true" calcext:value-type="boolean">
            <text:p>真</text:p>
          </table:table-cell>
          <table:table-cell table:formula="of:=[.AH8]=[.AH34]" office:value-type="boolean" office:boolean-value="true" calcext:value-type="boolean">
            <text:p>真</text:p>
          </table:table-cell>
          <table:table-cell table:formula="of:=[.AI8]=[.AI34]" office:value-type="boolean" office:boolean-value="true" calcext:value-type="boolean">
            <text:p>真</text:p>
          </table:table-cell>
          <table:table-cell table:formula="of:=[.AJ8]=[.AJ34]" office:value-type="boolean" office:boolean-value="true" calcext:value-type="boolean">
            <text:p>真</text:p>
          </table:table-cell>
          <table:table-cell table:formula="of:=[.AK8]=[.AK34]" office:value-type="boolean" office:boolean-value="true" calcext:value-type="boolean">
            <text:p>真</text:p>
          </table:table-cell>
          <table:table-cell table:formula="of:=[.AL8]=[.AL34]" office:value-type="boolean" office:boolean-value="true" calcext:value-type="boolean">
            <text:p>真</text:p>
          </table:table-cell>
          <table:table-cell table:formula="of:=[.AM8]=[.AM34]" office:value-type="boolean" office:boolean-value="false" calcext:value-type="boolean">
            <text:p>假</text:p>
          </table:table-cell>
          <table:table-cell table:formula="of:=[.AN8]=[.AN34]" office:value-type="boolean" office:boolean-value="true" calcext:value-type="boolean">
            <text:p>真</text:p>
          </table:table-cell>
          <table:table-cell table:formula="of:=[.AO8]=[.AO34]" office:value-type="boolean" office:boolean-value="true" calcext:value-type="boolean">
            <text:p>真</text:p>
          </table:table-cell>
          <table:table-cell table:formula="of:=[.AP8]=[.AP34]" office:value-type="boolean" office:boolean-value="true" calcext:value-type="boolean">
            <text:p>真</text:p>
          </table:table-cell>
          <table:table-cell table:formula="of:=[.AQ8]=[.AQ34]" office:value-type="boolean" office:boolean-value="true" calcext:value-type="boolean">
            <text:p>真</text:p>
          </table:table-cell>
          <table:table-cell table:formula="of:=[.AR8]=[.AR34]" office:value-type="boolean" office:boolean-value="true" calcext:value-type="boolean">
            <text:p>真</text:p>
          </table:table-cell>
          <table:table-cell table:formula="of:=[.AS8]=[.AS34]" office:value-type="boolean" office:boolean-value="true" calcext:value-type="boolean">
            <text:p>真</text:p>
          </table:table-cell>
          <table:table-cell table:formula="of:=[.AT8]=[.AT34]" office:value-type="boolean" office:boolean-value="false" calcext:value-type="boolean">
            <text:p>假</text:p>
          </table:table-cell>
          <table:table-cell table:formula="of:=[.AU8]=[.AU34]" office:value-type="boolean" office:boolean-value="true" calcext:value-type="boolean">
            <text:p>真</text:p>
          </table:table-cell>
          <table:table-cell table:formula="of:=[.AV8]=[.AV34]" office:value-type="boolean" office:boolean-value="true" calcext:value-type="boolean">
            <text:p>真</text:p>
          </table:table-cell>
          <table:table-cell table:formula="of:=[.AW8]=[.AW34]" office:value-type="boolean" office:boolean-value="true" calcext:value-type="boolean">
            <text:p>真</text:p>
          </table:table-cell>
          <table:table-cell table:formula="of:=[.AX8]=[.AX34]" office:value-type="boolean" office:boolean-value="true" calcext:value-type="boolean">
            <text:p>真</text:p>
          </table:table-cell>
          <table:table-cell table:formula="of:=[.AY8]=[.AY34]" office:value-type="boolean" office:boolean-value="true" calcext:value-type="boolean">
            <text:p>真</text:p>
          </table:table-cell>
          <table:table-cell/>
        </table:table-row>
        <table:table-row table:style-name="ro1">
          <table:table-cell/>
          <table:table-cell table:formula="of:=[.B9]=[.B35]" office:value-type="boolean" office:boolean-value="true" calcext:value-type="boolean">
            <text:p>真</text:p>
          </table:table-cell>
          <table:table-cell table:formula="of:=[.C9]=[.C35]" office:value-type="boolean" office:boolean-value="true" calcext:value-type="boolean">
            <text:p>真</text:p>
          </table:table-cell>
          <table:table-cell table:formula="of:=[.D9]=[.D35]" office:value-type="boolean" office:boolean-value="true" calcext:value-type="boolean">
            <text:p>真</text:p>
          </table:table-cell>
          <table:table-cell table:formula="of:=[.E9]=[.E35]" office:value-type="boolean" office:boolean-value="true" calcext:value-type="boolean">
            <text:p>真</text:p>
          </table:table-cell>
          <table:table-cell table:formula="of:=[.F9]=[.F35]" office:value-type="boolean" office:boolean-value="true" calcext:value-type="boolean">
            <text:p>真</text:p>
          </table:table-cell>
          <table:table-cell table:formula="of:=[.G9]=[.G35]" office:value-type="boolean" office:boolean-value="true" calcext:value-type="boolean">
            <text:p>真</text:p>
          </table:table-cell>
          <table:table-cell table:formula="of:=[.H9]=[.H35]" office:value-type="boolean" office:boolean-value="true" calcext:value-type="boolean">
            <text:p>真</text:p>
          </table:table-cell>
          <table:table-cell table:formula="of:=[.I9]=[.I35]" office:value-type="boolean" office:boolean-value="true" calcext:value-type="boolean">
            <text:p>真</text:p>
          </table:table-cell>
          <table:table-cell table:formula="of:=[.J9]=[.J35]" office:value-type="boolean" office:boolean-value="true" calcext:value-type="boolean">
            <text:p>真</text:p>
          </table:table-cell>
          <table:table-cell table:formula="of:=[.K9]=[.K35]" office:value-type="boolean" office:boolean-value="true" calcext:value-type="boolean">
            <text:p>真</text:p>
          </table:table-cell>
          <table:table-cell table:formula="of:=[.L9]=[.L35]" office:value-type="boolean" office:boolean-value="true" calcext:value-type="boolean">
            <text:p>真</text:p>
          </table:table-cell>
          <table:table-cell table:formula="of:=[.M9]=[.M35]" office:value-type="boolean" office:boolean-value="true" calcext:value-type="boolean">
            <text:p>真</text:p>
          </table:table-cell>
          <table:table-cell table:formula="of:=[.N9]=[.N35]" office:value-type="boolean" office:boolean-value="true" calcext:value-type="boolean">
            <text:p>真</text:p>
          </table:table-cell>
          <table:table-cell table:formula="of:=[.O9]=[.O35]" office:value-type="boolean" office:boolean-value="true" calcext:value-type="boolean">
            <text:p>真</text:p>
          </table:table-cell>
          <table:table-cell table:formula="of:=[.P9]=[.P35]" office:value-type="boolean" office:boolean-value="true" calcext:value-type="boolean">
            <text:p>真</text:p>
          </table:table-cell>
          <table:table-cell table:formula="of:=[.Q9]=[.Q35]" office:value-type="boolean" office:boolean-value="true" calcext:value-type="boolean">
            <text:p>真</text:p>
          </table:table-cell>
          <table:table-cell table:formula="of:=[.R9]=[.R35]" office:value-type="boolean" office:boolean-value="true" calcext:value-type="boolean">
            <text:p>真</text:p>
          </table:table-cell>
          <table:table-cell table:formula="of:=[.S9]=[.S35]" office:value-type="boolean" office:boolean-value="true" calcext:value-type="boolean">
            <text:p>真</text:p>
          </table:table-cell>
          <table:table-cell table:formula="of:=[.T9]=[.T35]" office:value-type="boolean" office:boolean-value="true" calcext:value-type="boolean">
            <text:p>真</text:p>
          </table:table-cell>
          <table:table-cell table:formula="of:=[.U9]=[.U35]" office:value-type="boolean" office:boolean-value="true" calcext:value-type="boolean">
            <text:p>真</text:p>
          </table:table-cell>
          <table:table-cell table:formula="of:=[.V9]=[.V35]" office:value-type="boolean" office:boolean-value="true" calcext:value-type="boolean">
            <text:p>真</text:p>
          </table:table-cell>
          <table:table-cell table:formula="of:=[.W9]=[.W35]" office:value-type="boolean" office:boolean-value="true" calcext:value-type="boolean">
            <text:p>真</text:p>
          </table:table-cell>
          <table:table-cell table:formula="of:=[.X9]=[.X35]" office:value-type="boolean" office:boolean-value="true" calcext:value-type="boolean">
            <text:p>真</text:p>
          </table:table-cell>
          <table:table-cell table:formula="of:=[.Y9]=[.Y35]" office:value-type="boolean" office:boolean-value="true" calcext:value-type="boolean">
            <text:p>真</text:p>
          </table:table-cell>
          <table:table-cell table:formula="of:=[.Z9]=[.Z35]" office:value-type="boolean" office:boolean-value="true" calcext:value-type="boolean">
            <text:p>真</text:p>
          </table:table-cell>
          <table:table-cell table:formula="of:=[.AA9]=[.AA35]" office:value-type="boolean" office:boolean-value="false" calcext:value-type="boolean">
            <text:p>假</text:p>
          </table:table-cell>
          <table:table-cell table:formula="of:=[.AB9]=[.AB35]" office:value-type="boolean" office:boolean-value="true" calcext:value-type="boolean">
            <text:p>真</text:p>
          </table:table-cell>
          <table:table-cell table:formula="of:=[.AC9]=[.AC35]" office:value-type="boolean" office:boolean-value="true" calcext:value-type="boolean">
            <text:p>真</text:p>
          </table:table-cell>
          <table:table-cell table:formula="of:=[.AD9]=[.AD35]" office:value-type="boolean" office:boolean-value="true" calcext:value-type="boolean">
            <text:p>真</text:p>
          </table:table-cell>
          <table:table-cell table:formula="of:=[.AE9]=[.AE35]" office:value-type="boolean" office:boolean-value="true" calcext:value-type="boolean">
            <text:p>真</text:p>
          </table:table-cell>
          <table:table-cell table:formula="of:=[.AF9]=[.AF35]" office:value-type="boolean" office:boolean-value="true" calcext:value-type="boolean">
            <text:p>真</text:p>
          </table:table-cell>
          <table:table-cell table:formula="of:=[.AG9]=[.AG35]" office:value-type="boolean" office:boolean-value="true" calcext:value-type="boolean">
            <text:p>真</text:p>
          </table:table-cell>
          <table:table-cell table:formula="of:=[.AH9]=[.AH35]" office:value-type="boolean" office:boolean-value="true" calcext:value-type="boolean">
            <text:p>真</text:p>
          </table:table-cell>
          <table:table-cell table:formula="of:=[.AI9]=[.AI35]" office:value-type="boolean" office:boolean-value="true" calcext:value-type="boolean">
            <text:p>真</text:p>
          </table:table-cell>
          <table:table-cell table:formula="of:=[.AJ9]=[.AJ35]" office:value-type="boolean" office:boolean-value="true" calcext:value-type="boolean">
            <text:p>真</text:p>
          </table:table-cell>
          <table:table-cell table:formula="of:=[.AK9]=[.AK35]" office:value-type="boolean" office:boolean-value="true" calcext:value-type="boolean">
            <text:p>真</text:p>
          </table:table-cell>
          <table:table-cell table:formula="of:=[.AL9]=[.AL35]" office:value-type="boolean" office:boolean-value="false" calcext:value-type="boolean">
            <text:p>假</text:p>
          </table:table-cell>
          <table:table-cell table:formula="of:=[.AM9]=[.AM35]" office:value-type="boolean" office:boolean-value="false" calcext:value-type="boolean">
            <text:p>假</text:p>
          </table:table-cell>
          <table:table-cell table:formula="of:=[.AN9]=[.AN35]" office:value-type="boolean" office:boolean-value="true" calcext:value-type="boolean">
            <text:p>真</text:p>
          </table:table-cell>
          <table:table-cell table:formula="of:=[.AO9]=[.AO35]" office:value-type="boolean" office:boolean-value="false" calcext:value-type="boolean">
            <text:p>假</text:p>
          </table:table-cell>
          <table:table-cell table:formula="of:=[.AP9]=[.AP35]" office:value-type="boolean" office:boolean-value="true" calcext:value-type="boolean">
            <text:p>真</text:p>
          </table:table-cell>
          <table:table-cell table:formula="of:=[.AQ9]=[.AQ35]" office:value-type="boolean" office:boolean-value="false" calcext:value-type="boolean">
            <text:p>假</text:p>
          </table:table-cell>
          <table:table-cell table:formula="of:=[.AR9]=[.AR35]" office:value-type="boolean" office:boolean-value="true" calcext:value-type="boolean">
            <text:p>真</text:p>
          </table:table-cell>
          <table:table-cell table:formula="of:=[.AS9]=[.AS35]" office:value-type="boolean" office:boolean-value="true" calcext:value-type="boolean">
            <text:p>真</text:p>
          </table:table-cell>
          <table:table-cell table:formula="of:=[.AT9]=[.AT35]" office:value-type="boolean" office:boolean-value="true" calcext:value-type="boolean">
            <text:p>真</text:p>
          </table:table-cell>
          <table:table-cell table:formula="of:=[.AU9]=[.AU35]" office:value-type="boolean" office:boolean-value="true" calcext:value-type="boolean">
            <text:p>真</text:p>
          </table:table-cell>
          <table:table-cell table:formula="of:=[.AV9]=[.AV35]" office:value-type="boolean" office:boolean-value="true" calcext:value-type="boolean">
            <text:p>真</text:p>
          </table:table-cell>
          <table:table-cell table:formula="of:=[.AW9]=[.AW35]" office:value-type="boolean" office:boolean-value="true" calcext:value-type="boolean">
            <text:p>真</text:p>
          </table:table-cell>
          <table:table-cell table:formula="of:=[.AX9]=[.AX35]" office:value-type="boolean" office:boolean-value="true" calcext:value-type="boolean">
            <text:p>真</text:p>
          </table:table-cell>
          <table:table-cell table:formula="of:=[.AY9]=[.AY35]" office:value-type="boolean" office:boolean-value="true" calcext:value-type="boolean">
            <text:p>真</text:p>
          </table:table-cell>
          <table:table-cell/>
        </table:table-row>
        <table:table-row table:style-name="ro1">
          <table:table-cell/>
          <table:table-cell table:formula="of:=[.B10]=[.B36]" office:value-type="boolean" office:boolean-value="true" calcext:value-type="boolean">
            <text:p>真</text:p>
          </table:table-cell>
          <table:table-cell table:formula="of:=[.C10]=[.C36]" office:value-type="boolean" office:boolean-value="true" calcext:value-type="boolean">
            <text:p>真</text:p>
          </table:table-cell>
          <table:table-cell table:formula="of:=[.D10]=[.D36]" office:value-type="boolean" office:boolean-value="true" calcext:value-type="boolean">
            <text:p>真</text:p>
          </table:table-cell>
          <table:table-cell table:formula="of:=[.E10]=[.E36]" office:value-type="boolean" office:boolean-value="true" calcext:value-type="boolean">
            <text:p>真</text:p>
          </table:table-cell>
          <table:table-cell table:formula="of:=[.F10]=[.F36]" office:value-type="boolean" office:boolean-value="false" calcext:value-type="boolean">
            <text:p>假</text:p>
          </table:table-cell>
          <table:table-cell table:formula="of:=[.G10]=[.G36]" office:value-type="boolean" office:boolean-value="false" calcext:value-type="boolean">
            <text:p>假</text:p>
          </table:table-cell>
          <table:table-cell table:formula="of:=[.H10]=[.H36]" office:value-type="boolean" office:boolean-value="true" calcext:value-type="boolean">
            <text:p>真</text:p>
          </table:table-cell>
          <table:table-cell table:formula="of:=[.I10]=[.I36]" office:value-type="boolean" office:boolean-value="true" calcext:value-type="boolean">
            <text:p>真</text:p>
          </table:table-cell>
          <table:table-cell table:formula="of:=[.J10]=[.J36]" office:value-type="boolean" office:boolean-value="true" calcext:value-type="boolean">
            <text:p>真</text:p>
          </table:table-cell>
          <table:table-cell table:formula="of:=[.K10]=[.K36]" office:value-type="boolean" office:boolean-value="true" calcext:value-type="boolean">
            <text:p>真</text:p>
          </table:table-cell>
          <table:table-cell table:formula="of:=[.L10]=[.L36]" office:value-type="boolean" office:boolean-value="true" calcext:value-type="boolean">
            <text:p>真</text:p>
          </table:table-cell>
          <table:table-cell table:formula="of:=[.M10]=[.M36]" office:value-type="boolean" office:boolean-value="true" calcext:value-type="boolean">
            <text:p>真</text:p>
          </table:table-cell>
          <table:table-cell table:formula="of:=[.N10]=[.N36]" office:value-type="boolean" office:boolean-value="true" calcext:value-type="boolean">
            <text:p>真</text:p>
          </table:table-cell>
          <table:table-cell table:formula="of:=[.O10]=[.O36]" office:value-type="boolean" office:boolean-value="true" calcext:value-type="boolean">
            <text:p>真</text:p>
          </table:table-cell>
          <table:table-cell table:formula="of:=[.P10]=[.P36]" office:value-type="boolean" office:boolean-value="true" calcext:value-type="boolean">
            <text:p>真</text:p>
          </table:table-cell>
          <table:table-cell table:formula="of:=[.Q10]=[.Q36]" office:value-type="boolean" office:boolean-value="true" calcext:value-type="boolean">
            <text:p>真</text:p>
          </table:table-cell>
          <table:table-cell table:formula="of:=[.R10]=[.R36]" office:value-type="boolean" office:boolean-value="true" calcext:value-type="boolean">
            <text:p>真</text:p>
          </table:table-cell>
          <table:table-cell table:formula="of:=[.S10]=[.S36]" office:value-type="boolean" office:boolean-value="true" calcext:value-type="boolean">
            <text:p>真</text:p>
          </table:table-cell>
          <table:table-cell table:formula="of:=[.T10]=[.T36]" office:value-type="boolean" office:boolean-value="true" calcext:value-type="boolean">
            <text:p>真</text:p>
          </table:table-cell>
          <table:table-cell table:formula="of:=[.U10]=[.U36]" office:value-type="boolean" office:boolean-value="true" calcext:value-type="boolean">
            <text:p>真</text:p>
          </table:table-cell>
          <table:table-cell table:formula="of:=[.V10]=[.V36]" office:value-type="boolean" office:boolean-value="true" calcext:value-type="boolean">
            <text:p>真</text:p>
          </table:table-cell>
          <table:table-cell table:formula="of:=[.W10]=[.W36]" office:value-type="boolean" office:boolean-value="true" calcext:value-type="boolean">
            <text:p>真</text:p>
          </table:table-cell>
          <table:table-cell table:formula="of:=[.X10]=[.X36]" office:value-type="boolean" office:boolean-value="true" calcext:value-type="boolean">
            <text:p>真</text:p>
          </table:table-cell>
          <table:table-cell table:formula="of:=[.Y10]=[.Y36]" office:value-type="boolean" office:boolean-value="true" calcext:value-type="boolean">
            <text:p>真</text:p>
          </table:table-cell>
          <table:table-cell table:formula="of:=[.Z10]=[.Z36]" office:value-type="boolean" office:boolean-value="true" calcext:value-type="boolean">
            <text:p>真</text:p>
          </table:table-cell>
          <table:table-cell table:formula="of:=[.AA10]=[.AA36]" office:value-type="boolean" office:boolean-value="true" calcext:value-type="boolean">
            <text:p>真</text:p>
          </table:table-cell>
          <table:table-cell table:formula="of:=[.AB10]=[.AB36]" office:value-type="boolean" office:boolean-value="true" calcext:value-type="boolean">
            <text:p>真</text:p>
          </table:table-cell>
          <table:table-cell table:formula="of:=[.AC10]=[.AC36]" office:value-type="boolean" office:boolean-value="true" calcext:value-type="boolean">
            <text:p>真</text:p>
          </table:table-cell>
          <table:table-cell table:formula="of:=[.AD10]=[.AD36]" office:value-type="boolean" office:boolean-value="true" calcext:value-type="boolean">
            <text:p>真</text:p>
          </table:table-cell>
          <table:table-cell table:formula="of:=[.AE10]=[.AE36]" office:value-type="boolean" office:boolean-value="true" calcext:value-type="boolean">
            <text:p>真</text:p>
          </table:table-cell>
          <table:table-cell table:formula="of:=[.AF10]=[.AF36]" office:value-type="boolean" office:boolean-value="true" calcext:value-type="boolean">
            <text:p>真</text:p>
          </table:table-cell>
          <table:table-cell table:formula="of:=[.AG10]=[.AG36]" office:value-type="boolean" office:boolean-value="true" calcext:value-type="boolean">
            <text:p>真</text:p>
          </table:table-cell>
          <table:table-cell table:formula="of:=[.AH10]=[.AH36]" office:value-type="boolean" office:boolean-value="true" calcext:value-type="boolean">
            <text:p>真</text:p>
          </table:table-cell>
          <table:table-cell table:formula="of:=[.AI10]=[.AI36]" office:value-type="boolean" office:boolean-value="true" calcext:value-type="boolean">
            <text:p>真</text:p>
          </table:table-cell>
          <table:table-cell table:formula="of:=[.AJ10]=[.AJ36]" office:value-type="boolean" office:boolean-value="false" calcext:value-type="boolean">
            <text:p>假</text:p>
          </table:table-cell>
          <table:table-cell table:formula="of:=[.AK10]=[.AK36]" office:value-type="boolean" office:boolean-value="true" calcext:value-type="boolean">
            <text:p>真</text:p>
          </table:table-cell>
          <table:table-cell table:formula="of:=[.AL10]=[.AL36]" office:value-type="boolean" office:boolean-value="false" calcext:value-type="boolean">
            <text:p>假</text:p>
          </table:table-cell>
          <table:table-cell table:formula="of:=[.AM10]=[.AM36]" office:value-type="boolean" office:boolean-value="true" calcext:value-type="boolean">
            <text:p>真</text:p>
          </table:table-cell>
          <table:table-cell table:formula="of:=[.AN10]=[.AN36]" office:value-type="boolean" office:boolean-value="true" calcext:value-type="boolean">
            <text:p>真</text:p>
          </table:table-cell>
          <table:table-cell table:formula="of:=[.AO10]=[.AO36]" office:value-type="boolean" office:boolean-value="true" calcext:value-type="boolean">
            <text:p>真</text:p>
          </table:table-cell>
          <table:table-cell table:formula="of:=[.AP10]=[.AP36]" office:value-type="boolean" office:boolean-value="true" calcext:value-type="boolean">
            <text:p>真</text:p>
          </table:table-cell>
          <table:table-cell table:formula="of:=[.AQ10]=[.AQ36]" office:value-type="boolean" office:boolean-value="true" calcext:value-type="boolean">
            <text:p>真</text:p>
          </table:table-cell>
          <table:table-cell table:formula="of:=[.AR10]=[.AR36]" office:value-type="boolean" office:boolean-value="true" calcext:value-type="boolean">
            <text:p>真</text:p>
          </table:table-cell>
          <table:table-cell table:formula="of:=[.AS10]=[.AS36]" office:value-type="boolean" office:boolean-value="true" calcext:value-type="boolean">
            <text:p>真</text:p>
          </table:table-cell>
          <table:table-cell table:formula="of:=[.AT10]=[.AT36]" office:value-type="boolean" office:boolean-value="true" calcext:value-type="boolean">
            <text:p>真</text:p>
          </table:table-cell>
          <table:table-cell table:formula="of:=[.AU10]=[.AU36]" office:value-type="boolean" office:boolean-value="true" calcext:value-type="boolean">
            <text:p>真</text:p>
          </table:table-cell>
          <table:table-cell table:formula="of:=[.AV10]=[.AV36]" office:value-type="boolean" office:boolean-value="true" calcext:value-type="boolean">
            <text:p>真</text:p>
          </table:table-cell>
          <table:table-cell table:formula="of:=[.AW10]=[.AW36]" office:value-type="boolean" office:boolean-value="true" calcext:value-type="boolean">
            <text:p>真</text:p>
          </table:table-cell>
          <table:table-cell table:formula="of:=[.AX10]=[.AX36]" office:value-type="boolean" office:boolean-value="false" calcext:value-type="boolean">
            <text:p>假</text:p>
          </table:table-cell>
          <table:table-cell table:formula="of:=[.AY10]=[.AY36]" office:value-type="boolean" office:boolean-value="true" calcext:value-type="boolean">
            <text:p>真</text:p>
          </table:table-cell>
          <table:table-cell/>
        </table:table-row>
        <table:table-row table:style-name="ro1">
          <table:table-cell/>
          <table:table-cell table:formula="of:=[.B11]=[.B37]" office:value-type="boolean" office:boolean-value="true" calcext:value-type="boolean">
            <text:p>真</text:p>
          </table:table-cell>
          <table:table-cell table:formula="of:=[.C11]=[.C37]" office:value-type="boolean" office:boolean-value="true" calcext:value-type="boolean">
            <text:p>真</text:p>
          </table:table-cell>
          <table:table-cell table:formula="of:=[.D11]=[.D37]" office:value-type="boolean" office:boolean-value="true" calcext:value-type="boolean">
            <text:p>真</text:p>
          </table:table-cell>
          <table:table-cell table:formula="of:=[.E11]=[.E37]" office:value-type="boolean" office:boolean-value="true" calcext:value-type="boolean">
            <text:p>真</text:p>
          </table:table-cell>
          <table:table-cell table:formula="of:=[.F11]=[.F37]" office:value-type="boolean" office:boolean-value="true" calcext:value-type="boolean">
            <text:p>真</text:p>
          </table:table-cell>
          <table:table-cell table:formula="of:=[.G11]=[.G37]" office:value-type="boolean" office:boolean-value="true" calcext:value-type="boolean">
            <text:p>真</text:p>
          </table:table-cell>
          <table:table-cell table:formula="of:=[.H11]=[.H37]" office:value-type="boolean" office:boolean-value="true" calcext:value-type="boolean">
            <text:p>真</text:p>
          </table:table-cell>
          <table:table-cell table:formula="of:=[.I11]=[.I37]" office:value-type="boolean" office:boolean-value="true" calcext:value-type="boolean">
            <text:p>真</text:p>
          </table:table-cell>
          <table:table-cell table:formula="of:=[.J11]=[.J37]" office:value-type="boolean" office:boolean-value="true" calcext:value-type="boolean">
            <text:p>真</text:p>
          </table:table-cell>
          <table:table-cell table:formula="of:=[.K11]=[.K37]" office:value-type="boolean" office:boolean-value="true" calcext:value-type="boolean">
            <text:p>真</text:p>
          </table:table-cell>
          <table:table-cell table:formula="of:=[.L11]=[.L37]" office:value-type="boolean" office:boolean-value="false" calcext:value-type="boolean">
            <text:p>假</text:p>
          </table:table-cell>
          <table:table-cell table:formula="of:=[.M11]=[.M37]" office:value-type="boolean" office:boolean-value="true" calcext:value-type="boolean">
            <text:p>真</text:p>
          </table:table-cell>
          <table:table-cell table:formula="of:=[.N11]=[.N37]" office:value-type="boolean" office:boolean-value="true" calcext:value-type="boolean">
            <text:p>真</text:p>
          </table:table-cell>
          <table:table-cell table:formula="of:=[.O11]=[.O37]" office:value-type="boolean" office:boolean-value="true" calcext:value-type="boolean">
            <text:p>真</text:p>
          </table:table-cell>
          <table:table-cell table:formula="of:=[.P11]=[.P37]" office:value-type="boolean" office:boolean-value="true" calcext:value-type="boolean">
            <text:p>真</text:p>
          </table:table-cell>
          <table:table-cell table:formula="of:=[.Q11]=[.Q37]" office:value-type="boolean" office:boolean-value="true" calcext:value-type="boolean">
            <text:p>真</text:p>
          </table:table-cell>
          <table:table-cell table:formula="of:=[.R11]=[.R37]" office:value-type="boolean" office:boolean-value="true" calcext:value-type="boolean">
            <text:p>真</text:p>
          </table:table-cell>
          <table:table-cell table:formula="of:=[.S11]=[.S37]" office:value-type="boolean" office:boolean-value="true" calcext:value-type="boolean">
            <text:p>真</text:p>
          </table:table-cell>
          <table:table-cell table:formula="of:=[.T11]=[.T37]" office:value-type="boolean" office:boolean-value="true" calcext:value-type="boolean">
            <text:p>真</text:p>
          </table:table-cell>
          <table:table-cell table:formula="of:=[.U11]=[.U37]" office:value-type="boolean" office:boolean-value="true" calcext:value-type="boolean">
            <text:p>真</text:p>
          </table:table-cell>
          <table:table-cell table:formula="of:=[.V11]=[.V37]" office:value-type="boolean" office:boolean-value="true" calcext:value-type="boolean">
            <text:p>真</text:p>
          </table:table-cell>
          <table:table-cell table:formula="of:=[.W11]=[.W37]" office:value-type="boolean" office:boolean-value="true" calcext:value-type="boolean">
            <text:p>真</text:p>
          </table:table-cell>
          <table:table-cell table:formula="of:=[.X11]=[.X37]" office:value-type="boolean" office:boolean-value="true" calcext:value-type="boolean">
            <text:p>真</text:p>
          </table:table-cell>
          <table:table-cell table:formula="of:=[.Y11]=[.Y37]" office:value-type="boolean" office:boolean-value="true" calcext:value-type="boolean">
            <text:p>真</text:p>
          </table:table-cell>
          <table:table-cell table:formula="of:=[.Z11]=[.Z37]" office:value-type="boolean" office:boolean-value="true" calcext:value-type="boolean">
            <text:p>真</text:p>
          </table:table-cell>
          <table:table-cell table:formula="of:=[.AA11]=[.AA37]" office:value-type="boolean" office:boolean-value="false" calcext:value-type="boolean">
            <text:p>假</text:p>
          </table:table-cell>
          <table:table-cell table:formula="of:=[.AB11]=[.AB37]" office:value-type="boolean" office:boolean-value="true" calcext:value-type="boolean">
            <text:p>真</text:p>
          </table:table-cell>
          <table:table-cell table:formula="of:=[.AC11]=[.AC37]" office:value-type="boolean" office:boolean-value="false" calcext:value-type="boolean">
            <text:p>假</text:p>
          </table:table-cell>
          <table:table-cell table:formula="of:=[.AD11]=[.AD37]" office:value-type="boolean" office:boolean-value="true" calcext:value-type="boolean">
            <text:p>真</text:p>
          </table:table-cell>
          <table:table-cell table:formula="of:=[.AE11]=[.AE37]" office:value-type="boolean" office:boolean-value="true" calcext:value-type="boolean">
            <text:p>真</text:p>
          </table:table-cell>
          <table:table-cell table:formula="of:=[.AF11]=[.AF37]" office:value-type="boolean" office:boolean-value="true" calcext:value-type="boolean">
            <text:p>真</text:p>
          </table:table-cell>
          <table:table-cell table:formula="of:=[.AG11]=[.AG37]" office:value-type="boolean" office:boolean-value="true" calcext:value-type="boolean">
            <text:p>真</text:p>
          </table:table-cell>
          <table:table-cell table:formula="of:=[.AH11]=[.AH37]" office:value-type="boolean" office:boolean-value="true" calcext:value-type="boolean">
            <text:p>真</text:p>
          </table:table-cell>
          <table:table-cell table:formula="of:=[.AI11]=[.AI37]" office:value-type="boolean" office:boolean-value="true" calcext:value-type="boolean">
            <text:p>真</text:p>
          </table:table-cell>
          <table:table-cell table:formula="of:=[.AJ11]=[.AJ37]" office:value-type="boolean" office:boolean-value="true" calcext:value-type="boolean">
            <text:p>真</text:p>
          </table:table-cell>
          <table:table-cell table:formula="of:=[.AK11]=[.AK37]" office:value-type="boolean" office:boolean-value="true" calcext:value-type="boolean">
            <text:p>真</text:p>
          </table:table-cell>
          <table:table-cell table:formula="of:=[.AL11]=[.AL37]" office:value-type="boolean" office:boolean-value="true" calcext:value-type="boolean">
            <text:p>真</text:p>
          </table:table-cell>
          <table:table-cell table:formula="of:=[.AM11]=[.AM37]" office:value-type="boolean" office:boolean-value="true" calcext:value-type="boolean">
            <text:p>真</text:p>
          </table:table-cell>
          <table:table-cell table:formula="of:=[.AN11]=[.AN37]" office:value-type="boolean" office:boolean-value="true" calcext:value-type="boolean">
            <text:p>真</text:p>
          </table:table-cell>
          <table:table-cell table:formula="of:=[.AO11]=[.AO37]" office:value-type="boolean" office:boolean-value="true" calcext:value-type="boolean">
            <text:p>真</text:p>
          </table:table-cell>
          <table:table-cell table:formula="of:=[.AP11]=[.AP37]" office:value-type="boolean" office:boolean-value="true" calcext:value-type="boolean">
            <text:p>真</text:p>
          </table:table-cell>
          <table:table-cell table:formula="of:=[.AQ11]=[.AQ37]" office:value-type="boolean" office:boolean-value="true" calcext:value-type="boolean">
            <text:p>真</text:p>
          </table:table-cell>
          <table:table-cell table:formula="of:=[.AR11]=[.AR37]" office:value-type="boolean" office:boolean-value="true" calcext:value-type="boolean">
            <text:p>真</text:p>
          </table:table-cell>
          <table:table-cell table:formula="of:=[.AS11]=[.AS37]" office:value-type="boolean" office:boolean-value="true" calcext:value-type="boolean">
            <text:p>真</text:p>
          </table:table-cell>
          <table:table-cell table:formula="of:=[.AT11]=[.AT37]" office:value-type="boolean" office:boolean-value="false" calcext:value-type="boolean">
            <text:p>假</text:p>
          </table:table-cell>
          <table:table-cell table:formula="of:=[.AU11]=[.AU37]" office:value-type="boolean" office:boolean-value="true" calcext:value-type="boolean">
            <text:p>真</text:p>
          </table:table-cell>
          <table:table-cell table:formula="of:=[.AV11]=[.AV37]" office:value-type="boolean" office:boolean-value="true" calcext:value-type="boolean">
            <text:p>真</text:p>
          </table:table-cell>
          <table:table-cell table:formula="of:=[.AW11]=[.AW37]" office:value-type="boolean" office:boolean-value="true" calcext:value-type="boolean">
            <text:p>真</text:p>
          </table:table-cell>
          <table:table-cell table:formula="of:=[.AX11]=[.AX37]" office:value-type="boolean" office:boolean-value="true" calcext:value-type="boolean">
            <text:p>真</text:p>
          </table:table-cell>
          <table:table-cell table:formula="of:=[.AY11]=[.AY37]" office:value-type="boolean" office:boolean-value="false" calcext:value-type="boolean">
            <text:p>假</text:p>
          </table:table-cell>
          <table:table-cell/>
        </table:table-row>
        <table:table-row table:style-name="ro1">
          <table:table-cell/>
          <table:table-cell table:formula="of:=[.B12]=[.B38]" office:value-type="boolean" office:boolean-value="true" calcext:value-type="boolean">
            <text:p>真</text:p>
          </table:table-cell>
          <table:table-cell table:formula="of:=[.C12]=[.C38]" office:value-type="boolean" office:boolean-value="true" calcext:value-type="boolean">
            <text:p>真</text:p>
          </table:table-cell>
          <table:table-cell table:formula="of:=[.D12]=[.D38]" office:value-type="boolean" office:boolean-value="true" calcext:value-type="boolean">
            <text:p>真</text:p>
          </table:table-cell>
          <table:table-cell table:formula="of:=[.E12]=[.E38]" office:value-type="boolean" office:boolean-value="true" calcext:value-type="boolean">
            <text:p>真</text:p>
          </table:table-cell>
          <table:table-cell table:formula="of:=[.F12]=[.F38]" office:value-type="boolean" office:boolean-value="true" calcext:value-type="boolean">
            <text:p>真</text:p>
          </table:table-cell>
          <table:table-cell table:formula="of:=[.G12]=[.G38]" office:value-type="boolean" office:boolean-value="true" calcext:value-type="boolean">
            <text:p>真</text:p>
          </table:table-cell>
          <table:table-cell table:formula="of:=[.H12]=[.H38]" office:value-type="boolean" office:boolean-value="true" calcext:value-type="boolean">
            <text:p>真</text:p>
          </table:table-cell>
          <table:table-cell table:formula="of:=[.I12]=[.I38]" office:value-type="boolean" office:boolean-value="true" calcext:value-type="boolean">
            <text:p>真</text:p>
          </table:table-cell>
          <table:table-cell table:formula="of:=[.J12]=[.J38]" office:value-type="boolean" office:boolean-value="true" calcext:value-type="boolean">
            <text:p>真</text:p>
          </table:table-cell>
          <table:table-cell table:formula="of:=[.K12]=[.K38]" office:value-type="boolean" office:boolean-value="true" calcext:value-type="boolean">
            <text:p>真</text:p>
          </table:table-cell>
          <table:table-cell table:formula="of:=[.L12]=[.L38]" office:value-type="boolean" office:boolean-value="true" calcext:value-type="boolean">
            <text:p>真</text:p>
          </table:table-cell>
          <table:table-cell table:formula="of:=[.M12]=[.M38]" office:value-type="boolean" office:boolean-value="true" calcext:value-type="boolean">
            <text:p>真</text:p>
          </table:table-cell>
          <table:table-cell table:formula="of:=[.N12]=[.N38]" office:value-type="boolean" office:boolean-value="true" calcext:value-type="boolean">
            <text:p>真</text:p>
          </table:table-cell>
          <table:table-cell table:formula="of:=[.O12]=[.O38]" office:value-type="boolean" office:boolean-value="true" calcext:value-type="boolean">
            <text:p>真</text:p>
          </table:table-cell>
          <table:table-cell table:formula="of:=[.P12]=[.P38]" office:value-type="boolean" office:boolean-value="true" calcext:value-type="boolean">
            <text:p>真</text:p>
          </table:table-cell>
          <table:table-cell table:formula="of:=[.Q12]=[.Q38]" office:value-type="boolean" office:boolean-value="true" calcext:value-type="boolean">
            <text:p>真</text:p>
          </table:table-cell>
          <table:table-cell table:formula="of:=[.R12]=[.R38]" office:value-type="boolean" office:boolean-value="true" calcext:value-type="boolean">
            <text:p>真</text:p>
          </table:table-cell>
          <table:table-cell table:formula="of:=[.S12]=[.S38]" office:value-type="boolean" office:boolean-value="true" calcext:value-type="boolean">
            <text:p>真</text:p>
          </table:table-cell>
          <table:table-cell table:formula="of:=[.T12]=[.T38]" office:value-type="boolean" office:boolean-value="true" calcext:value-type="boolean">
            <text:p>真</text:p>
          </table:table-cell>
          <table:table-cell table:formula="of:=[.U12]=[.U38]" office:value-type="boolean" office:boolean-value="true" calcext:value-type="boolean">
            <text:p>真</text:p>
          </table:table-cell>
          <table:table-cell table:formula="of:=[.V12]=[.V38]" office:value-type="boolean" office:boolean-value="true" calcext:value-type="boolean">
            <text:p>真</text:p>
          </table:table-cell>
          <table:table-cell table:formula="of:=[.W12]=[.W38]" office:value-type="boolean" office:boolean-value="true" calcext:value-type="boolean">
            <text:p>真</text:p>
          </table:table-cell>
          <table:table-cell table:formula="of:=[.X12]=[.X38]" office:value-type="boolean" office:boolean-value="true" calcext:value-type="boolean">
            <text:p>真</text:p>
          </table:table-cell>
          <table:table-cell table:formula="of:=[.Y12]=[.Y38]" office:value-type="boolean" office:boolean-value="true" calcext:value-type="boolean">
            <text:p>真</text:p>
          </table:table-cell>
          <table:table-cell table:formula="of:=[.Z12]=[.Z38]" office:value-type="boolean" office:boolean-value="true" calcext:value-type="boolean">
            <text:p>真</text:p>
          </table:table-cell>
          <table:table-cell table:formula="of:=[.AA12]=[.AA38]" office:value-type="boolean" office:boolean-value="true" calcext:value-type="boolean">
            <text:p>真</text:p>
          </table:table-cell>
          <table:table-cell table:formula="of:=[.AB12]=[.AB38]" office:value-type="boolean" office:boolean-value="true" calcext:value-type="boolean">
            <text:p>真</text:p>
          </table:table-cell>
          <table:table-cell table:formula="of:=[.AC12]=[.AC38]" office:value-type="boolean" office:boolean-value="true" calcext:value-type="boolean">
            <text:p>真</text:p>
          </table:table-cell>
          <table:table-cell table:formula="of:=[.AD12]=[.AD38]" office:value-type="boolean" office:boolean-value="true" calcext:value-type="boolean">
            <text:p>真</text:p>
          </table:table-cell>
          <table:table-cell table:formula="of:=[.AE12]=[.AE38]" office:value-type="boolean" office:boolean-value="true" calcext:value-type="boolean">
            <text:p>真</text:p>
          </table:table-cell>
          <table:table-cell table:formula="of:=[.AF12]=[.AF38]" office:value-type="boolean" office:boolean-value="true" calcext:value-type="boolean">
            <text:p>真</text:p>
          </table:table-cell>
          <table:table-cell table:formula="of:=[.AG12]=[.AG38]" office:value-type="boolean" office:boolean-value="true" calcext:value-type="boolean">
            <text:p>真</text:p>
          </table:table-cell>
          <table:table-cell table:formula="of:=[.AH12]=[.AH38]" office:value-type="boolean" office:boolean-value="true" calcext:value-type="boolean">
            <text:p>真</text:p>
          </table:table-cell>
          <table:table-cell table:formula="of:=[.AI12]=[.AI38]" office:value-type="boolean" office:boolean-value="true" calcext:value-type="boolean">
            <text:p>真</text:p>
          </table:table-cell>
          <table:table-cell table:formula="of:=[.AJ12]=[.AJ38]" office:value-type="boolean" office:boolean-value="true" calcext:value-type="boolean">
            <text:p>真</text:p>
          </table:table-cell>
          <table:table-cell table:formula="of:=[.AK12]=[.AK38]" office:value-type="boolean" office:boolean-value="true" calcext:value-type="boolean">
            <text:p>真</text:p>
          </table:table-cell>
          <table:table-cell table:formula="of:=[.AL12]=[.AL38]" office:value-type="boolean" office:boolean-value="false" calcext:value-type="boolean">
            <text:p>假</text:p>
          </table:table-cell>
          <table:table-cell table:formula="of:=[.AM12]=[.AM38]" office:value-type="boolean" office:boolean-value="false" calcext:value-type="boolean">
            <text:p>假</text:p>
          </table:table-cell>
          <table:table-cell table:formula="of:=[.AN12]=[.AN38]" office:value-type="boolean" office:boolean-value="true" calcext:value-type="boolean">
            <text:p>真</text:p>
          </table:table-cell>
          <table:table-cell table:formula="of:=[.AO12]=[.AO38]" office:value-type="boolean" office:boolean-value="true" calcext:value-type="boolean">
            <text:p>真</text:p>
          </table:table-cell>
          <table:table-cell table:formula="of:=[.AP12]=[.AP38]" office:value-type="boolean" office:boolean-value="true" calcext:value-type="boolean">
            <text:p>真</text:p>
          </table:table-cell>
          <table:table-cell table:formula="of:=[.AQ12]=[.AQ38]" office:value-type="boolean" office:boolean-value="true" calcext:value-type="boolean">
            <text:p>真</text:p>
          </table:table-cell>
          <table:table-cell table:formula="of:=[.AR12]=[.AR38]" office:value-type="boolean" office:boolean-value="true" calcext:value-type="boolean">
            <text:p>真</text:p>
          </table:table-cell>
          <table:table-cell table:formula="of:=[.AS12]=[.AS38]" office:value-type="boolean" office:boolean-value="true" calcext:value-type="boolean">
            <text:p>真</text:p>
          </table:table-cell>
          <table:table-cell table:formula="of:=[.AT12]=[.AT38]" office:value-type="boolean" office:boolean-value="false" calcext:value-type="boolean">
            <text:p>假</text:p>
          </table:table-cell>
          <table:table-cell table:formula="of:=[.AU12]=[.AU38]" office:value-type="boolean" office:boolean-value="true" calcext:value-type="boolean">
            <text:p>真</text:p>
          </table:table-cell>
          <table:table-cell table:formula="of:=[.AV12]=[.AV38]" office:value-type="boolean" office:boolean-value="true" calcext:value-type="boolean">
            <text:p>真</text:p>
          </table:table-cell>
          <table:table-cell table:formula="of:=[.AW12]=[.AW38]" office:value-type="boolean" office:boolean-value="true" calcext:value-type="boolean">
            <text:p>真</text:p>
          </table:table-cell>
          <table:table-cell table:formula="of:=[.AX12]=[.AX38]" office:value-type="boolean" office:boolean-value="true" calcext:value-type="boolean">
            <text:p>真</text:p>
          </table:table-cell>
          <table:table-cell table:formula="of:=[.AY12]=[.AY38]" office:value-type="boolean" office:boolean-value="true" calcext:value-type="boolean">
            <text:p>真</text:p>
          </table:table-cell>
          <table:table-cell/>
        </table:table-row>
        <table:table-row table:style-name="ro1">
          <table:table-cell/>
          <table:table-cell table:formula="of:=[.B13]=[.B39]" office:value-type="boolean" office:boolean-value="false" calcext:value-type="boolean">
            <text:p>假</text:p>
          </table:table-cell>
          <table:table-cell table:formula="of:=[.C13]=[.C39]" office:value-type="boolean" office:boolean-value="true" calcext:value-type="boolean">
            <text:p>真</text:p>
          </table:table-cell>
          <table:table-cell table:formula="of:=[.D13]=[.D39]" office:value-type="boolean" office:boolean-value="true" calcext:value-type="boolean">
            <text:p>真</text:p>
          </table:table-cell>
          <table:table-cell table:formula="of:=[.E13]=[.E39]" office:value-type="boolean" office:boolean-value="true" calcext:value-type="boolean">
            <text:p>真</text:p>
          </table:table-cell>
          <table:table-cell table:formula="of:=[.F13]=[.F39]" office:value-type="boolean" office:boolean-value="true" calcext:value-type="boolean">
            <text:p>真</text:p>
          </table:table-cell>
          <table:table-cell table:formula="of:=[.G13]=[.G39]" office:value-type="boolean" office:boolean-value="true" calcext:value-type="boolean">
            <text:p>真</text:p>
          </table:table-cell>
          <table:table-cell table:formula="of:=[.H13]=[.H39]" office:value-type="boolean" office:boolean-value="true" calcext:value-type="boolean">
            <text:p>真</text:p>
          </table:table-cell>
          <table:table-cell table:formula="of:=[.I13]=[.I39]" office:value-type="boolean" office:boolean-value="true" calcext:value-type="boolean">
            <text:p>真</text:p>
          </table:table-cell>
          <table:table-cell table:formula="of:=[.J13]=[.J39]" office:value-type="boolean" office:boolean-value="true" calcext:value-type="boolean">
            <text:p>真</text:p>
          </table:table-cell>
          <table:table-cell table:formula="of:=[.K13]=[.K39]" office:value-type="boolean" office:boolean-value="true" calcext:value-type="boolean">
            <text:p>真</text:p>
          </table:table-cell>
          <table:table-cell table:formula="of:=[.L13]=[.L39]" office:value-type="boolean" office:boolean-value="true" calcext:value-type="boolean">
            <text:p>真</text:p>
          </table:table-cell>
          <table:table-cell table:formula="of:=[.M13]=[.M39]" office:value-type="boolean" office:boolean-value="true" calcext:value-type="boolean">
            <text:p>真</text:p>
          </table:table-cell>
          <table:table-cell table:formula="of:=[.N13]=[.N39]" office:value-type="boolean" office:boolean-value="true" calcext:value-type="boolean">
            <text:p>真</text:p>
          </table:table-cell>
          <table:table-cell table:formula="of:=[.O13]=[.O39]" office:value-type="boolean" office:boolean-value="true" calcext:value-type="boolean">
            <text:p>真</text:p>
          </table:table-cell>
          <table:table-cell table:formula="of:=[.P13]=[.P39]" office:value-type="boolean" office:boolean-value="true" calcext:value-type="boolean">
            <text:p>真</text:p>
          </table:table-cell>
          <table:table-cell table:formula="of:=[.Q13]=[.Q39]" office:value-type="boolean" office:boolean-value="true" calcext:value-type="boolean">
            <text:p>真</text:p>
          </table:table-cell>
          <table:table-cell table:formula="of:=[.R13]=[.R39]" office:value-type="boolean" office:boolean-value="true" calcext:value-type="boolean">
            <text:p>真</text:p>
          </table:table-cell>
          <table:table-cell table:formula="of:=[.S13]=[.S39]" office:value-type="boolean" office:boolean-value="true" calcext:value-type="boolean">
            <text:p>真</text:p>
          </table:table-cell>
          <table:table-cell table:formula="of:=[.T13]=[.T39]" office:value-type="boolean" office:boolean-value="true" calcext:value-type="boolean">
            <text:p>真</text:p>
          </table:table-cell>
          <table:table-cell table:formula="of:=[.U13]=[.U39]" office:value-type="boolean" office:boolean-value="true" calcext:value-type="boolean">
            <text:p>真</text:p>
          </table:table-cell>
          <table:table-cell table:formula="of:=[.V13]=[.V39]" office:value-type="boolean" office:boolean-value="true" calcext:value-type="boolean">
            <text:p>真</text:p>
          </table:table-cell>
          <table:table-cell table:formula="of:=[.W13]=[.W39]" office:value-type="boolean" office:boolean-value="true" calcext:value-type="boolean">
            <text:p>真</text:p>
          </table:table-cell>
          <table:table-cell table:formula="of:=[.X13]=[.X39]" office:value-type="boolean" office:boolean-value="true" calcext:value-type="boolean">
            <text:p>真</text:p>
          </table:table-cell>
          <table:table-cell table:formula="of:=[.Y13]=[.Y39]" office:value-type="boolean" office:boolean-value="true" calcext:value-type="boolean">
            <text:p>真</text:p>
          </table:table-cell>
          <table:table-cell table:formula="of:=[.Z13]=[.Z39]" office:value-type="boolean" office:boolean-value="true" calcext:value-type="boolean">
            <text:p>真</text:p>
          </table:table-cell>
          <table:table-cell table:formula="of:=[.AA13]=[.AA39]" office:value-type="boolean" office:boolean-value="false" calcext:value-type="boolean">
            <text:p>假</text:p>
          </table:table-cell>
          <table:table-cell table:formula="of:=[.AB13]=[.AB39]" office:value-type="boolean" office:boolean-value="true" calcext:value-type="boolean">
            <text:p>真</text:p>
          </table:table-cell>
          <table:table-cell table:formula="of:=[.AC13]=[.AC39]" office:value-type="boolean" office:boolean-value="true" calcext:value-type="boolean">
            <text:p>真</text:p>
          </table:table-cell>
          <table:table-cell table:formula="of:=[.AD13]=[.AD39]" office:value-type="boolean" office:boolean-value="true" calcext:value-type="boolean">
            <text:p>真</text:p>
          </table:table-cell>
          <table:table-cell table:formula="of:=[.AE13]=[.AE39]" office:value-type="boolean" office:boolean-value="true" calcext:value-type="boolean">
            <text:p>真</text:p>
          </table:table-cell>
          <table:table-cell table:formula="of:=[.AF13]=[.AF39]" office:value-type="boolean" office:boolean-value="true" calcext:value-type="boolean">
            <text:p>真</text:p>
          </table:table-cell>
          <table:table-cell table:formula="of:=[.AG13]=[.AG39]" office:value-type="boolean" office:boolean-value="true" calcext:value-type="boolean">
            <text:p>真</text:p>
          </table:table-cell>
          <table:table-cell table:formula="of:=[.AH13]=[.AH39]" office:value-type="boolean" office:boolean-value="true" calcext:value-type="boolean">
            <text:p>真</text:p>
          </table:table-cell>
          <table:table-cell table:formula="of:=[.AI13]=[.AI39]" office:value-type="boolean" office:boolean-value="true" calcext:value-type="boolean">
            <text:p>真</text:p>
          </table:table-cell>
          <table:table-cell table:formula="of:=[.AJ13]=[.AJ39]" office:value-type="boolean" office:boolean-value="true" calcext:value-type="boolean">
            <text:p>真</text:p>
          </table:table-cell>
          <table:table-cell table:formula="of:=[.AK13]=[.AK39]" office:value-type="boolean" office:boolean-value="true" calcext:value-type="boolean">
            <text:p>真</text:p>
          </table:table-cell>
          <table:table-cell table:formula="of:=[.AL13]=[.AL39]" office:value-type="boolean" office:boolean-value="true" calcext:value-type="boolean">
            <text:p>真</text:p>
          </table:table-cell>
          <table:table-cell table:formula="of:=[.AM13]=[.AM39]" office:value-type="boolean" office:boolean-value="true" calcext:value-type="boolean">
            <text:p>真</text:p>
          </table:table-cell>
          <table:table-cell table:formula="of:=[.AN13]=[.AN39]" office:value-type="boolean" office:boolean-value="true" calcext:value-type="boolean">
            <text:p>真</text:p>
          </table:table-cell>
          <table:table-cell table:formula="of:=[.AO13]=[.AO39]" office:value-type="boolean" office:boolean-value="false" calcext:value-type="boolean">
            <text:p>假</text:p>
          </table:table-cell>
          <table:table-cell table:formula="of:=[.AP13]=[.AP39]" office:value-type="boolean" office:boolean-value="true" calcext:value-type="boolean">
            <text:p>真</text:p>
          </table:table-cell>
          <table:table-cell table:formula="of:=[.AQ13]=[.AQ39]" office:value-type="boolean" office:boolean-value="true" calcext:value-type="boolean">
            <text:p>真</text:p>
          </table:table-cell>
          <table:table-cell table:formula="of:=[.AR13]=[.AR39]" office:value-type="boolean" office:boolean-value="true" calcext:value-type="boolean">
            <text:p>真</text:p>
          </table:table-cell>
          <table:table-cell table:formula="of:=[.AS13]=[.AS39]" office:value-type="boolean" office:boolean-value="true" calcext:value-type="boolean">
            <text:p>真</text:p>
          </table:table-cell>
          <table:table-cell table:formula="of:=[.AT13]=[.AT39]" office:value-type="boolean" office:boolean-value="false" calcext:value-type="boolean">
            <text:p>假</text:p>
          </table:table-cell>
          <table:table-cell table:formula="of:=[.AU13]=[.AU39]" office:value-type="boolean" office:boolean-value="false" calcext:value-type="boolean">
            <text:p>假</text:p>
          </table:table-cell>
          <table:table-cell table:formula="of:=[.AV13]=[.AV39]" office:value-type="boolean" office:boolean-value="true" calcext:value-type="boolean">
            <text:p>真</text:p>
          </table:table-cell>
          <table:table-cell table:formula="of:=[.AW13]=[.AW39]" office:value-type="boolean" office:boolean-value="true" calcext:value-type="boolean">
            <text:p>真</text:p>
          </table:table-cell>
          <table:table-cell table:formula="of:=[.AX13]=[.AX39]" office:value-type="boolean" office:boolean-value="true" calcext:value-type="boolean">
            <text:p>真</text:p>
          </table:table-cell>
          <table:table-cell table:formula="of:=[.AY13]=[.AY39]" office:value-type="boolean" office:boolean-value="true" calcext:value-type="boolean">
            <text:p>真</text:p>
          </table:table-cell>
          <table:table-cell/>
        </table:table-row>
        <table:table-row table:style-name="ro1">
          <table:table-cell table:number-columns-repeated="51"/>
          <table:table-cell table:formula="of:=SUM([.B67:.AY78])/(50*12)" office:value-type="float" office:value="0.921666666666667" calcext:value-type="float">
            <text:p>0.921666666666667</text:p>
          </table:table-cell>
        </table:table-row>
        <table:table-row table:style-name="ro1" table:number-rows-repeated="9">
          <table:table-cell table:number-columns-repeated="52"/>
        </table:table-row>
        <table:table-row table:style-name="ro1">
          <table:table-cell table:number-columns-repeated="52"/>
        </table:table-row>
      </table:table>
      <table:table table:name="工作表2" table:style-name="ta1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TC" style:font-family-asian="'Noto Sans CJK TC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6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6T20:03:04.352775937</dc:date>
    <meta:editing-duration>PT6H55M12S</meta:editing-duration>
    <meta:editing-cycles>3</meta:editing-cycles>
    <meta:generator>LibreOffice/6.0.7.3$Linux_X86_64 LibreOffice_project/00m0$Build-3</meta:generator>
    <meta:document-statistic meta:table-count="2" meta:cell-count="3609" meta:object-count="0"/>
  </office:meta>
</office:document-meta>
</file>